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8.964cm"/>
    </style:style>
    <style:style style:name="co2" style:family="table-column">
      <style:table-column-properties fo:break-before="auto" style:column-width="12.25cm"/>
    </style:style>
    <style:style style:name="co3" style:family="table-column">
      <style:table-column-properties fo:break-before="auto" style:column-width="2.475cm"/>
    </style:style>
    <style:style style:name="co4" style:family="table-column">
      <style:table-column-properties fo:break-before="auto" style:column-width="7.251cm"/>
    </style:style>
    <style:style style:name="co5" style:family="table-column">
      <style:table-column-properties fo:break-before="auto" style:column-width="26.289cm"/>
    </style:style>
    <style:style style:name="co6" style:family="table-column">
      <style:table-column-properties fo:break-before="auto" style:column-width="60.367cm"/>
    </style:style>
    <style:style style:name="co7" style:family="table-column">
      <style:table-column-properties fo:break-before="auto" style:column-width="53.017cm"/>
    </style:style>
    <style:style style:name="co8" style:family="table-column">
      <style:table-column-properties fo:break-before="auto" style:column-width="3.307cm"/>
    </style:style>
    <style:style style:name="co9" style:family="table-column">
      <style:table-column-properties fo:break-before="auto" style:column-width="3.26cm"/>
    </style:style>
    <style:style style:name="co10" style:family="table-column">
      <style:table-column-properties fo:break-before="auto" style:column-width="2.258cm"/>
    </style:style>
    <style:style style:name="ro1" style:family="table-row">
      <style:table-row-properties style:row-height="0.487cm" fo:break-before="auto" style:use-optimal-row-height="true"/>
    </style:style>
    <style:style style:name="ro2" style:family="table-row">
      <style:table-row-properties style:row-height="2.29cm" fo:break-before="auto" style:use-optimal-row-height="true"/>
    </style:style>
    <style:style style:name="ro3" style:family="table-row">
      <style:table-row-properties style:row-height="21.982cm" fo:break-before="auto" style:use-optimal-row-height="true"/>
    </style:style>
    <style:style style:name="ro4" style:family="table-row">
      <style:table-row-properties style:row-height="31.406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2.738cm" fo:break-before="auto" style:use-optimal-row-height="true"/>
    </style:style>
    <style:style style:name="ro7" style:family="table-row">
      <style:table-row-properties style:row-height="20.191cm" fo:break-before="auto" style:use-optimal-row-height="true"/>
    </style:style>
    <style:style style:name="ro8" style:family="table-row">
      <style:table-row-properties style:row-height="4.974cm" fo:break-before="auto" style:use-optimal-row-height="true"/>
    </style:style>
    <style:style style:name="ro9" style:family="table-row">
      <style:table-row-properties style:row-height="56.469cm" fo:break-before="auto" style:use-optimal-row-height="true"/>
    </style:style>
    <style:style style:name="ro10" style:family="table-row">
      <style:table-row-properties style:row-height="14.82cm" fo:break-before="auto" style:use-optimal-row-height="true"/>
    </style:style>
    <style:style style:name="ro11" style:family="table-row">
      <style:table-row-properties style:row-height="11.241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5.422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3.184cm" fo:break-before="auto" style:use-optimal-row-height="true"/>
    </style:style>
    <style:style style:name="ro16"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ff99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3"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3"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3" table:number-columns-repeated="1013" table:default-cell-style-name="Default"/>
        <table:table-row table:style-name="ro1">
          <table:table-cell table:style-name="ce1" office:value-type="string" calcext:value-type="string">
            <text:p>paper</text:p>
          </table:table-cell>
          <table:table-cell table:style-name="ce1" office:value-type="string" calcext:value-type="string">
            <text:p>link</text:p>
          </table:table-cell>
          <table:table-cell table:style-name="ce1" office:value-type="string" calcext:value-type="string">
            <text:p>comment</text:p>
          </table:table-cell>
          <table:table-cell table:style-name="ce1" office:value-type="string" calcext:value-type="string">
            <text:p>BHT-dev paper </text:p>
          </table:table-cell>
          <table:table-cell table:style-name="ce1" office:value-type="string" calcext:value-type="string">
            <text:p>BHT-dev intervals</text:p>
          </table:table-cell>
          <table:table-cell table:style-name="ce1" office:value-type="string" calcext:value-type="string">
            <text:p>Claude Haiku</text:p>
          </table:table-cell>
          <table:table-cell table:style-name="ce1"/>
          <table:table-cell/>
          <table:table-cell table:style-name="ce1" office:value-type="string" calcext:value-type="string">
            <text:p>Claude Sonnet</text:p>
          </table:table-cell>
          <table:table-cell table:style-name="ce2" office:value-type="string" calcext:value-type="string">
            <text:p>Temps d'exe Haiku</text:p>
          </table:table-cell>
          <table:table-cell table:style-name="ce2" office:value-type="string" calcext:value-type="string">
            <text:p>Temps d'exe Sonnet</text:p>
          </table:table-cell>
          <table:table-cell table:number-columns-repeated="1013"/>
        </table:table-row>
        <table:table-row table:style-name="ro2">
          <table:table-cell table:style-name="ce2" office:value-type="string" calcext:value-type="string">
            <text:p>Moving structures in ultraviolet bright points: Observations from Solar Orbiter/EUI</text:p>
          </table:table-cell>
          <table:table-cell table:style-name="ce3" office:value-type="string" calcext:value-type="string">
            <text:p><text:a xlink:href="https://www.aanda.org/articles/aa/pdf/2022/06/aa42884-21.pdf" xlink:type="simple">https://www.aanda.org/articles/aa/pdf/2022/06/aa42884-21.pdf</text:a></text:p>
          </table:table-cell>
          <table:table-cell/>
          <table:table-cell table:style-name="ce3" office:value-type="string" calcext:value-type="string">
            <text:p><text:a xlink:href="http://bht-dev.co-libri.org/paper/show/20" xlink:type="simple">http://bht-dev.co-libri.org/paper/show/20</text:a></text:p>
          </table:table-cell>
          <table:table-cell table:style-name="ce2" office:value-type="string" calcext:value-type="string">
            <text:p><text:span text:style-name="T1">2020-11-19T00:00:00.000 2020-11-19T23:59:59.999</text:span><text:span text:style-name="T2"> https://doi.org/10.1051/0004-6361/202142884 "SolarOrbiter" "" "Heliosphere.Inner" 3780 1 1 1 16 1.0</text:span></text:p>
          </table:table-cell>
          <table:table-cell table:style-name="ce5" office:value-type="string" calcext:value-type="string">
            <text:p>2020-11-19T13:10:00.000Z 2020-11-19T13:12:45.000Z https://doi.org/10.1051/0004-6361/202142884 "Solar Orbiter" "HRI EUV, HRI Ly α" "Diverging motions of bidirectional moving structures in a UV bright point (BP1) in the quiet Sun region." "noregion" Nan Nan Nan Nan Nan Nan</text:p>
            <text:p>2020-11-19T12:13:15.000Z 2020-11-19T12:16:45.000Z https://doi.org/10.1051/0004-6361/202142884 "Solar Orbiter" "HRI EUV, HRI Ly α" "Converging motions between a pair of moving structures in a UV bright point (BP2) in the quiet Sun region." "noregion" Nan Nan Nan Nan Nan Nan</text:p>
            <text:p>2020-11-19T14:01:00.000Z 2020-11-19T14:09:00.000Z https://doi.org/10.1051/0004-6361/202142884 "Solar Orbiter" "HRI EUV, HRI Ly α" "Bidirectional moving structures in a primary UV bright point (BP3) and converging motion between the primary UV bright point and its sympathetic bright point in the active region." "noregion" Nan Nan Nan Nan Nan Nan</text:p>
            <text:p>2020-11-19T12:00:00.000Z 2020-11-19T12:39:00.000Z https://doi.org/10.1051/0004-6361/202142884 "Solar Orbiter" "HRI EUV, HRI Ly α" "Observations of UV bright points in the quiet Sun and active region." "noregion" Nan Nan Nan Nan Nan Nan</text:p>
            <text:p>2020-11-19T13:00:00.000Z 2020-11-19T13:39:00.000Z https://doi.org/10.1051/0004-6361/202142884 "Solar Orbiter" "HRI EUV, HRI Ly α" "Observations of UV bright points in the quiet Sun and active region." "noregion" Nan Nan Nan Nan Nan Nan</text:p>
          </table:table-cell>
          <table:table-cell table:style-name="ce2"/>
          <table:table-cell/>
          <table:table-cell table:style-name="ce2" office:value-type="string" calcext:value-type="string">
            <text:p>2020-11-19T12:00:00Z 2020-11-19T12:39:00Z https://doi.org/10.1051/0004-6361/202142884 "Solar Orbiter" "EUI HRI EUV, EUI HRI Ly α" "Observations of UV bright points (UBPs) in the quiet Sun and active regions." "noregion" Nan Nan Nan Nan Nan Nan</text:p>
            <text:p>2020-11-19T13:00:00Z 2020-11-19T13:39:00Z https://doi.org/10.1051/0004-6361/202142884 "Solar Orbiter" "EUI HRI EUV, EUI HRI Ly α" "Observations of UV bright points (UBPs) in the quiet Sun and active regions, including bidirectional moving structures." "noregion" Nan Nan Nan Nan Nan Nan</text:p>
            <text:p>2020-11-19T14:00:00Z 2020-11-19T14:39:00Z https://doi.org/10.1051/0004-6361/202142884 "Solar Orbiter" "EUI HRI EUV, EUI HRI Ly α" "Observations of UV bright points (UBPs) in the quiet Sun and active regions, including a sympathetic bright point induced by a primary UBP." "noregion" Nan Nan Nan Nan Nan Nan</text:p>
            <text:p/>
          </table:table-cell>
          <table:table-cell table:style-name="ce2" office:value-type="string" calcext:value-type="string">
            <text:p>5 sec</text:p>
          </table:table-cell>
          <table:table-cell table:style-name="ce2" office:value-type="string" calcext:value-type="string">
            <text:p>9 sec</text:p>
          </table:table-cell>
          <table:table-cell table:number-columns-repeated="1013"/>
        </table:table-row>
        <table:table-row table:style-name="ro3">
          <table:table-cell table:style-name="ce2" office:value-type="string" calcext:value-type="string">
            <text:p>Flux rope and dynamics of the heliospheric current sheet</text:p>
          </table:table-cell>
          <table:table-cell table:style-name="ce3" office:value-type="string" calcext:value-type="string">
            <text:p><text:a xlink:href="https://www.aanda.org/articles/aa/pdf/2022/03/aa42381-21.pdf" xlink:type="simple">https://www.aanda.org/articles/aa/pdf/2022/03/aa42381-21.pdf</text:a></text:p>
          </table:table-cell>
          <table:table-cell/>
          <table:table-cell table:style-name="ce3" office:value-type="string" calcext:value-type="string">
            <text:p><text:a xlink:href="http://bht-dev.co-libri.org/paper/show/24" xlink:type="simple">http://bht-dev.co-libri.org/paper/show/24</text:a></text:p>
          </table:table-cell>
          <table:table-cell table:style-name="ce2" office:value-type="string" calcext:value-type="string">
            <text:p><text:span text:style-name="T3">2018-11-06T00:00:00.000 2018-11-06T23:59:59.999 https://doi.org/10.1051/0004-6361/202142381 "SolarOrbiter" "" "Heliosphere.Inner" 831 1 21 49 38 0.0368645195634815 </text:span></text:p>
            <text:p><text:span text:style-name="T3">2018-11-06T00:00:00.000 2018-11-06T23:59:59.999 https://doi.org/10.1051/0004-6361/202142381 "PSP" "SPC,MAG,FIELDS" "Sun" 791 1 26 49 38 0.02834196679019676 </text:span></text:p>
            <text:p><text:span text:style-name="T3">2018-11-06T00:00:00.000 2018-11-06T23:59:59.999 https://doi.org/10.1051/0004-6361/202142381 "NSO" "" "Sun" 393 1 1 49 38 0.36611658237955813 </text:span></text:p>
            <text:p><text:span text:style-name="T3">2018-11-06T00:00:00.000 2018-11-06T23:59:59.999 https://doi.org/10.1051/0004-6361/202142381 "PSP" "SPC,MAG,FIELDS" "Sun" 939 1 26 49 38 0.033644888515796154 </text:span></text:p>
            <text:p><text:span text:style-name="T3">2018-11-06T00:00:00.000 2018-11-06T23:59:59.999 https://doi.org/10.1051/0004-6361/202142381 "PSP" "SPC,MAG,FIELDS" "Sun" 5057 1 26 49 38 0.1811951024753793 </text:span></text:p>
            <text:p><text:span text:style-name="T3">2018-11-06T00:00:00.000 2018-11-06T23:59:59.999 https://doi.org/10.1051/0004-6361/202142381 "SolarOrbiter" "" "Heliosphere.Inner" 5065 1 21 49 38 0.2246916866294029 </text:span></text:p>
            <text:p><text:span text:style-name="T3">2018-11-06T00:00:00.000 2018-11-06T23:59:59.999 https://doi.org/10.1051/0004-6361/202142381 "PSP" "SPC,MAG,FIELDS" "Sun" 5630 1 26 49 38 0.20172600888597694 </text:span></text:p>
            <text:p><text:span text:style-name="T3">2018-11-06T00:00:00.000 2018-11-06T23:59:59.999 https://doi.org/10.1051/0004-6361/202142381 "PSP" "SPC,MAG,FIELDS" "Sun" 7869 1 26 49 38 0.2819506152617678 </text:span></text:p>
            <text:p><text:span text:style-name="T3">2020-02-10T00:00:00.000 2020-02-10T23:59:59.999 https://doi.org/10.1051/0004-6361/202142381 "SolarOrbiter" "" "Heliosphere.Inner" 18 1 21 49 38 0.0007985094490284802 </text:span></text:p>
            <text:p><text:span text:style-name="T3">2020-02-10T00:00:00.000 2020-02-10T23:59:59.999 https://doi.org/10.1051/0004-6361/202142381 "PSP" "" "Sun" 154 1 26 49 38 0.005517905038799369 </text:span></text:p>
            <text:p><text:span text:style-name="T3">2020-02-10T00:00:00.000 2020-02-10T23:59:59.999 https://doi.org/10.1051/0004-6361/202142381 "BepiColombo" "MAG" "Heliosphere.Inner" 210 1 1 49 38 0.19563481501197763 </text:span></text:p>
            <text:p><text:span text:style-name="T3">2020-02-10T00:00:00.000 2020-02-10T23:59:59.999 https://doi.org/10.1051/0004-6361/202142381 "SolarOrbiter" "" "Heliosphere.Inner" 306 1 21 49 38 0.013574660633484163 </text:span></text:p>
            <text:p><text:span text:style-name="T3">2020-02-10T00:00:00.000 2020-02-10T23:59:59.999 https://doi.org/10.1051/0004-6361/202142381 "PSP" "SPC,MAG,FIELDS" "Sun" 1607 1 26 49 38 0.05757969738539342 </text:span></text:p>
            <text:p><text:span text:style-name="T3">2020-02-10T00:00:00.000 2020-02-10T23:59:59.999 https://doi.org/10.1051/0004-6361/202142381 "PSP" "SPC,MAG,FIELDS" "Sun" 2562 1 26 49 38 0.0917978747363895 </text:span></text:p>
            <text:p><text:span text:style-name="T1">2020-05-27T00:00:00.000 2020-06-30T23:59:59.000 https://doi.org/10.1051/0004-6361/202142381 "SolarOrbiter" "" "Heliosphere.Inner" 7875 1 21 49 38 0.3493478839499601 </text:span></text:p>
            <text:p><text:span text:style-name="T1">2020-05-27T00:00:00.000 2020-06-06T23:59:59.000 https://doi.org/10.1051/0004-6361/202142381 "PSP" "SPC,MAG,FIELDS" "Sun" 7494 1 26 49 38 0.26851415818676927 </text:span></text:p>
            <text:p><text:span text:style-name="T1">2020-05-30T00:00:00.000 2020-06-01T23:59:59.000 https://doi.org/10.1051/0004-6361/202142381 "SolarOrbiter" "" "Heliosphere.Inner" 475 1 21 49 38 0.02107177712714045 </text:span></text:p>
            <text:p><text:span text:style-name="T1">2020-05-30T00:00:00.000 2020-06-01T23:59:59.000 https://doi.org/10.1051/0004-6361/202142381 "SolarOrbiter" "" "Heliosphere.Inner" 555 1 21 49 38 0.024620708011711474 </text:span></text:p>
            <text:p><text:span text:style-name="T1">2020-05-30T00:00:00.000 2020-06-01T23:59:59.000 https://doi.org/10.1051/0004-6361/202142381 "PSP" "SPC,MAG,FIELDS" "Sun" 711 1 26 49 38 0.025475522614197086 </text:span></text:p>
            <text:p><text:span text:style-name="T1">2020-05-30T00:00:00.000 2020-06-01T23:59:59.000 https://doi.org/10.1051/0004-6361/202142381 "SolarOrbiter" "" "Heliosphere.Inner" 749 1 21 49 38 0.0332268654067962 </text:span></text:p>
            <text:p><text:span text:style-name="T1">2020-06-06T00:00:00.000 2020-06-28T23:59:59.000 https://doi.org/10.1051/0004-6361/202142381 "PSP" "SPC,MAG,FIELDS" "Sun" 8427 1 26 49 38 0.30194406338936547 </text:span></text:p>
            <text:p><text:span text:style-name="T3">2020-06-06T12:00:00.000 2020-06-06T12:00:59.999 https://doi.org/10.1051/0004-6361/202142381 "PSP" "SPC,MAG,FIELDS" "Sun" 5792 1 26 49 38 0.20753055834237627 </text:span></text:p>
            <text:p><text:span text:style-name="T3">2020-06-06T12:00:00.000 2020-06-06T12:00:59.999 https://doi.org/10.1051/0004-6361/202142381 "PSP" "SPC,MAG,FIELDS" "Sun" 8275 1 26 49 38 0.2964978194549661 </text:span></text:p>
            <text:p><text:span text:style-name="T3">2020-06-06T12:00:00.000 2020-06-06T12:00:59.999 https://doi.org/10.1051/0004-6361/202142381 "PSP" "" "Sun" 21994 1 26 49 38 0.7880571650867099 </text:span></text:p>
            <text:p><text:span text:style-name="T3">2020-06-06T12:00:00.000 2020-06-06T12:00:59.999 https://doi.org/10.1051/0004-6361/202142381 "SolarOrbiter" "" "Heliosphere.Inner" 22074 1 21 49 38 0.9792387543252595 </text:span></text:p>
            <text:p><text:span text:style-name="T3">2020-06-15T00:00:00.000 2020-06-15T12:00:59.999 https://doi.org/10.1051/0004-6361/202142381 "SolarOrbiter" "" "Heliosphere.Inner" 7294 1 21 49 38 0.32357377340076304 </text:span></text:p>
            <text:p><text:span text:style-name="T3">2020-06-15T00:00:00.000 2020-06-15T12:00:59.999 https://doi.org/10.1051/0004-6361/202142381 "SolarOrbiter" "" "Heliosphere.Inner" 7478 1 21 49 38 0.3317363144352764 </text:span></text:p>
            <text:p><text:span text:style-name="T1">2020-06-19T00:00:00.000 2020-06-19T23:59:59.999 https://doi.org/10.1051/0004-6361/202142381 "SolarOrbiter" "" "Heliosphere.Inner" 8267 1 21 49 38 0.3667376452843581 </text:span></text:p>
            <text:p><text:span text:style-name="T3">2020-06-29T00:00:00.000 2020-06-29T23:59:59.999 https://doi.org/10.1051/0004-6361/202142381 "PSP" "SPC,MAG,FIELDS" "Sun" 1525 1 26 49 38 0.05464159210499375 </text:span></text:p>
            <text:p><text:span text:style-name="T3">2020-06-29T00:00:00.000 2020-06-29T23:59:59.999 https://doi.org/10.1051/0004-6361/202142381 "SolarOrbiter" "" "Heliosphere.Inner" 1517 1 21 49 38 0.06729660189867803 </text:span></text:p>
            <text:p><text:span text:style-name="T3">2020-06-29T00:00:00.000 2020-06-29T23:59:59.999 https://doi.org/10.1051/0004-6361/202142381 "PSP" "SPC,MAG,FIELDS" "Sun" 1177 1 26 49 38 0.04217255993939518 </text:span></text:p>
            <text:p><text:span text:style-name="T3">2020-06-29T00:00:00.000 2020-06-29T23:59:59.999 https://doi.org/10.1051/0004-6361/202142381 "SolarOrbiter" "" "Heliosphere.Inner" 1169 1 21 49 38 0.05185875255079408 </text:span></text:p>
            <text:p><text:span text:style-name="T3">2020-06-29T00:00:00.000 2020-06-29T23:59:59.999 https://doi.org/10.1051/0004-6361/202142381 "SolarOrbiter" "" "Heliosphere.Inner" 1073 1 21 49 38 0.04760003548930885 </text:span></text:p>
            <text:p><text:span text:style-name="T3">2020-06-29T00:00:00.000 2020-06-29T23:59:59.999 https://doi.org/10.1051/0004-6361/202142381 "PSP" "SPC,MAG,FIELDS" "Sun" 1055 1 26 49 38 0.03780123257099568 </text:span></text:p>
            <text:p><text:span text:style-name="T3">2020-06-29T00:00:00.000 2020-06-29T23:59:59.999 https://doi.org/10.1051/0004-6361/202142381 "PSP" "SPC,MAG,FIELDS" "Sun" 297 1 26 49 38 0.010641674003398783 </text:span></text:p>
            <text:p><text:span text:style-name="T3">2020-06-29T00:00:00.000 2020-06-29T23:59:59.999 https://doi.org/10.1051/0004-6361/202142381 "SolarOrbiter" "" "Heliosphere.Inner" 182 1 21 49 38 0.008073817762399078 </text:span></text:p>
            <text:p><text:span text:style-name="T3">2020-06-29T00:00:00.000 2020-06-29T23:59:59.999 https://doi.org/10.1051/0004-6361/202142381 "PSP" "SPC,MAG,FIELDS" "Sun" 419 1 26 49 38 0.015013001371798283 </text:span></text:p>
            <text:p><text:span text:style-name="T3">2020-06-29T00:00:00.000 2020-06-29T23:59:59.999 https://doi.org/10.1051/0004-6361/202142381 "SolarOrbiter" "" "Heliosphere.Inner" 443 1 21 49 38 0.019652204773312042 </text:span></text:p>
            <text:p><text:span text:style-name="T3">2024-02-15T00:00:00.000 2024-02-15T23:59:59.999 https://doi.org/10.1051/0004-6361/202142381 "PSP" "SPC,MAG,FIELDS" "Sun" 443 1 26 49 38 0.015872934624598184 </text:span></text:p>
            <text:p><text:span text:style-name="T3">2024-05-27T00:00:00.000 2024-05-27T23:59:59.999 https://doi.org/10.1051/0004-6361/202142381 "PSP" "SPC,MAG,FIELDS" "Sun" 21895 1 26 49 38 0.7845099404189103 </text:span></text:p>
            <text:p><text:span text:style-name="T3">2024-06-01T00:00:00.000 2024-06-01T23:59:59.999 https://doi.org/10.1051/0004-6361/202142381 "SolarOrbiter" "" "Heliosphere.Inner" 22542 1 21 49 38 1.0 </text:span></text:p>
            <text:p><text:span text:style-name="T3">2024-06-03T00:00:00.000 2024-06-03T23:59:59.999 https://doi.org/10.1051/0004-6361/202142381 "PSP" "SPC,MAG,FIELDS" "Sun" 8350 1 26 49 38 0.2991851108699658 </text:span></text:p>
            <text:p><text:span text:style-name="T3">2024-06-06T00:00:00.000 2024-06-06T23:59:59.999 https://doi.org/10.1051/0004-6361/202142381 "SolarOrbiter" "" "Heliosphere.Inner" 7940 1 21 49 38 0.35223139029367406 </text:span></text:p>
            <text:p><text:span text:style-name="T3">2024-06-07T00:00:00.000 2024-06-07T23:59:59.999 https://doi.org/10.1051/0004-6361/202142381 "PSP" "" "Sun" 22621 1 26 49 38 0.8105229213161073 </text:span></text:p>
            <text:p><text:span text:style-name="T3">2024-06-14T00:00:00.000 2024-06-14T23:59:59.999 https://doi.org/10.1051/0004-6361/202142381 "SolarOrbiter" "" "Heliosphere.Inner" 21692 1 21 49 38 0.962292609351433 </text:span></text:p>
            <text:p><text:span text:style-name="T3">2024-06-14T00:00:00.000 2024-06-14T23:59:59.999 https://doi.org/10.1051/0004-6361/202142381 "SolarOrbiter" "" "Heliosphere.Inner" 21924 1 21 49 38 0.9725845089166888 </text:span></text:p>
            <text:p><text:span text:style-name="T3">2024-06-17T00:00:00.000 2024-06-17T23:59:59.999 https://doi.org/10.1051/0004-6361/202142381 "PSP" "SPC,MAG,FIELDS" "Sun" 22048 1 26 49 38 0.7899920149055097 </text:span></text:p>
            <text:p><text:span text:style-name="T3">2024-06-18T00:00:00.000 2024-06-18T23:59:59.999 https://doi.org/10.1051/0004-6361/202142381 "PSP" "SPC,MAG,FIELDS" "Sun" 22018 1 26 49 38 0.7889170983395098 </text:span></text:p>
            <text:p><text:span text:style-name="T3">2024-06-27T00:00:00.000 2024-06-27T23:59:59.999 https://doi.org/10.1051/0004-6361/202142381 "PSP" "SPC,MAG,FIELDS" "Sun" 22078 1 26 49 38 0.7910669314715095</text:span></text:p>
          </table:table-cell>
          <table:table-cell table:style-name="ce3" office:value-type="string" calcext:value-type="string">
            <text:p><text:a xlink:href="https://doi.org/10.1051/0004-6361/202142381" xlink:type="simple">2020-05-30T00:00:00.000Z 2020-05-31T00:00:00.000Z https://doi.org/10.1051/0004-6361/202142381 "Solar Orbiter" "MAG" "Flux rope events observed in Solar Orbiter's magnetic field and plasma data near the heliospheric current sheet." "noregion" Nan Nan Nan Nan Nan Nan
2020-06-19T18:00:00.000Z 2020-06-20T01:00:00.000Z https://doi.org/10.1051/0004-6361/202142381 "Parker Solar Probe" "FIELDS, SWEAP/SPC, SWEAP/SPAN-i, SWEAP/SPAN-e" "Two flux rope events measured by Parker Solar Probe near the heliospheric current sheet, characterized by changes in magnetic field, plasma density, and electron pitch-angle distribution." "noregion" Nan Nan Nan Nan Nan Nan
2020-05-27T00:00:00.000Z 2020-06-06T00:00:00.000Z https://doi.org/10.1051/0004-6361/202142381 "Parker Solar Probe, Solar Orbiter" "FIELDS, MAG, SWEAP/SPC" "Comparison of in-situ measurements from Parker Solar Probe and Solar Orbiter with MHD simulations, showing good agreement in the large-scale structure of the solar wind." "noregion" Nan Nan Nan Nan Nan Nan
2020-06-06T00:00:00.000Z 2020-06-30T00:00:00.000Z https://doi.org/10.1051/0004-6361/202142381 "Parker Solar Probe, Solar Orbiter" "FIELDS, MAG, SWEAP/SPC" "Comparison of in-situ measurements from Parker Solar Probe and Solar Orbiter with MHD simulations, showing good agreement in the large-scale structure of the solar wind." "noregion" Nan Nan Nan Nan Nan Nan
2020-05-27T00:00:00.000Z 2020-06-30T00:00:00.000Z https://doi.org/10.1051/0004-6361/202142381 "Parker Solar Probe" "FIELDS, SWEAP/SPC, SWEAP/SPAN-i, SWEAP/SPAN-e" "Detailed analysis of Parker Solar Probe data, identifying multiple crossings of the heliospheric current sheet and the presence of flux rope structures, which are reproduced in the MHD simulations." "noregion" Nan Nan Nan Nan Nan Nan</text:a></text:p>
          </table:table-cell>
          <table:table-cell table:number-columns-repeated="2"/>
          <table:table-cell table:style-name="ce2" office:value-type="string" calcext:value-type="string">
            <text:p>2020-05-27T00:00:00.000Z 2020-06-06T00:00:00.000Z https://doi.org/10.1051/0004-6361/202142381 "Solar Orbiter, Parker Solar Probe" "FIELDS, MAG, SWEAP/SPC, SWEAP/SPAN-i, SWEAP/SPAN-e" "This interval corresponds to the first period where the ADAPT map of June 1 at 00:00 UTC best fits the polarity of both spacecraft." "noregion" Nan Nan Nan Nan Nan Nan</text:p>
            <text:p>2020-06-06T00:00:00.000Z 2020-06-30T00:00:00.000Z https://doi.org/10.1051/0004-6361/202142381 "Solar Orbiter, Parker Solar Probe" "FIELDS, MAG, SWEAP/SPC, SWEAP/SPAN-i, SWEAP/SPAN-e" "This interval corresponds to the second period where the ADAPT map of June 14 at 12:00 UTC best fits the polarity of both spacecraft." "noregion" Nan Nan Nan Nan Nan Nan</text:p>
            <text:p/>
          </table:table-cell>
          <table:table-cell table:style-name="ce2" office:value-type="string" calcext:value-type="string">
            <text:p>6 sec</text:p>
          </table:table-cell>
          <table:table-cell table:style-name="ce2" office:value-type="string" calcext:value-type="string">
            <text:p>13 sec</text:p>
          </table:table-cell>
          <table:table-cell table:number-columns-repeated="1013"/>
        </table:table-row>
        <table:table-row table:style-name="ro4">
          <table:table-cell table:style-name="ce2" office:value-type="string" calcext:value-type="string">
            <text:p>Solar Orbiter observations of an ion-scale flux rope confined to a bifurcated solar wind current sheet</text:p>
          </table:table-cell>
          <table:table-cell table:style-name="ce3" office:value-type="string" calcext:value-type="string">
            <text:p><text:a xlink:href="https://doi.org/10.1051/0004-6361/202140949" xlink:type="simple">https://doi.org/10.1051/0004-6361/202140949</text:a></text:p>
          </table:table-cell>
          <table:table-cell/>
          <table:table-cell table:style-name="ce3" office:value-type="string" calcext:value-type="string">
            <text:p><text:a xlink:href="http://bht-dev.co-libri.org/paper/show/13" xlink:type="simple">http://bht-dev.co-libri.org/paper/show/13</text:a></text:p>
          </table:table-cell>
          <table:table-cell table:style-name="ce2" office:value-type="string" calcext:value-type="string">
            <text:p>2020-02-10T04:03:00.000 2020-02-10T04:03:59.999 https://doi.org/10.1051/0004-6361/202140949 "SolarOrbiter" "" "Heliosphere.Inner" 38 1 33 70 21 0.00038797680307114273 </text:p>
            <text:p>2020-02-10T04:03:00.000 2020-02-10T04:03:59.999 https://doi.org/10.1051/0004-6361/202140949 "SolarOrbiter" "" "Heliosphere.Inner" 161 1 33 70 21 0.0016437964551172099 </text:p>
            <text:p>2020-02-10T04:03:00.000 2020-02-10T04:03:59.999 https://doi.org/10.1051/0004-6361/202140949 "SolarOrbiter" "" "Heliosphere.Inner" 321 1 33 70 21 0.0032773829943641263 </text:p>
            <text:p>2020-03-04T00:00:00.000 2020-03-04T23:59:59.999 https://doi.org/10.1051/0004-6361/202140949 "Wind" "3DP" "Earth.Magnetosphere" 383 1 36 70 21 0.003584531296795448 </text:p>
            <text:p>2020-03-04T00:00:00.000 2020-03-04T23:59:59.999 https://doi.org/10.1051/0004-6361/202140949 "SolarOrbiter" "" "Heliosphere.Inner" 338 1 33 70 21 0.0034509515641591116 </text:p>
            <text:p>2020-03-04T00:00:00.000 2020-03-04T23:59:59.999 https://doi.org/10.1051/0004-6361/202140949 "Wind" "3DP" "Earth.Magnetosphere" 269 1 36 70 21 0.002517595088349806 </text:p>
            <text:p>2020-03-04T00:00:00.000 2020-03-04T23:59:59.999 https://doi.org/10.1051/0004-6361/202140949 "SolarOrbiter" "" "Heliosphere.Inner" 108 1 33 70 21 0.0011026709139916686 </text:p>
            <text:p>2020-03-04T00:00:00.000 2020-03-04T23:59:59.999 https://doi.org/10.1051/0004-6361/202140949 "SolarOrbiter" "" "Heliosphere.Inner" 278 1 33 70 21 0.0028383566119415176 </text:p>
            <text:p>2020-03-04T00:00:00.000 2020-03-04T23:59:59.999 https://doi.org/10.1051/0004-6361/202140949 "SolarOrbiter" "" "Heliosphere.Inner" 481 1 33 70 21 0.004910969533611044 </text:p>
            <text:p>2020-03-04T04:56:08.495 2020-03-04T04:56:08.505 https://doi.org/10.1051/0004-6361/202140949 "Wind" "3DP" "Earth.Magnetosheath" 2424 1 36 70 21 0.022686433063791558 </text:p>
            <text:p>2020-03-04T04:56:22.495 2020-03-04T04:56:22.505 https://doi.org/10.1051/0004-6361/202140949 "Wind" "3DP" "Earth.Magnetosheath" 3228 1 36 70 21 0.030211141060197667 </text:p>
            <text:p>2020-03-04T04:56:35.495 2020-03-04T04:56:35.505 https://doi.org/10.1051/0004-6361/202140949 "Wind" "3DP" "Earth.Magnetosheath" 8255 1 36 70 21 0.0772592842168314 </text:p>
            <text:p>2020-03-04T04:56:40.495 2020-03-04T04:56:40.505 https://doi.org/10.1051/0004-6361/202140949 "Wind" "3DP" "Earth.Magnetosheath" 2634 1 36 70 21 0.024651841868823004 </text:p>
            <text:p>2020-03-04T04:56:45.035 2020-03-04T04:57:29.080 https://doi.org/10.1051/0004-6361/202140949 "SolarOrbiter" "" "Heliosphere.Inner" 9111 1 33 70 21 0.0930225434942416 </text:p>
            <text:p>2020-03-04T04:56:50.495 2020-03-04T04:56:50.505 https://doi.org/10.1051/0004-6361/202140949 "Wind" "3DP" "Earth.Magnetosheath" 2824 1 36 70 21 0.02643006888289907 </text:p>
            <text:p>2020-03-04T04:57:00.000 2020-03-04T04:57:59.999 https://doi.org/10.1051/0004-6361/202140949 "SolarOrbiter" "" "Heliosphere.Inner" 5220 1 33 70 21 0.05329576084293065 </text:p>
            <text:p>2020-03-04T04:57:00.000 2020-03-04T04:57:59.999 https://doi.org/10.1051/0004-6361/202140949 "Wind" "3DP" "Earth.Magnetosphere.Magnetotail" 6199 1 36 70 21 0.05801699610661876 </text:p>
            <text:p>2020-03-04T04:57:00.000 2020-03-04T04:57:59.999 https://doi.org/10.1051/0004-6361/202140949 "Wind" "3DP" "Earth.Magnetosphere.Magnetotail" 6247 1 36 70 21 0.05846623240491165 </text:p>
            <text:p>2020-03-04T04:57:00.000 2020-03-04T04:57:59.999 https://doi.org/10.1051/0004-6361/202140949 "Wind" "3DP" "Earth.Magnetosphere.Magnetotail" 5904 1 36 70 21 0.05525606469002696 </text:p>
            <text:p>2020-03-04T04:57:00.000 2020-03-04T04:57:59.999 https://doi.org/10.1051/0004-6361/202140949 "SolarOrbiter" "" "Heliosphere.Inner" 6078 1 33 70 21 0.06205586865964225 </text:p>
            <text:p>2020-03-04T04:57:00.000 2020-03-04T04:57:59.999 https://doi.org/10.1051/0004-6361/202140949 "Wind" "3DP" "Earth.Magnetosphere.Magnetotail" 6205 1 36 70 21 0.05807315064390537 </text:p>
            <text:p>2020-03-04T04:57:00.000 2020-03-04T04:57:59.999 https://doi.org/10.1051/0004-6361/202140949 "SolarOrbiter" "" "Heliosphere.Inner" 6214 1 33 70 21 0.06344441721800213 </text:p>
            <text:p>2020-03-04T04:57:00.000 2020-03-04T04:57:59.999 https://doi.org/10.1051/0004-6361/202140949 "SolarOrbiter" "" "Heliosphere.Inner" 7030 1 33 70 21 0.0717757085681614 </text:p>
            <text:p>2020-03-04T04:57:13.495 2020-03-04T04:57:13.505 https://doi.org/10.1051/0004-6361/202140949 "SolarOrbiter" "" "Heliosphere.Inner" 4602 1 33 70 21 0.04698603283508944 </text:p>
            <text:p>2020-03-04T04:57:18.195 2020-03-04T04:57:18.197 https://doi.org/10.1051/0004-6361/202140949 "Wind" "3DP" "Earth.Magnetosphere.Magnetotail" 4390 1 36 70 21 0.041086403114705 </text:p>
            <text:p>2020-03-04T04:57:18.195 2020-03-04T04:57:18.197 https://doi.org/10.1051/0004-6361/202140949 "Wind" "3DP" "Earth.Magnetosphere.Magnetotail" 4915 1 36 70 21 0.045999925127283625 </text:p>
            <text:p>2020-03-04T04:57:18.195 2020-03-04T04:57:18.197 https://doi.org/10.1051/0004-6361/202140949 "SolarOrbiter" "" "Heliosphere.Inner" 4924 1 33 70 21 0.05027362574532386 </text:p>
            <text:p>2020-03-04T04:57:18.195 2020-03-04T04:57:18.197 https://doi.org/10.1051/0004-6361/202140949 "SolarOrbiter" "" "Heliosphere.Inner" 6367 1 33 70 21 0.06500653434615698 </text:p>
            <text:p>2020-03-04T04:57:18.195 2020-03-04T04:57:18.197 https://doi.org/10.1051/0004-6361/202140949 "SolarOrbiter" "" "Heliosphere.Inner" 7167 1 33 70 21 0.07317446704239157 </text:p>
            <text:p>2020-03-04T04:57:18.195 2020-03-04T04:57:18.197 https://doi.org/10.1051/0004-6361/202140949 "Wind" "3DP" "Earth.Magnetosphere.Magnetotail" 7185 1 36 70 21 0.06724505840071879 </text:p>
            <text:p>2020-03-04T04:57:18.195 2020-03-04T04:57:18.197 https://doi.org/10.1051/0004-6361/202140949 "Wind" "3DP" "Earth.Magnetosphere.Magnetotail" 7231 1 36 70 21 0.06767557651991615 </text:p>
            <text:p>2020-03-04T04:57:18.195 2020-03-04T04:57:18.197 https://doi.org/10.1051/0004-6361/202140949 "SolarOrbiter" "" "Heliosphere.Inner" 8339 1 33 70 21 0.08514048844237523 </text:p>
            <text:p>2020-03-04T04:57:23.495 2020-03-04T04:57:23.505 https://doi.org/10.1051/0004-6361/202140949 "Wind" "3DP" "Earth.Magnetosheath" 4633 1 36 70 21 0.04336066187481282 </text:p>
            <text:p>2020-03-04T04:57:40.495 2020-03-04T04:57:40.505 https://doi.org/10.1051/0004-6361/202140949 "Wind" "3DP" "Earth.Magnetosheath" 8372 1 36 70 21 0.07835429769392034 </text:p>
            <text:p>2020-03-04T04:57:40.495 2020-03-04T04:57:40.505 https://doi.org/10.1051/0004-6361/202140949 "Wind" "3DP" "Earth.Magnetosheath" 3215 1 36 70 21 0.030089472896076674 </text:p>
            <text:p>2020-03-04T04:58:00.000 2020-03-04T04:58:59.999 https://doi.org/10.1051/0004-6361/202140949 "SolarOrbiter" "" "Heliosphere.Inner" 18 1 33 70 21 0.0001837784856652781 </text:p>
            <text:p>2020-03-04T04:58:00.000 2020-03-04T04:58:59.999 https://doi.org/10.1051/0004-6361/202140949 "Wind" "3DP" "Earth.Magnetosheath" 8986 1 36 70 21 0.08410077867625039 </text:p>
            <text:p>2020-03-04T04:58:00.000 2020-03-04T04:58:59.999 https://doi.org/10.1051/0004-6361/202140949 "Wind" "3DP" "Earth.Magnetosheath" 8998 1 36 70 21 0.0842130877508236 </text:p>
            <text:p>2020-03-04T04:58:00.000 2020-03-04T04:58:59.999 https://doi.org/10.1051/0004-6361/202140949 "SolarOrbiter" "" "Heliosphere.Inner" 9040 1 33 70 21 0.09229763946745079 </text:p>
            <text:p>2020-03-04T04:58:13.495 2020-03-04T04:58:13.505 https://doi.org/10.1051/0004-6361/202140949 "Wind" "3DP" "Earth.Magnetosheath" 3242 1 36 70 21 0.030342168313866432 </text:p>
            <text:p>2020-03-04T09:28:42.495 2020-03-04T09:28:42.505 https://doi.org/10.1051/0004-6361/202140949 "Wind" "3DP" "Earth.Magnetosheath" 1685 1 36 70 21 0.015770065887990417 </text:p>
            <text:p>2020-03-04T09:29:42.000 2020-03-04T09:32:36.999 https://doi.org/10.1051/0004-6361/202140949 "Wind" "3DP" "Earth.Magnetosheath" 532 1 36 70 21 0.004979035639412999 </text:p>
            <text:p>2020-03-04T09:29:42.000 2020-03-04T09:32:36.999 https://doi.org/10.1051/0004-6361/202140949 "Wind" "3DP" "Earth.Magnetosheath" 552 1 36 70 21 0.0051662174303683745 </text:p>
            <text:p>2020-03-04T09:29:42.000 2020-03-04T09:32:36.999 https://doi.org/10.1051/0004-6361/202140949 "Wind" "3DP" "Earth.Magnetosheath" 572 1 36 70 21 0.00535339922132375 </text:p>
            <text:p>2020-03-04T09:29:42.000 2020-03-04T09:32:36.999 https://doi.org/10.1051/0004-6361/202140949 "SolarOrbiter" "" "Heliosphere.Inner" 601 1 33 70 21 0.006136159438046231 </text:p>
            <text:p>2020-03-04T09:29:42.000 2020-03-04T09:32:36.999 https://doi.org/10.1051/0004-6361/202140949 "Wind" "3DP" "Earth.Magnetosheath" 619 1 36 70 21 0.005793276430068884 </text:p>
            <text:p>2020-03-04T09:29:42.000 2020-03-04T09:32:36.999 https://doi.org/10.1051/0004-6361/202140949 "Wind" "3DP" "Earth.Magnetosheath" 768 1 36 70 21 0.0071877807726864335 </text:p>
            <text:p>2020-03-04T09:29:42.000 2020-03-04T09:32:36.999 https://doi.org/10.1051/0004-6361/202140949 "SolarOrbiter" "" "Heliosphere.Inner" 818 1 33 70 21 0.008351711181899861 </text:p>
            <text:p>2020-03-04T09:29:42.000 2020-03-04T09:32:36.999 https://doi.org/10.1051/0004-6361/202140949 "SolarOrbiter" "" "Heliosphere.Inner" 863 1 33 70 21 0.008811157396063057 </text:p>
            <text:p>2020-03-04T09:29:42.000 2020-03-04T09:32:36.999 https://doi.org/10.1051/0004-6361/202140949 "Wind" "3DP" "Earth.Magnetosheath" 1111 1 36 70 21 0.01039794848757113 </text:p>
            <text:p>2020-03-04T09:29:42.000 2020-03-04T09:32:36.999 https://doi.org/10.1051/0004-6361/202140949 "Wind" "3DP" "Earth.Magnetosheath" 1333 1 36 70 21 0.012475666367175803 </text:p>
            <text:p>2020-03-04T09:29:42.000 2020-03-04T09:32:36.999 https://doi.org/10.1051/0004-6361/202140949 "Wind" "3DP" "Earth.Magnetosheath" 1447 1 36 70 21 0.013542602575621444 </text:p>
            <text:p>2020-03-04T09:29:42.000 2020-03-04T09:32:36.999 https://doi.org/10.1051/0004-6361/202140949 "SolarOrbiter" "" "Heliosphere.Inner" 1612 1 33 70 21 0.016458384382912684 </text:p>
            <text:p>2020-03-04T09:30:00.000 2020-03-04T09:30:59.999 https://doi.org/10.1051/0004-6361/202140949 "SolarOrbiter" "" "Heliosphere.Inner" 431 1 33 70 21 0.004400473740096382 </text:p>
            <text:p>2020-03-04T09:30:00.000 2020-03-04T09:30:59.999 https://doi.org/10.1051/0004-6361/202140949 "Wind" "3DP" "Earth.Magnetosheath" 467 1 36 70 21 0.004370694818808027 </text:p>
            <text:p>2020-03-04T09:30:00.000 2020-03-04T09:30:59.999 https://doi.org/10.1051/0004-6361/202140949 "Wind" "3DP" "Earth.Magnetosheath" 665 1 36 70 21 0.0062237945492662474 </text:p>
            <text:p>2020-03-04T09:30:00.000 2020-03-04T09:30:59.999 https://doi.org/10.1051/0004-6361/202140949 "SolarOrbiter" "" "Heliosphere.Inner" 704 1 33 70 21 0.007187780772686433 </text:p>
            <text:p>2020-03-04T09:30:00.000 2020-03-04T09:30:59.999 https://doi.org/10.1051/0004-6361/202140949 "SolarOrbiter" "" "Heliosphere.Inner" 732 1 33 70 21 0.007473658417054644 </text:p>
            <text:p>2020-03-04T09:30:00.000 2020-03-04T09:30:59.999 https://doi.org/10.1051/0004-6361/202140949 "Wind" "3DP" "Earth.Magnetosheath" 1510 1 36 70 21 0.01413222521713088 </text:p>
            <text:p>2020-03-04T09:30:00.000 2020-03-04T09:30:59.999 https://doi.org/10.1051/0004-6361/202140949 "SolarOrbiter" "" "Heliosphere.Inner" 1519 1 33 70 21 0.015508862206975414 </text:p>
            <text:p>2020-03-04T09:30:00.000 2020-03-04T09:30:59.999 https://doi.org/10.1051/0004-6361/202140949 "SolarOrbiter" "" "Heliosphere.Inner" 1922 1 33 70 21 0.019623458302703584 </text:p>
            <text:p>2020-03-04T09:30:00.000 2020-03-04T09:30:59.999 https://doi.org/10.1051/0004-6361/202140949 "Wind" "3DP" "Earth.Magnetosheath" 2031 1 36 70 21 0.01900831087151842 </text:p>
            <text:p>2020-03-04T09:30:00.000 2020-03-04T09:30:59.999 https://doi.org/10.1051/0004-6361/202140949 "SolarOrbiter" "" "Heliosphere.Inner" 2131 1 33 70 21 0.021757330719594868 </text:p>
            <text:p>2020-03-04T09:30:00.000 2020-03-04T09:30:59.999 https://doi.org/10.1051/0004-6361/202140949 "SolarOrbiter" "" "Heliosphere.Inner" 2626 1 33 70 21 0.026811239075390018 </text:p>
            <text:p>2020-03-04T09:30:00.000 2020-03-04T09:30:59.999 https://doi.org/10.1051/0004-6361/202140949 "MMS" "" "Earth.Magnetosphere" 2968 1 1 70 21 1.0 </text:p>
            <text:p>2020-03-04T09:30:00.000 2020-03-04T09:30:59.999 https://doi.org/10.1051/0004-6361/202140949 "SolarOrbiter" "" "Heliosphere.Inner" 3884 1 33 70 21 0.0396553132402189 </text:p>
            <text:p>2020-03-04T09:30:00.000 2020-03-04T09:30:59.999 https://doi.org/10.1051/0004-6361/202140949 "Wind" "3DP" "Earth.Magnetosphere.Magnetotail" 4359 1 36 70 21 0.04079627133872417 </text:p>
            <text:p>2020-03-04T09:30:00.000 2020-03-04T09:30:59.999 https://doi.org/10.1051/0004-6361/202140949 "SolarOrbiter" "" "Heliosphere.Inner" 4500 1 33 70 21 0.04594462141631953 </text:p>
            <text:p>2020-03-04T09:30:00.000 2020-03-04T09:30:59.999 https://doi.org/10.1051/0004-6361/202140949 "SolarOrbiter" "" "Heliosphere.Inner" 4775 1 33 70 21 0.04875234828065017 </text:p>
            <text:p>2020-03-04T09:33:36.495 2020-03-04T09:33:36.505 https://doi.org/10.1051/0004-6361/202140949 "Wind" "3DP" "Earth.Magnetosheath" 1880 1 36 70 21 0.017595088349805332 </text:p>
          </table:table-cell>
          <table:table-cell table:style-name="ce2" office:value-type="string" calcext:value-type="string">
            <text:p>2020-03-04T04:56:35.000Z 2020-03-04T04:57:40.000Z https://doi.org/10.1051/0004-6361/202140949 "Solar Orbiter" "MAG" "Minimum variance analysis was applied to the interval to determine the current sheet coordinate system." "noregion" Nan Nan Nan Nan Nan Nan</text:p>
            <text:p>2020-03-04T04:57:13.000Z 2020-03-04T04:57:23.000Z https://doi.org/10.1051/0004-6361/202140949 "Solar Orbiter" "MAG" "Minimum variance analysis was applied to the interval to determine the properties of the identified flux rope." "noregion" Nan Nan Nan Nan Nan Nan</text:p>
            <text:p>2020-03-04T09:28:42.000Z 2020-03-04T09:33:36.000Z https://doi.org/10.1051/0004-6361/202140949 "Wind" "MFI" "Minimum variance analysis was applied to the interval to determine the current sheet coordinate system and identify a reconnection exhaust." "noregion" Nan Nan Nan Nan Nan Nan</text:p>
            <text:p/>
          </table:table-cell>
          <table:table-cell table:number-columns-repeated="2"/>
          <table:table-cell table:style-name="ce2" office:value-type="string" calcext:value-type="string">
            <text:p>2020-03-04T04:56:45.350Z 2020-03-04T04:57:29.800Z https://doi.org/10.1051/0004-6361/202140949 "Solar Orbiter" "MAG" "Observations of a bifurcated current sheet in the solar wind containing an ion-scale magnetic flux rope." "noregion" Nan Nan Nan Nan Nan Nan</text:p>
            <text:p>2020-03-09T09:29:42.000Z 2020-03-09T09:32:36.000Z https://doi.org/10.1051/0004-6361/202140949 "Wind" "MFI, 3DP" "Observations of the same current sheet as seen by Solar Orbiter, showing evidence of magnetic reconnection." "noregion" Nan Nan Nan Nan Nan Nan</text:p>
            <text:p/>
          </table:table-cell>
          <table:table-cell table:style-name="ce2" office:value-type="string" calcext:value-type="string">
            <text:p>3 sec</text:p>
          </table:table-cell>
          <table:table-cell table:style-name="ce2" office:value-type="string" calcext:value-type="string">
            <text:p>9 sec</text:p>
          </table:table-cell>
          <table:table-cell table:number-columns-repeated="1013"/>
        </table:table-row>
        <table:table-row table:style-name="ro5">
          <table:table-cell table:style-name="ce2" office:value-type="string" calcext:value-type="string">
            <text:p>An imager with added value for the Solar Orbiter mission</text:p>
          </table:table-cell>
          <table:table-cell table:style-name="ce3" office:value-type="string" calcext:value-type="string">
            <text:p><text:a xlink:href="https://doi.org/10.1016/j.asr.2005.02.080" xlink:type="simple">https://doi.org/10.1016/j.asr.2005.02.080</text:a></text:p>
          </table:table-cell>
          <table:table-cell table:style-name="ce2" office:value-type="string" calcext:value-type="string">
            <text:p>erreur bizarre avec un interval remplie de ???</text:p>
          </table:table-cell>
          <table:table-cell table:style-name="ce3" office:value-type="string" calcext:value-type="string">
            <text:p><text:a xlink:href="http://bht-dev.co-libri.org/paper/show/22" xlink:type="simple">http://bht-dev.co-libri.org/paper/show/22</text:a></text:p>
          </table:table-cell>
          <table:table-cell table:style-name="ce2" office:value-type="string" calcext:value-type="string">
            <text:p>vide</text:p>
          </table:table-cell>
          <table:table-cell table:style-name="ce2" office:value-type="string" calcext:value-type="string">
            <text:p>erreur</text:p>
          </table:table-cell>
          <table:table-cell table:number-columns-repeated="2"/>
          <table:table-cell table:style-name="ce2" office:value-type="string" calcext:value-type="string">
            <text:p>2005-01-01T00:00:00.000Z 2005-01-01T00:00:00.000Z https://doi.org/10.1016/j.asr.2005.02.080 "Solar Orbiter" "Multi-Order Solar EUV Spectrograph (MOSES)" "The MOSES instrument concept will be launched on a rocket flight in 2005." "noregion" Nan Nan Nan Nan Nan Nan</text:p>
            <text:p>2014-01-01T00:00:00.000Z 2014-01-01T00:00:00.000Z https://doi.org/10.1016/j.asr.2005.02.080 "Solar Orbiter" "High Resolution Spectroscopic Imager (HIRESI)" "Solar Orbiter is an approved ESA mission, and is expected to be launched in approximately 2014." "noregion" Nan Nan Nan Nan Nan Nan</text:p>
            <text:p/>
          </table:table-cell>
          <table:table-cell table:style-name="ce2" office:value-type="string" calcext:value-type="string">
            <text:p>erreur</text:p>
          </table:table-cell>
          <table:table-cell table:style-name="ce2" office:value-type="string" calcext:value-type="string">
            <text:p>7 sec</text:p>
          </table:table-cell>
          <table:table-cell table:number-columns-repeated="1013"/>
        </table:table-row>
        <table:table-row table:style-name="ro6">
          <table:table-cell table:style-name="ce2" office:value-type="string" calcext:value-type="string">
            <text:p>Solar Orbiter observations of the structure of reconnection outflow</text:p>
            <text:p>layers in the solar wind</text:p>
          </table:table-cell>
          <table:table-cell table:style-name="ce3" office:value-type="string" calcext:value-type="string">
            <text:p><text:a xlink:href="https://doi.org/10.1051/0004-6361/202140944" xlink:type="simple">https://doi.org/10.1051/0004-6361/202140944</text:a></text:p>
          </table:table-cell>
          <table:table-cell/>
          <table:table-cell table:style-name="ce3" office:value-type="string" calcext:value-type="string">
            <text:p><text:a xlink:href="http://bht-dev.co-libri.org/paper/show/15" xlink:type="simple">http://bht-dev.co-libri.org/paper/show/15</text:a></text:p>
          </table:table-cell>
          <table:table-cell table:style-name="ce2" office:value-type="string" calcext:value-type="string">
            <text:p><text:span text:style-name="T1">2020-07-16T00:00:00.000 2020-07-16T23:59:59.999 https://doi.org/10.1051/0004-6361/202140944 "SolarOrbiter" "" "Heliosphere.Inner" 7955 1 5 6 7 0.29939781708694013 </text:span></text:p>
            <text:p><text:span text:style-name="T1">2020-07-16T00:00:00.000 2020-07-16T23:59:59.999 https://doi.org/10.1051/0004-6361/202140944 "SolarOrbiter" "" "Heliosphere.Inner" 159 1 5 6 7 0.0059841926985321784 </text:span></text:p>
            <text:p><text:span text:style-name="T1">2020-07-16T00:00:00.000 2020-07-16T23:59:59.999 https://doi.org/10.1051/0004-6361/202140944 "SolarOrbiter" "" "Heliosphere.Inner" 29 1 5 6 7 0.0010914565299209634 </text:span></text:p>
            <text:p><text:span text:style-name="T1">2020-07-16T00:00:00.000 2020-07-16T23:59:59.999 https://doi.org/10.1051/0004-6361/202140944 "SolarOrbiter" "" "Heliosphere.Inner" 853 1 5 6 7 0.03210387655250282 </text:span></text:p>
            <text:p><text:span text:style-name="T1">2020-07-16T12:38:00.000 2020-07-16T12:38:59.999 https://doi.org/10.1051/0004-6361/202140944 "SolarOrbiter" "" "Heliosphere.Inner" 5296 1 5 6 7 0.19932254422280768 </text:span></text:p>
            <text:p><text:span text:style-name="T3">2020-07-16T12:38:00.000 2020-07-16T12:38:59.999 https://doi.org/10.1051/0004-6361/202140944 "PSP" "" "Sun" 5314 1 1 6 7 1.0 </text:span></text:p>
          </table:table-cell>
          <table:table-cell table:style-name="ce5" office:value-type="string" calcext:value-type="string">
            <text:p>2020-07-16T12:35:00.000Z 2020-07-16T12:38:00.000Z https://doi.org/10.1051/0004-6361/202140944 "Solar Orbiter" "MAG, SWA-PAS, SWA-EAS" "Observations during the main magnetic field rotation, including a deflection of the solar wind velocity vector and heating of the ion outflow." "noregion" Nan Nan Nan Nan Nan Nan</text:p>
            <text:p>2020-07-16T12:38:00.000Z 2020-07-16T12:40:00.000Z https://doi.org/10.1051/0004-6361/202140944 "Solar Orbiter" "MAG, SWA-PAS, SWA-EAS" "Observations of distinct ion population characteristics compared to the periods before and during the main field rotation." "noregion" Nan Nan Nan Nan Nan Nan</text:p>
            <text:p>2020-07-16T12:40:00.000Z 2020-07-16T12:45:00.000Z https://doi.org/10.1051/0004-6361/202140944 "Solar Orbiter" "MAG, SWA-PAS, SWA-EAS" "Observations of small rotations in the magnetic field components and a small deflection of the ion flow, associated with a sharp narrowing of the electron pitch-angle distribution." "noregion" Nan Nan Nan Nan Nan Nan</text:p>
            <text:p>2020-07-16T12:25:00.000Z 2020-07-16T12:35:00.000Z https://doi.org/10.1051/0004-6361/202140944 "Solar Orbiter" "MAG, SWA-PAS, SWA-EAS" "Observations of small magnetic field rotations prior to the main field rotation, potentially associated with the spacecraft crossing the separatrix layers outside the ion outflow region." "noregion" Nan Nan Nan Nan Nan Nan</text:p>
            <text:p>2020-07-16T12:45:00.000Z 2020-07-16T13:02:00.000Z https://doi.org/10.1051/0004-6361/202140944 "Solar Orbiter" "MAG, SWA-PAS, SWA-EAS" "Observations of additional changes in the electron pitch-angle distributions associated with further magnetic field or ion parameter changes, potentially related to the extended multi-layer reconnection separatrix region." "noregion" Nan Nan Nan Nan Nan Nan</text:p>
          </table:table-cell>
          <table:table-cell table:number-columns-repeated="2"/>
          <table:table-cell table:style-name="ce2" office:value-type="string" calcext:value-type="string">
            <text:p>2020-07-16T12:35:00.000Z 2020-07-16T12:38:00.000Z https://doi.org/10.1051/0004-6361/202140944 "Solar Orbiter" "MAG, SWA-PAS, SWA-EAS" "The major field rotation and deflection of the solar wind bulk velocity vector, consistent with a bifurcated current sheet and reconnection exhaust jet, were observed during this interval." "noregion" Nan Nan Nan Nan Nan Nan</text:p>
            <text:p>2020-07-16T12:38:00.000Z 2020-07-16T12:40:00.000Z https://doi.org/10.1051/0004-6361/202140944 "Solar Orbiter" "MAG, SWA-PAS, SWA-EAS" "This interval showed distinct ion population characteristics compared to the periods before and after, with rotations in the magnetic field components and a transitional velocity deflection." "noregion" Nan Nan Nan Nan Nan Nan</text:p>
            <text:p>2020-07-16T12:40:00.000Z 2020-07-16T12:45:00.000Z https://doi.org/10.1051/0004-6361/202140944 "Solar Orbiter" "MAG, SWA-EAS" "A transition in the electron pitch-angle distribution, along with small rotations in the magnetic field components and a small deflection of the ion flow, was observed during this interval." "noregion" Nan Nan Nan Nan Nan Nan</text:p>
            <text:p>2020-07-16T12:25:00.000Z 2020-07-16T12:35:00.000Z https://doi.org/10.1051/0004-6361/202140944 "Solar Orbiter" "MAG, SWA-EAS" "A small field rotation, consistent with crossing reconnected field lines in the separatrix layers, was observed before the main field rotation." "noregion" Nan Nan Nan Nan Nan Nan</text:p>
            <text:p>2020-07-16T12:53:00.000Z 2020-07-16T13:02:00.000Z https://doi.org/10.1051/0004-6361/202140944 "Solar Orbiter" "MAG, SWA-EAS" "Changes in the electron pitch-angle distributions, associated with magnetic field or ion parameter changes, were observed during this interval, possibly related to an extended multi-layer reconnection separatrix region." "noregion" Nan Nan Nan Nan Nan Nan</text:p>
            <text:p/>
          </table:table-cell>
          <table:table-cell table:style-name="ce2" office:value-type="string" calcext:value-type="string">
            <text:p>5 sec</text:p>
          </table:table-cell>
          <table:table-cell table:style-name="ce2" office:value-type="string" calcext:value-type="string">
            <text:p>13 sec</text:p>
          </table:table-cell>
          <table:table-cell table:number-columns-repeated="1013"/>
        </table:table-row>
        <table:table-row table:style-name="ro2">
          <table:table-cell table:style-name="ce2" office:value-type="string" calcext:value-type="string">
            <text:p>A highly dynamic small-scale jet in a polar coronal hole</text:p>
          </table:table-cell>
          <table:table-cell table:style-name="ce3" office:value-type="string" calcext:value-type="string">
            <text:p><text:a xlink:href="https://doi.org/10.1051/0004-6361/202243765" xlink:type="simple">https://doi.org/10.1051/0004-6361/202243765 </text:a></text:p>
          </table:table-cell>
          <table:table-cell/>
          <table:table-cell table:style-name="ce3" office:value-type="string" calcext:value-type="string">
            <text:p><text:a xlink:href="http://bht-dev.co-libri.org/paper/show/29" xlink:type="simple">http://bht-dev.co-libri.org/paper/show/29</text:a></text:p>
          </table:table-cell>
          <table:table-cell table:style-name="ce5" office:value-type="string" calcext:value-type="string">
            <text:p>2021-09-14T00:00:00.000 2021-09-14T23:59:59.999 https://doi.org/10.1051/0004-6361/202243765 "SolarOrbiter" "" "Heliosphere.Inner" 856 1 3 3 6 1.0 </text:p>
            <text:p>2021-09-14T00:00:00.000 2021-09-14T23:59:59.999 https://doi.org/10.1051/0004-6361/202243765 "SolarOrbiter" "" "Heliosphere.Inner" 185 1 3 3 6 0.2161214953271028 </text:p>
            <text:p>2021-09-14T00:00:00.000 2021-09-14T23:59:59.999 https://doi.org/10.1051/0004-6361/202243765 "SolarOrbiter" "" "Heliosphere.Inner" 358 1 3 3 6 0.4182242990654206 </text:p>
          </table:table-cell>
          <table:table-cell table:style-name="ce2" office:value-type="string" calcext:value-type="string">
            <text:p><text:span text:style-name="T3">2021-09-14T03:29:00.000Z 2021-09-14T04:26:00.000Z https://doi.org/10.1051/0004-6361/202243765 "Solar Dynamics Observatory" "Atmospheric Imaging Assembly" "Jet event lasting for nearly an hour with multiple small-scale eruptions, plasma flows, and moving blobs." "noregion" Nan Nan Nan Nan Nan Nan</text:span></text:p>
            <text:p><text:span text:style-name="T1">2021-09-14T04:11:00.000Z 2021-09-14T04:30:00.000Z https://doi.org/10.1051/0004-6361/202243765 "Solar Orbiter" "Extreme Ultraviolet Imager" "Persistent dynamics, mostly within the jet base, with propagating plasma blobs and fan-spine topology structures." "noregion" Nan Nan Nan Nan Nan Nan</text:span></text:p>
          </table:table-cell>
          <table:table-cell table:number-columns-repeated="2"/>
          <table:table-cell table:style-name="ce2" office:value-type="string" calcext:value-type="string">
            <text:p>2021-09-14T04:11:00Z 2021-09-14T04:30:00Z https://doi.org/10.1051/0004-6361/202243765 "Solar Orbiter" "EUI HRI EUV" "EUI observations of a small-scale, long-living jet structure within a polar coronal hole, revealing propagating plasma blobs along the jet base." "noregion" Nan Nan Nan Nan Nan Nan</text:p>
            <text:p>2021-09-14T03:20:00Z 2021-09-14T04:40:00Z https://doi.org/10.1051/0004-6361/202243765 "SDO" "AIA 171Å, 193Å" "AIA observations covering the full duration of the jet event, showing multiple eruptions, plasma flows, and moving blobs within the jet base and along the spire." "noregion" Nan Nan Nan Nan Nan Nan</text:p>
            <text:p>2021-09-14T03:29:00Z 2021-09-14T04:26:00Z https://doi.org/10.1051/0004-6361/202243765 "SDO" "AIA 171Å" "Period of intermittent activity within the jet base observed by AIA." "noregion" Nan Nan Nan Nan Nan Nan</text:p>
            <text:p>2021-09-14T03:58:00Z 2021-09-14T04:26:00Z https://doi.org/10.1051/0004-6361/202243765 "SDO" "AIA 171Å" "Observation of counter-propagating blobs originating from the jet base apex." "noregion" Nan Nan Nan Nan Nan Nan</text:p>
            <text:p/>
          </table:table-cell>
          <table:table-cell table:style-name="ce2" office:value-type="string" calcext:value-type="string">
            <text:p>3 sec</text:p>
          </table:table-cell>
          <table:table-cell table:style-name="ce2" office:value-type="string" calcext:value-type="string">
            <text:p>12 sec</text:p>
          </table:table-cell>
          <table:table-cell table:number-columns-repeated="1013"/>
        </table:table-row>
        <table:table-row table:style-name="ro7">
          <table:table-cell table:style-name="ce2" office:value-type="string" calcext:value-type="string">
            <text:p>The heating of the solar corona</text:p>
          </table:table-cell>
          <table:table-cell table:style-name="ce3" office:value-type="string" calcext:value-type="string">
            <text:p><text:a xlink:href="https://doi.org/10.1007/s00159-003-0021-9" xlink:type="simple">https://doi.org/10.1007/s00159-003-0021-9</text:a></text:p>
          </table:table-cell>
          <table:table-cell table:number-columns-repeated="2"/>
          <table:table-cell table:style-name="ce2" office:value-type="string" calcext:value-type="string">
            <text:p>1998-07-14T00:00:00.000 1998-07-14T23:59:59.999 https://doi.org/10.1007/s00159-003-0021-9 "SOHO" "" "Heliosphere.NearEarth" 32742 1 6 45 1 0.11472962744933143 </text:p>
            <text:p>1998-07-14T00:00:00.000 1998-07-14T23:59:59.999 https://doi.org/10.1007/s00159-003-0021-9 "SOHO" "CDS,MDI" "Heliosphere.NearEarth" 32633 1 6 45 1 0.11434768592492922 </text:p>
            <text:p>1998-07-14T00:00:00.000 1998-07-14T23:59:59.999 https://doi.org/10.1007/s00159-003-0021-9 "SOHO" "CDS,MDI" "Heliosphere.NearEarth" 32381 1 6 45 1 0.11346466515291677 </text:p>
            <text:p>1998-07-14T00:00:00.000 1998-07-14T23:59:59.999 https://doi.org/10.1007/s00159-003-0021-9 "Yohkoh" "SXT" "Heliosphere.NearEarth" 32264 1 4 45 1 0.16958203683458078 </text:p>
            <text:p>1998-07-14T00:00:00.000 1998-07-14T23:59:59.999 https://doi.org/10.1007/s00159-003-0021-9 "TRACE" "" "Earth.NearSurface" 32200 1 26 45 1 0.026037791995238806 </text:p>
            <text:p>1998-07-14T00:00:00.000 1998-07-14T23:59:59.999 https://doi.org/10.1007/s00159-003-0021-9 "TRACE" "Telescope" "Earth.NearSurface" 28095 1 26 45 1 0.02271837782938616 </text:p>
            <text:p>1998-07-14T00:00:00.000 1998-07-14T23:59:59.999 https://doi.org/10.1007/s00159-003-0021-9 "TRACE" "Telescope" "Earth.NearSurface" 26721 1 26 45 1 0.02160732422064522 </text:p>
            <text:p>1998-07-14T00:00:00.000 1998-07-14T23:59:59.999 https://doi.org/10.1007/s00159-003-0021-9 "SolarOrbiter" "" "Heliosphere.Inner" 8242 1 2 45 1 0.08664115717769742 </text:p>
            <text:p>1998-07-14T00:00:00.000 1998-07-14T23:59:59.999 https://doi.org/10.1007/s00159-003-0021-9 "TRACE" "Telescope" "Earth.NearSurface" 2486 1 26 45 1 0.0020102469223653315 </text:p>
            <text:p>1998-07-14T00:00:00.000 1998-07-14T23:59:59.999 https://doi.org/10.1007/s00159-003-0021-9 "TRACE" "Telescope" "Earth.NearSurface" 2152 1 26 45 1 0.0017401654774457736 </text:p>
            <text:p>1998-07-14T00:00:00.000 1998-07-14T23:59:59.999 https://doi.org/10.1007/s00159-003-0021-9 "SDO" "" "Earth.Magnetosphere" 3227 1 4 45 1 0.016961357329072408 </text:p>
            <text:p>1998-07-14T00:00:00.000 1998-07-14T23:59:59.999 https://doi.org/10.1007/s00159-003-0021-9 "TRACE" "Telescope" "Earth.NearSurface" 3283 1 26 45 1 0.0026547227056015216 </text:p>
            <text:p>1998-07-14T00:00:00.000 1998-07-14T23:59:59.999 https://doi.org/10.1007/s00159-003-0021-9 "TRACE" "Telescope" "Earth.NearSurface" 5716 1 26 45 1 0.0046221123926951865 </text:p>
            <text:p>1998-07-14T00:00:00.000 1998-07-14T23:59:59.999 https://doi.org/10.1007/s00159-003-0021-9 "TRACE" "Telescope" "Earth.NearSurface" 5837 1 26 45 1 0.0047199562694474825 </text:p>
            <text:p>1998-07-14T00:00:00.000 1998-07-14T23:59:59.999 https://doi.org/10.1007/s00159-003-0021-9 "TRACE" "Telescope" "Earth.NearSurface" 5982 1 26 45 1 0.0048372071961341155 </text:p>
            <text:p>1998-07-14T00:00:00.000 1998-07-14T23:59:59.999 https://doi.org/10.1007/s00159-003-0021-9 "TRACE" "Telescope" "Earth.NearSurface" 7020 1 26 45 1 0.005676562105794299 </text:p>
            <text:p>1998-07-14T00:00:00.000 1998-07-14T23:59:59.999 https://doi.org/10.1007/s00159-003-0021-9 "TRACE" "Telescope" "Earth.NearSurface" 9307 1 26 45 1 0.007525892239120732 </text:p>
            <text:p>1998-07-14T00:00:00.000 1998-07-14T23:59:59.999 https://doi.org/10.1007/s00159-003-0021-9 "TRACE" "Telescope" "Earth.NearSurface" 9906 1 26 45 1 0.008010259860398621 </text:p>
            <text:p>1998-07-14T00:00:00.000 1998-07-14T23:59:59.999 https://doi.org/10.1007/s00159-003-0021-9 "TRACE" "Telescope" "Earth.NearSurface" 10109 1 26 45 1 0.00817441115775991 </text:p>
            <text:p>1998-07-14T00:00:00.000 1998-07-14T23:59:59.999 https://doi.org/10.1007/s00159-003-0021-9 "Yohkoh" "SXT" "Heliosphere.NearEarth" 29491 1 4 45 1 0.15500693802035154 </text:p>
            <text:p>1998-07-14T00:00:00.000 1998-07-14T23:59:59.999 https://doi.org/10.1007/s00159-003-0021-9 "TRACE" "Telescope" "Earth.NearSurface" 29564 1 26 45 1 0.023906251010783853 </text:p>
            <text:p>1998-07-14T00:00:00.000 1998-07-14T23:59:59.999 https://doi.org/10.1007/s00159-003-0021-9 "TRACE" "Telescope" "Earth.NearSurface" 29726 1 26 45 1 0.024037248597840642 </text:p>
            <text:p>1998-07-14T00:00:00.000 1998-07-14T23:59:59.999 https://doi.org/10.1007/s00159-003-0021-9 "SOHO" "CDS,MDI" "Heliosphere.NearEarth" 30677 1 6 45 1 0.107493762789785 </text:p>
            <text:p>1998-07-14T00:00:00.000 1998-07-14T23:59:59.999 https://doi.org/10.1007/s00159-003-0021-9 "TRACE" "Telescope" "Earth.NearSurface" 30686 1 26 45 1 0.024813530595214222 </text:p>
            <text:p>1998-07-14T00:00:00.000 1998-07-14T23:59:59.999 https://doi.org/10.1007/s00159-003-0021-9 "Skylab" "" "Earth.NearSurface" 31726 1 2 45 1 0.33350853586746276 </text:p>
            <text:p>1998-07-14T00:00:00.000 1998-07-14T23:59:59.999 https://doi.org/10.1007/s00159-003-0021-9 "Skylab" "" "Earth.NearSurface" 32633 1 2 45 1 0.34304305777478766 </text:p>
            <text:p>1998-07-14T00:00:00.000 1998-07-14T23:59:59.999 https://doi.org/10.1007/s00159-003-0021-9 "TRACE" "Telescope" "Earth.NearSurface" 41111 1 26 45 1 0.03324346791044294 </text:p>
            <text:p>1998-07-14T00:00:00.000 1998-07-14T23:59:59.999 https://doi.org/10.1007/s00159-003-0021-9 "TRACE" "Telescope" "Earth.NearSurface" 42590 1 26 45 1 0.03443942736264661 </text:p>
            <text:p>1998-07-14T00:00:00.000 1998-07-14T23:59:59.999 https://doi.org/10.1007/s00159-003-0021-9 "TRACE" "Telescope" "Earth.NearSurface" 42747 1 26 45 1 0.03456638181430041 </text:p>
            <text:p>1998-07-14T00:00:00.000 1998-07-14T23:59:59.999 https://doi.org/10.1007/s00159-003-0021-9 "TRACE" "Telescope" "Earth.NearSurface" 43309 1 26 45 1 0.035020830233596194 </text:p>
            <text:p>1998-07-14T00:00:00.000 1998-07-14T23:59:59.999 https://doi.org/10.1007/s00159-003-0021-9 "TRACE" "Telescope" "Earth.NearSurface" 43665 1 26 45 1 0.0353087014742889 </text:p>
            <text:p>1998-07-14T00:00:00.000 1998-07-14T23:59:59.999 https://doi.org/10.1007/s00159-003-0021-9 "TRACE" "Telescope" "Earth.NearSurface" 43822 1 26 45 1 0.0354356559259427 </text:p>
            <text:p>1998-07-14T00:00:00.000 1998-07-14T23:59:59.999 https://doi.org/10.1007/s00159-003-0021-9 "TRACE" "Telescope" "Earth.NearSurface" 44977 1 26 45 1 0.03636962020403279 </text:p>
            <text:p>1998-07-14T00:00:00.000 1998-07-14T23:59:59.999 https://doi.org/10.1007/s00159-003-0021-9 "TRACE" "Telescope" "Earth.NearSurface" 45881 1 26 45 1 0.03710061908489291 </text:p>
            <text:p>1998-07-14T00:00:00.000 1998-07-14T23:59:59.999 https://doi.org/10.1007/s00159-003-0021-9 "STEREO" "" "Heliosphere.Remote1AU" 47564 1 1 45 1 1.0 </text:p>
            <text:p>1998-07-14T00:00:00.000 1998-07-14T23:59:59.999 https://doi.org/10.1007/s00159-003-0021-9 "Yohkoh" "SXT" "Heliosphere.NearEarth" 48168 1 4 45 1 0.2531746699184257 </text:p>
            <text:p>1998-07-14T00:00:00.000 1998-07-14T23:59:59.999 https://doi.org/10.1007/s00159-003-0021-9 "SOHO" "CDS,MDI" "Heliosphere.NearEarth" 48176 1 6 45 1 0.1688111456844112 </text:p>
            <text:p>1998-07-14T00:00:00.000 1998-07-14T23:59:59.999 https://doi.org/10.1007/s00159-003-0021-9 "TRACE" "Telescope" "Earth.NearSurface" 48185 1 26 45 1 0.0389636958785895 </text:p>
            <text:p>1998-07-14T00:00:00.000 1998-07-14T23:59:59.999 https://doi.org/10.1007/s00159-003-0021-9 "Yohkoh" "SXT" "Heliosphere.NearEarth" 49333 1 4 45 1 0.2592979984862501 </text:p>
            <text:p>1998-07-14T00:00:00.000 1998-07-14T23:59:59.999 https://doi.org/10.1007/s00159-003-0021-9 "SDO" "" "Earth.Magnetosphere" 50142 1 4 45 1 0.26355016398957193 </text:p>
            <text:p>1998-07-14T00:00:00.000 1998-07-14T23:59:59.999 https://doi.org/10.1007/s00159-003-0021-9 "SDO" "" "Earth.Magnetosphere" 50268 1 4 45 1 0.26421242956858126 </text:p>
            <text:p>1998-07-14T00:00:00.000 1998-07-14T23:59:59.999 https://doi.org/10.1007/s00159-003-0021-9 "SOHO" "CDS,MDI" "Heliosphere.NearEarth" 50423 1 6 45 1 0.17668474756818883 </text:p>
            <text:p>1998-07-14T00:00:00.000 1998-07-14T23:59:59.999 https://doi.org/10.1007/s00159-003-0021-9 "TRACE" "Telescope" "Earth.NearSurface" 50455 1 26 45 1 0.04079927935154577 </text:p>
            <text:p>1998-07-14T00:00:00.000 1998-07-14T23:59:59.999 https://doi.org/10.1007/s00159-003-0021-9 "SDO" "" "Earth.Magnetosphere" 50850 1 4 45 1 0.2672714658144815 </text:p>
            <text:p>1998-07-14T00:00:00.000 1998-07-14T23:59:59.999 https://doi.org/10.1007/s00159-003-0021-9 "SolarOrbiter" "" "Heliosphere.Inner" 50997 1 2 45 1 0.5360882179799848 </text:p>
          </table:table-cell>
          <table:table-cell table:style-name="ce2" office:value-type="string" calcext:value-type="string">
            <text:p><text:span text:style-name="T3">2023-03-01T00:00:00.000Z 2023-03-01T00:00:00.000Z https://doi.org/10.1007/s00159-003-0021-9 "SOHO" "MDI" "Observation of the photospheric magnetic field." "noregion" Nan Nan Nan Nan Nan Nan</text:span></text:p>
            <text:p><text:span text:style-name="T3">2023-03-01T00:00:00.000Z 2023-03-01T00:00:00.000Z https://doi.org/10.1007/s00159-003-0021-9 "SOHO" "EIT" "Observation of the solar corona in the EUV 171Å bandpass." "noregion" Nan Nan Nan Nan Nan Nan</text:span></text:p>
            <text:p><text:span text:style-name="T3">2023-03-01T00:00:00.000Z 2023-03-01T00:00:00.000Z https://doi.org/10.1007/s00159-003-0021-9 "TRACE" "-" "Observation of active region loops in the EUV 171Å bandpass." "noregion" Nan Nan Nan Nan Nan Nan</text:span></text:p>
            <text:p><text:span text:style-name="T3">2023-03-01T00:00:00.000Z 2023-03-01T00:00:00.000Z https://doi.org/10.1007/s00159-003-0021-9 "SOHO" "CDS" "Observation of an active region on the solar limb in multiple spectral lines." "noregion" Nan Nan Nan Nan Nan Nan</text:span></text:p>
            <text:p/>
          </table:table-cell>
          <table:table-cell table:number-columns-repeated="2"/>
          <table:table-cell table:style-name="ce2" office:value-type="string" calcext:value-type="string">
            <text:p>2006-01-01T00:00:00.000Z 2006-01-01T00:00:00.000Z https://doi.org/10.1007/s00159-003-0021-9 "Solar-B" "Optical, EUV and X-ray instruments" "Solar-B is designed to study the linkage between the magnetic field and the corona." "noregion" Nan Nan Nan Nan Nan Nan</text:p>
            <text:p>2006-01-01T00:00:00.000Z 2006-01-01T00:00:00.000Z https://doi.org/10.1007/s00159-003-0021-9 "STEREO" "Simultaneous images of the Sun from two lines of sight" "STEREO will allow the stereoscopic reconstruction of three-dimensional images of active regions and coronal mass ejections as they erupt from the Sun." "noregion" Nan Nan Nan Nan Nan Nan</text:p>
            <text:p>2007-01-01T00:00:00.000Z 2007-01-01T00:00:00.000Z https://doi.org/10.1007/s00159-003-0021-9 "Solar Dynamics Observatory (SDO)" "High-telemetry contact" "SDO will investigate the nature and source of solar variations and how they affect life and society." "noregion" Nan Nan Nan Nan Nan Nan</text:p>
            <text:p>1995-01-01T00:00:00.000Z 1995-01-01T00:00:00.000Z https://doi.org/10.1007/s00159-003-0021-9 "Solar and Heliospheric Observatory (SOHO)" "Twelve instruments" "SOHO resides 1.5 million km sunwards from the Earth and observes the Sun twenty-four hours a day, monitoring continuously the activity of the star." "noregion" Nan Nan Nan Nan Nan Nan</text:p>
            <text:p>1991-01-01T00:00:00.000Z 1991-01-01T00:00:00.000Z https://doi.org/10.1007/s00159-003-0021-9 "Yohkoh" "Soft X-ray Telescope (SXT)" "Yohkoh has onboard the Soft X-ray Telescope (SXT)." "noregion" Nan Nan Nan Nan Nan Nan</text:p>
            <text:p>1998-01-01T00:00:00.000Z 1998-01-01T00:00:00.000Z https://doi.org/10.1007/s00159-003-0021-9 "Transition Region and Coronal Explorer (TRACE)" "Superior resolution movies" "TRACE is producing superior resolution movies which display a wealth of small-scale, dynamic detail." "noregion" Nan Nan Nan Nan Nan Nan</text:p>
            <text:p>1995-01-01T00:00:00.000Z 1995-01-01T00:00:00.000Z https://doi.org/10.1007/s00159-003-0021-9 "Solar Orbiter" "Close-up remote sensing of the atmosphere" "Solar Orbiter will approach the Sun to within 0.2 AU at one part of its orbit, to enable close-up remote sensing of the atmosphere." "noregion" Nan Nan Nan Nan Nan Nan</text:p>
            <text:p/>
          </table:table-cell>
          <table:table-cell table:style-name="ce2" office:value-type="string" calcext:value-type="string">
            <text:p>5 sec</text:p>
          </table:table-cell>
          <table:table-cell table:style-name="ce2" office:value-type="string" calcext:value-type="string">
            <text:p>18 sec</text:p>
          </table:table-cell>
          <table:table-cell table:number-columns-repeated="1013"/>
        </table:table-row>
        <table:table-row table:style-name="ro8">
          <table:table-cell table:style-name="ce2" office:value-type="string" calcext:value-type="string">
            <text:p>Magnetic reconnection as a mechanism to produce multiple</text:p>
            <text:p>thermal proton populations and beams locally in the solar wind</text:p>
          </table:table-cell>
          <table:table-cell table:style-name="ce3" office:value-type="string" calcext:value-type="string">
            <text:p><text:a xlink:href="https://doi.org/10.1051/0004-6361/202141149" xlink:type="simple">https://doi.org/10.1051/0004-6361/202141149</text:a></text:p>
          </table:table-cell>
          <table:table-cell table:number-columns-repeated="2"/>
          <table:table-cell table:style-name="ce2" office:value-type="string" calcext:value-type="string">
            <text:p><text:span text:style-name="T3">2020-07-16T00:00:00.000 2020-07-16T23:59:59.999 https://doi.org/10.1051/0004-6361/202141149 "PSP" "" "Sun" 3121 1 3 11 14 0.17617837990403612 </text:span></text:p>
            <text:p><text:span text:style-name="T3">2020-07-16T00:00:00.000 2020-07-16T23:59:59.999 https://doi.org/10.1051/0004-6361/202141149 "SolarOrbiter" "" "Heliosphere.Inner" 383 1 7 11 14 0.009265755413088182 </text:span></text:p>
            <text:p><text:span text:style-name="T3">2020-07-16T00:00:00.000 2020-07-16T23:59:59.999 https://doi.org/10.1051/0004-6361/202141149 "SolarOrbiter" "" "Heliosphere.Inner" 26 1 7 11 14 0.0006290068948832709 </text:span></text:p>
            <text:p><text:span text:style-name="T3">2020-07-16T00:00:00.000 2020-07-16T23:59:59.999 https://doi.org/10.1051/0004-6361/202141149 "SolarOrbiter" "" "Heliosphere.Inner" 255 1 7 11 14 0.006169106084432079 </text:span></text:p>
            <text:p><text:span text:style-name="T3">2020-07-16T00:00:00.000 2020-07-16T23:59:59.999 https://doi.org/10.1051/0004-6361/202141149 "Wind" "" "Heliosphere.NearEarth" 280 1 1 11 14 0.047417442845046565 </text:span></text:p>
            <text:p><text:span text:style-name="T3">2020-07-16T00:00:00.000 2020-07-16T23:59:59.999 https://doi.org/10.1051/0004-6361/202141149 "SolarOrbiter" "" "Heliosphere.Inner" 13933 1 7 11 14 0.33707511793879275 </text:span></text:p>
            <text:p><text:span text:style-name="T3">2020-07-16T00:00:00.000 2020-07-16T23:59:59.999 https://doi.org/10.1051/0004-6361/202141149 "PSP" "" "Sun" 17715 1 3 11 14 1.0 </text:span></text:p>
            <text:p><text:span text:style-name="T1">2020-07-16T03:15:20.495 2020-07-16T03:15:20.505 https://doi.org/10.1051/0004-6361/202141149 "SolarOrbiter" "" "Heliosphere.Inner" 8132 1 7 11 14 0.196734002661183 </text:span></text:p>
            <text:p><text:span text:style-name="T3">2020-07-16T09:30:00.000 2020-07-16T09:30:59.999 https://doi.org/10.1051/0004-6361/202141149 "SolarOrbiter" "" "Heliosphere.Inner" 15938 1 7 11 14 0.385581226563445 </text:span></text:p>
            <text:p><text:span text:style-name="T3">2020-07-16T09:30:00.000 2020-07-16T09:30:59.999 https://doi.org/10.1051/0004-6361/202141149 "SolarOrbiter" "" "Heliosphere.Inner" 15329 1 7 11 14 0.3708479496794484 </text:span></text:p>
            <text:p><text:span text:style-name="T3">2020-07-16T18:35:00.495 2020-07-16T18:35:00.505 https://doi.org/10.1051/0004-6361/202141149 "PSP" "" "Sun" 16137 1 3 11 14 0.9109229466553768 </text:span></text:p>
          </table:table-cell>
          <table:table-cell table:style-name="ce6" office:value-type="string" calcext:value-type="string">
            <text:p><text:a xlink:href="https://doi.org/10.1051/0004-6361/202141149" xlink:type="simple">2020-07-16T18:35:00Z 2020-07-16T18:54:30Z https://doi.org/10.1051/0004-6361/202141149 "Solar Orbiter" "SWA (PAS, EAS), MAG" "Observation of a magnetic reconnection event at the boundary of a switchback, showing multiple thermal proton populations and beams in the solar wind." "noregion" Nan Nan Nan Nan Nan Nan
2020-07-16T03:15:20Z 2020-07-16T03:15:20Z https://doi.org/10.1051/0004-6361/202141149 "Solar Orbiter" "SWA (PAS, EAS), MAG" "Possible magnetic reconnection event with ambiguous signatures." "noregion" Nan Nan Nan Nan Nan Nan
2020-07-16T05:47:50Z 2020-07-16T05:47:50Z https://doi.org/10.1051/0004-6361/202141149 "Solar Orbiter" "SWA (PAS, EAS), MAG" "Possible magnetic reconnection event with ambiguous signatures." "noregion" Nan Nan Nan Nan Nan Nan
2020-07-16T06:06:00Z 2020-07-16T06:06:00Z https://doi.org/10.1051/0004-6361/202141149 "Solar Orbiter" "SWA (PAS, EAS), MAG" "Possible magnetic reconnection event with ambiguous signatures." "noregion" Nan Nan Nan Nan Nan Nan
2020-07-16T14:28:15Z 2020-07-16T14:28:15Z https://doi.org/10.1051/0004-6361/202141149 "Solar Orbiter" "SWA (PAS, EAS), MAG" "Possible magnetic reconnection event with ambiguous signatures." "noregion" Nan Nan Nan Nan Nan Nan
2020-07-16T22:02:00Z 2020-07-16T22:02:00Z https://doi.org/10.1051/0004-6361/202141149 "Solar Orbiter" "SWA (PAS, EAS), MAG" "Possible magnetic reconnection event with ambiguous signatures." "noregion" Nan Nan Nan Nan Nan Nan
2020-07-16T23:21:10Z 2020-07-16T23:21:10Z https://doi.org/10.1051/0004-6361/202141149 "Solar Orbiter" "SWA (PAS, EAS), MAG" "Possible magnetic reconnection event with ambiguous signatures." "noregion" Nan Nan Nan Nan Nan Nan</text:a></text:p>
          </table:table-cell>
          <table:table-cell table:number-columns-repeated="2"/>
          <table:table-cell table:style-name="ce2" office:value-type="string" calcext:value-type="string">
            <text:p>2020-07-16T18:35:00.000Z 2020-07-16T18:44:30.000Z https://doi.org/10.1051/0004-6361/202141149 "Solar Orbiter" "SWA, MAG" "A reconnection event with a clear bifurcated current sheet structure embedding a jet with decreased radial speed, showing interpenetrating proton populations in the exhaust and beams outside along the separatrices." "noregion" Nan Nan Nan Nan Nan Nan</text:p>
            <text:p>2020-07-16T03:15:20.000Z 2020-07-16T03:15:20.000Z https://doi.org/10.1051/0004-6361/202141149 "Solar Orbiter" "SWA, MAG" "A possible reconnection event with ambiguous signatures." "noregion" Nan Nan Nan Nan Nan Nan</text:p>
            <text:p>2020-07-16T05:47:50.000Z 2020-07-16T05:47:50.000Z https://doi.org/10.1051/0004-6361/202141149 "Solar Orbiter" "SWA, MAG" "A possible reconnection event with ambiguous signatures." "noregion" Nan Nan Nan Nan Nan Nan</text:p>
            <text:p>2020-07-16T06:06:00.000Z 2020-07-16T06:06:00.000Z https://doi.org/10.1051/0004-6361/202141149 "Solar Orbiter" "SWA, MAG" "A possible reconnection event with ambiguous signatures." "noregion" Nan Nan Nan Nan Nan Nan</text:p>
            <text:p>2020-07-16T14:28:15.000Z 2020-07-16T14:28:15.000Z https://doi.org/10.1051/0004-6361/202141149 "Solar Orbiter" "SWA, MAG" "A possible reconnection event with ambiguous signatures." "noregion" Nan Nan Nan Nan Nan Nan</text:p>
            <text:p>2020-07-16T22:02:00.000Z 2020-07-16T22:02:00.000Z https://doi.org/10.1051/0004-6361/202141149 "Solar Orbiter" "SWA, MAG" "A possible reconnection event with ambiguous signatures." "noregion" Nan Nan Nan Nan Nan Nan</text:p>
            <text:p>2020-07-16T23:21:10.000Z 2020-07-16T23:21:10.000Z https://doi.org/10.1051/0004-6361/202141149 "Solar Orbiter" "SWA, MAG" "A possible reconnection event with ambiguous signatures." "noregion" Nan Nan Nan Nan Nan Nan</text:p>
            <text:p/>
          </table:table-cell>
          <table:table-cell table:style-name="ce2" office:value-type="string" calcext:value-type="string">
            <text:p>6 sec</text:p>
          </table:table-cell>
          <table:table-cell table:style-name="ce2" office:value-type="string" calcext:value-type="string">
            <text:p>14 sec</text:p>
          </table:table-cell>
          <table:table-cell table:number-columns-repeated="1013"/>
        </table:table-row>
        <table:table-row table:style-name="ro2">
          <table:table-cell table:style-name="ce2" office:value-type="string" calcext:value-type="string">
            <text:p>Low-frequency electric field and density fluctuation measurements</text:p>
            <text:p>on Solar Orbiter</text:p>
          </table:table-cell>
          <table:table-cell table:style-name="ce3" office:value-type="string" calcext:value-type="string">
            <text:p><text:a xlink:href="https://doi.org/10.1016/j.asr.2006.10.011" xlink:type="simple">https://doi.org/10.1016/j.asr.2006.10.011</text:a></text:p>
          </table:table-cell>
          <table:table-cell table:style-name="ce2" office:value-type="string" calcext:value-type="string">
            <text:p>aucun intervalle avec BHT</text:p>
          </table:table-cell>
          <table:table-cell table:style-name="ce3" office:value-type="string" calcext:value-type="string">
            <text:p><text:a xlink:href="http://bht-dev.co-libri.org/paper/show/23" xlink:type="simple">http://bht-dev.co-libri.org/paper/show/23</text:a></text:p>
          </table:table-cell>
          <table:table-cell table:style-name="ce2" office:value-type="string" calcext:value-type="string">
            <text:p>vide</text:p>
          </table:table-cell>
          <table:table-cell table:style-name="ce2" office:value-type="string" calcext:value-type="string">
            <text:p>2020-02-09T00:00:00.000Z 2020-02-09T00:00:00.000Z https://doi.org/10.1016/j.asr.2006.10.011 "Solar Orbiter" "Electric Field Instrument" "Measurements of electric field and density fluctuations from DC up to ~100 Hz, covering MHD scales and frequencies up to characteristic ion and ion/electron scales." "noregion" Nan Nan Nan Nan Nan Nan</text:p>
            <text:p>2020-02-09T00:00:00.000Z 2020-02-09T00:00:00.000Z https://doi.org/10.1016/j.asr.2006.10.011 "Solar Orbiter" "Magnetic Field Instrument" "Measurements of magnetic field fluctuations to study solar wind turbulence and its role in coronal heating and solar wind acceleration." "noregion" Nan Nan Nan Nan Nan Nan</text:p>
            <text:p>2020-02-09T00:00:00.000Z 2020-02-09T00:00:00.000Z https://doi.org/10.1016/j.asr.2006.10.011 "Solar Orbiter" "Particle Instruments" "Measurements of particle properties to study magnetic reconnection processes, including how different particle species are energized during reconnection." "noregion" Nan Nan Nan Nan Nan Nan</text:p>
            <text:p/>
          </table:table-cell>
          <table:table-cell table:number-columns-repeated="2"/>
          <table:table-cell table:style-name="ce2" office:value-type="string" calcext:value-type="string">
            <text:p>2015-01-01T00:00:00.000Z 2015-12-31T23:59:59.999Z https://doi.org/10.1016/j.asr.2006.10.011 "Solar Orbiter" "Remote observations, in situ observations" "Solar Orbiter is an ESA mission planned for launch after 2015 that is going to produce images of the Sun at an unprecedented resolution and simultaneously perform the closest ever in situ measurements." "noregion" Nan Nan Nan Nan Nan Nan</text:p>
            <text:p>1990-01-01T00:00:00.000Z 1990-12-31T23:59:59.999Z https://doi.org/10.1016/j.asr.2006.10.011 "Ulysses" "Electric field, magnetic field" "Ulysses included a 72-m tip-to-tip dipole antenna and a 7.5m spin-axis monopole for electric field measurements." "noregion" Nan Nan Nan Nan Nan Nan</text:p>
            <text:p>1994-01-01T00:00:00.000Z 1994-12-31T23:59:59.999Z https://doi.org/10.1016/j.asr.2006.10.011 "Wind" "Electric field" "Wind measures the electric field using two pairs of wire dipole antennas in the spin plane and one pair of rigid antennas along the spin axis." "noregion" Nan Nan Nan Nan Nan Nan</text:p>
            <text:p>2006-01-01T00:00:00.000Z 2006-12-31T23:59:59.999Z https://doi.org/10.1016/j.asr.2006.10.011 "Stereo, Solar Wind Sentinels" "Plasma instrumentation" "Stereo (launch 2006) and Solar Wind Sentinels (AO 2006) are the ones planned to carry the most comprehensive plasma instrumentation." "noregion" Nan Nan Nan Nan Nan Nan</text:p>
            <text:p/>
          </table:table-cell>
          <table:table-cell table:style-name="ce2" office:value-type="string" calcext:value-type="string">
            <text:p>23 sec</text:p>
          </table:table-cell>
          <table:table-cell table:style-name="ce2" office:value-type="string" calcext:value-type="string">
            <text:p>41 sec</text:p>
          </table:table-cell>
          <table:table-cell table:number-columns-repeated="1013"/>
        </table:table-row>
        <table:table-row table:style-name="ro6">
          <table:table-cell table:style-name="ce2" office:value-type="string" calcext:value-type="string">
            <text:p>The magnetic drivers of campfires seen by the Polarimetric and Helioseismic Imager (PHI) on Solar Orbiter</text:p>
          </table:table-cell>
          <table:table-cell table:style-name="ce3" office:value-type="string" calcext:value-type="string">
            <text:p><text:a xlink:href="https://doi.org/10.1051/0004-6361/202142873" xlink:type="simple">https://doi.org/10.1051/0004-6361/202142873</text:a></text:p>
          </table:table-cell>
          <table:table-cell/>
          <table:table-cell table:style-name="ce3" office:value-type="string" calcext:value-type="string">
            <text:p><text:a xlink:href="http://bht-dev.co-libri.org/paper/show/32" xlink:type="simple">http://bht-dev.co-libri.org/paper/show/32</text:a></text:p>
          </table:table-cell>
          <table:table-cell table:style-name="ce2" office:value-type="string" calcext:value-type="string">
            <text:p>2020-05-30T00:00:00.000 2020-05-30T23:59:59.999 https://doi.org/10.1051/0004-6361/202142873 "SolarOrbiter" "" "Heliosphere.Inner" 25 1 1 3 14 0.0192975685063682 </text:p>
            <text:p>2020-05-30T00:00:00.000 2020-05-30T23:59:59.999 https://doi.org/10.1051/0004-6361/202142873 "SDO" "HMI,AIA" "Earth.Magnetosphere" 2591 1 2 3 14 1.0 </text:p>
            <text:p>2021-02-23T00:00:00.000 2021-02-23T23:59:59.999 https://doi.org/10.1051/0004-6361/202142873 "SDO" "HMI,AIA" "Earth.Magnetosphere" 1277 1 2 3 14 0.49285989965264376 </text:p>
          </table:table-cell>
          <table:table-cell table:style-name="ce2" office:value-type="string" calcext:value-type="string">
            <text:p><text:span text:style-name="T3">2021-02-23T16:55:15Z 2021-02-23T16:58:55Z https://doi.org/10.1051/0004-6361/202142873 "Solar Orbiter" "HRI Lya" "Lyman-Alpha channel (HRI Lya) of HRI at 121.6 nm observed." "noregion" Nan Nan Nan Nan Nan Nan</text:span></text:p>
            <text:p><text:span text:style-name="T3">2021-02-23T17:13:25Z 2021-02-23T17:20:59Z https://doi.org/10.1051/0004-6361/202142873 "Solar Orbiter" "HRI EUV" "Extreme ultraviolet (EUV) images at 17.4 nm obtained with the High Resolution Imager (HRI EUV) of the Extreme Ultraviolet Imager (EUI)." "noregion" Nan Nan Nan Nan Nan Nan</text:span></text:p>
            <text:p><text:span text:style-name="T3">2021-02-23T16:59:08Z 2021-02-23T17:16:45Z https://doi.org/10.1051/0004-6361/202142873 "Solar Orbiter" "SO/PHI-HRT" "SO/PHI-HRT acquired high resolution time series of the quiet-Sun network." "noregion" Nan Nan Nan Nan Nan Nan</text:span></text:p>
            <text:p><text:span text:style-name="T3">2021-02-23T17:01:45Z 2021-02-23T17:06:45Z https://doi.org/10.1051/0004-6361/202142873 "Solar Orbiter" "SO/PHI-HRT" "Emergence of a small-scale magnetic loop in the internetwork was detected in the SO/PHI-HRT data." "noregion" Nan Nan Nan Nan Nan Nan</text:span></text:p>
            <text:p><text:span text:style-name="T3">2021-02-23T17:14:13Z 2021-02-23T17:16:45Z https://doi.org/10.1051/0004-6361/202142873 "Solar Orbiter" "HRI EUV, SO/PHI-HRT" "Campfire events were studied in the co-registered HRI EUV and SO/PHI-HRT data." "noregion" Nan Nan Nan Nan Nan Nan</text:span></text:p>
            <text:p/>
          </table:table-cell>
          <table:table-cell table:number-columns-repeated="2"/>
          <table:table-cell table:style-name="ce2" office:value-type="string" calcext:value-type="string">
            <text:p>2021-02-23T16:55:15.000Z 2021-02-23T16:58:55.000Z https://doi.org/10.1051/0004-6361/202142873 "Solar Orbiter" "EUI/HRI Lyman-Alpha" "Observations of the chromospheric network in Lyman-Alpha channel at 121.6 nm." "noregion" Nan Nan Nan Nan Nan Nan</text:p>
            <text:p>2021-02-23T17:13:25.000Z 2021-02-23T17:20:59.000Z https://doi.org/10.1051/0004-6361/202142873 "Solar Orbiter" "EUI/HRI EUV" "Observations of small-scale EUV brightenings called 'campfires' at 17.4 nm." "noregion" Nan Nan Nan Nan Nan Nan</text:p>
            <text:p>2021-02-23T16:59:08.000Z 2021-02-23T17:16:45.000Z https://doi.org/10.1051/0004-6361/202142873 "Solar Orbiter" "PHI/HRT" "Observations of the photospheric magnetic field in the Fe I line at 6173 Angstrom." "noregion" Nan Nan Nan Nan Nan Nan</text:p>
            <text:p>2021-02-23T17:14:13.000Z 2021-02-23T17:16:45.000Z https://doi.org/10.1051/0004-6361/202142873 "Solar Orbiter" "EUI/HRI EUV, PHI/HRT" "Simultaneous observations of campfires in EUV and the underlying photospheric magnetic field." "noregion" Nan Nan Nan Nan Nan Nan</text:p>
            <text:p/>
          </table:table-cell>
          <table:table-cell table:style-name="ce2" office:value-type="string" calcext:value-type="string">
            <text:p>6 sec</text:p>
          </table:table-cell>
          <table:table-cell table:style-name="ce2" office:value-type="string" calcext:value-type="string">
            <text:p>42 sec</text:p>
          </table:table-cell>
          <table:table-cell table:number-columns-repeated="1013"/>
        </table:table-row>
        <table:table-row table:style-name="ro9">
          <table:table-cell table:style-name="ce2" office:value-type="string" calcext:value-type="string">
            <text:p>Study of two interacting interplanetary coronal mass ejections</text:p>
            <text:p>encountered by Solar Orbiter during its first perihelion passage</text:p>
            <text:p>Observations and modeling</text:p>
          </table:table-cell>
          <table:table-cell table:style-name="ce3" office:value-type="string" calcext:value-type="string">
            <text:p><text:a xlink:href="https://doi.org/10.1051/0004-6361/202140648" xlink:type="simple">https://doi.org/10.1051/0004-6361/202140648</text:a></text:p>
          </table:table-cell>
          <table:table-cell/>
          <table:table-cell table:style-name="ce3" office:value-type="string" calcext:value-type="string">
            <text:p><text:a xlink:href="http://bht-dev.co-libri.org/paper/show/16" xlink:type="simple">http://bht-dev.co-libri.org/paper/show/16</text:a></text:p>
          </table:table-cell>
          <table:table-cell table:style-name="ce2" office:value-type="string" calcext:value-type="string">
            <text:p><text:span text:style-name="T3">1999-09-22T00:00:00.000 1999-09-22T23:59:59.999 https://doi.org/10.1051/0004-6361/202140648 "SolarOrbiter" "" "Heliosphere.Inner" 9277 1 87 126 33 0.006450047417617105 </text:span></text:p>
            <text:p><text:span text:style-name="T3">1999-09-22T00:00:00.000 1999-09-22T23:59:59.999 https://doi.org/10.1051/0004-6361/202140648 "SolarOrbiter" "" "Heliosphere.Inner" 10795 1 87 126 33 0.0075054717983374635 </text:span></text:p>
            <text:p><text:span text:style-name="T3">1999-09-22T07:00:00.000 1999-09-22T07:00:59.999 https://doi.org/10.1051/0004-6361/202140648 "SolarOrbiter" "" "Heliosphere.Inner" 8558 1 87 126 33 0.005950146146379991 </text:span></text:p>
            <text:p><text:span text:style-name="T3">1999-09-22T07:00:00.000 1999-09-22T07:00:59.999 https://doi.org/10.1051/0004-6361/202140648 "SolarOrbiter" "" "Heliosphere.Inner" 8634 1 87 126 33 0.006002986892713818 </text:span></text:p>
            <text:p><text:span text:style-name="T3">1999-09-22T07:00:00.000 1999-09-22T07:00:59.999 https://doi.org/10.1051/0004-6361/202140648 "SolarOrbiter" "" "Heliosphere.Inner" 9099 1 87 126 33 0.006326288827519461 </text:span></text:p>
            <text:p><text:span text:style-name="T3">2020-02-10T04:03:00.000 2020-02-10T04:03:59.999 https://doi.org/10.1051/0004-6361/202140648 "SolarOrbiter" "" "Heliosphere.Inner" 27 1 87 126 33 1.8772370408069616e-05 </text:span></text:p>
            <text:p><text:span text:style-name="T3">2020-02-10T04:03:00.000 2020-02-10T04:03:59.999 https://doi.org/10.1051/0004-6361/202140648 "SolarOrbiter" "" "Heliosphere.Inner" 288 1 87 126 33 0.00020023861768607592 </text:span></text:p>
            <text:p><text:span text:style-name="T3">2020-02-10T04:03:00.000 2020-02-10T04:03:59.999 https://doi.org/10.1051/0004-6361/202140648 "SolarOrbiter" "" "Heliosphere.Inner" 1295 1 87 126 33 0.000900378506609265 </text:span></text:p>
            <text:p><text:span text:style-name="T3">2020-02-10T04:03:00.000 2020-02-10T04:03:59.999 https://doi.org/10.1051/0004-6361/202140648 "SolarOrbiter" "" "Heliosphere.Inner" 3063 1 87 126 33 0.0021296211318487866 </text:span></text:p>
            <text:p><text:span text:style-name="T3">2020-02-10T04:03:00.000 2020-02-10T04:03:59.999 https://doi.org/10.1051/0004-6361/202140648 "SolarOrbiter" "" "Heliosphere.Inner" 3202 1 87 126 33 0.0022262640758014414 </text:span></text:p>
            <text:p><text:span text:style-name="T3">2020-04-19T00:00:00.000 2020-04-19T23:59:59.999 https://doi.org/10.1051/0004-6361/202140648 "Helios" "" "Heliosphere.Inner" 1904 1 1 126 33 0.11517057827244133 </text:span></text:p>
            <text:p><text:span text:style-name="T3">2020-04-19T00:00:00.000 2020-04-19T23:59:59.999 https://doi.org/10.1051/0004-6361/202140648 "Helios1" "" "Heliosphere.Inner" 1904 1 1 126 33 0.11517057827244133 </text:span></text:p>
            <text:p><text:span text:style-name="T3">2020-04-19T00:00:00.000 2020-04-19T23:59:59.999 https://doi.org/10.1051/0004-6361/202140648 "IMP" "" "Earth.Magnetosphere" 1884 1 1 126 33 0.11396080329058796 </text:span></text:p>
            <text:p><text:span text:style-name="T3">2020-04-19T00:00:00.000 2020-04-19T23:59:59.999 https://doi.org/10.1051/0004-6361/202140648 "STEREO" "" "Heliosphere.Remote1AU" 1505 1 2 126 33 0.04551778369223324 </text:span></text:p>
            <text:p><text:span text:style-name="T3">2020-04-19T00:00:00.000 2020-04-19T23:59:59.999 https://doi.org/10.1051/0004-6361/202140648 "MESSENGER" "MAG" "Venus" 1407 1 1 126 33 0.08510766997338495 </text:span></text:p>
            <text:p><text:span text:style-name="T3">2020-04-19T00:00:00.000 2020-04-19T23:59:59.999 https://doi.org/10.1051/0004-6361/202140648 "VEX" "" "Venus" 1333 1 1 126 33 0.08063150254052746 </text:span></text:p>
            <text:p><text:span text:style-name="T3">2020-04-19T00:00:00.000 2020-04-19T23:59:59.999 https://doi.org/10.1051/0004-6361/202140648 "Wind" "" "Earth.Magnetosphere.Main" 1318 1 22 126 33 0.003623825968369883 </text:span></text:p>
            <text:p><text:span text:style-name="T3">2020-04-19T00:00:00.000 2020-04-19T23:59:59.999 https://doi.org/10.1051/0004-6361/202140648 "MEX" "" "Mars" 1308 1 1 126 33 0.07911928381321075 </text:span></text:p>
            <text:p><text:span text:style-name="T3">2020-04-19T00:00:00.000 2020-04-19T23:59:59.999 https://doi.org/10.1051/0004-6361/202140648 "Wind" "" "Earth.Magnetosphere.Main" 921 1 22 126 33 0.0025322789961067242 </text:span></text:p>
            <text:p><text:span text:style-name="T3">2020-04-19T00:00:00.000 2020-04-19T23:59:59.999 https://doi.org/10.1051/0004-6361/202140648 "Ulysses" "" "Heliosphere.Inner" 912 1 1 126 33 0.05516573917251391 </text:span></text:p>
            <text:p><text:span text:style-name="T3">2020-04-19T00:00:00.000 2020-04-19T23:59:59.999 https://doi.org/10.1051/0004-6361/202140648 "Wind" "" "Earth.Magnetosphere.Main" 233 1 22 126 33 0.0006406308426632647 </text:span></text:p>
            <text:p><text:span text:style-name="T3">2020-04-19T00:00:00.000 2020-04-19T23:59:59.999 https://doi.org/10.1051/0004-6361/202140648 "SolarOrbiter" "" "Heliosphere.Inner" 57 1 87 126 33 3.963055975036919e-05 </text:span></text:p>
            <text:p><text:span text:style-name="T3">2020-04-19T00:00:00.000 2020-04-19T23:59:59.999 https://doi.org/10.1051/0004-6361/202140648 "SolarOrbiter" "" "Heliosphere.Inner" 18 1 87 126 33 1.2514913605379745e-05 </text:span></text:p>
            <text:p><text:span text:style-name="T3">2020-04-19T00:00:00.000 2020-04-19T23:59:59.999 https://doi.org/10.1051/0004-6361/202140648 "BepiColombo" "MAG" "Heliosphere.Inner" 87 1 2 126 33 0.0026312605855310913 </text:span></text:p>
            <text:p><text:span text:style-name="T3">2020-04-19T00:00:00.000 2020-04-19T23:59:59.999 https://doi.org/10.1051/0004-6361/202140648 "SolarOrbiter" "" "Heliosphere.Inner" 2161 1 87 126 33 0.0015024849056236458 </text:span></text:p>
            <text:p><text:span text:style-name="T3">2020-05-25T12:00:00.000 2020-05-25T12:00:59.999 https://doi.org/10.1051/0004-6361/202140648 "NSO" "" "heliosphere.Inner" 9059 1 1 126 33 0.5479675780304863 </text:span></text:p>
            <text:p><text:span text:style-name="T3">2020-05-25T12:00:00.000 2020-05-25T12:00:59.999 https://doi.org/10.1051/0004-6361/202140648 "SolarOrbiter" "" "Heliosphere.Inner" 9682 1 87 126 33 0.0067316329737381496 </text:span></text:p>
            <text:p><text:span text:style-name="T3">2020-06-03T00:00:00.000 2020-06-03T23:59:59.999 https://doi.org/10.1051/0004-6361/202140648 "SolarOrbiter" "" "Heliosphere.Inner" 9620 1 87 126 33 0.006688526049097397 </text:span></text:p>
            <text:p><text:span text:style-name="T3">2020-06-03T00:00:00.000 2020-06-03T23:59:59.999 https://doi.org/10.1051/0004-6361/202140648 "Wind" "" "Earth.Magnetosphere.Main" 9638 1 22 126 33 0.026499571079779165 </text:span></text:p>
            <text:p><text:span text:style-name="T3">2020-06-04T00:00:00.000 2020-06-04T23:59:59.999 https://doi.org/10.1051/0004-6361/202140648 "SolarOrbiter" "" "Heliosphere.Inner" 4816 1 87 126 33 0.003348434662417158 </text:span></text:p>
            <text:p><text:span text:style-name="T3">2020-06-04T00:00:00.000 2020-06-04T23:59:59.999 https://doi.org/10.1051/0004-6361/202140648 "SolarOrbiter" "" "Heliosphere.Inner" 4999 1 87 126 33 0.003475669617405186 </text:span></text:p>
            <text:p><text:span text:style-name="T3">2020-06-04T00:00:00.000 2020-06-04T23:59:59.999 https://doi.org/10.1051/0004-6361/202140648 "SolarOrbiter" "" "Heliosphere.Inner" 5137 1 87 126 33 0.0035716172883797637 </text:span></text:p>
            <text:p><text:span text:style-name="T3">2020-06-04T00:00:00.000 2020-06-04T23:59:59.999 https://doi.org/10.1051/0004-6361/202140648 "SolarOrbiter" "" "Heliosphere.Inner" 5721 1 87 126 33 0.003977656707576529 </text:span></text:p>
            <text:p><text:span text:style-name="T3">2020-06-04T00:00:00.000 2020-06-04T00:00:59.999 https://doi.org/10.1051/0004-6361/202140648 "SolarOrbiter" "" "Heliosphere.Inner" 5159 1 87 126 33 0.0035869132938974504 </text:span></text:p>
            <text:p><text:span text:style-name="T3">2020-06-04T00:00:00.000 2020-06-04T00:00:59.999 https://doi.org/10.1051/0004-6361/202140648 "SolarOrbiter" "" "Heliosphere.Inner" 5896 1 87 126 33 0.004099329478739943 </text:span></text:p>
            <text:p><text:span text:style-name="T3">2020-06-04T00:00:00.000 2020-06-04T00:00:59.999 https://doi.org/10.1051/0004-6361/202140648 "SolarOrbiter" "" "Heliosphere.Inner" 6710 1 87 126 33 0.004665281682894339 </text:span></text:p>
            <text:p><text:span text:style-name="T3">2020-06-04T00:00:00.000 2020-06-04T00:00:59.999 https://doi.org/10.1051/0004-6361/202140648 "SolarOrbiter" "" "Heliosphere.Inner" 7149 1 87 126 33 0.004970506520269988 </text:span></text:p>
            <text:p><text:span text:style-name="T3">2020-06-04T00:00:00.000 2020-06-04T00:00:59.999 https://doi.org/10.1051/0004-6361/202140648 "SolarOrbiter" "" "Heliosphere.Inner" 7527 1 87 126 33 0.005233319705982963 </text:span></text:p>
            <text:p><text:span text:style-name="T3">2020-06-04T00:00:00.000 2020-06-04T00:00:59.999 https://doi.org/10.1051/0004-6361/202140648 "SolarOrbiter" "" "Heliosphere.Inner" 7698 1 87 126 33 0.00535221138523407 </text:span></text:p>
            <text:p><text:span text:style-name="T3">2020-06-04T00:00:00.000 2020-06-04T00:00:59.999 https://doi.org/10.1051/0004-6361/202140648 "SolarOrbiter" "" "Heliosphere.Inner" 12238 1 87 126 33 0.008508750705702072 </text:span></text:p>
            <text:p><text:span text:style-name="T3">2020-06-04T00:00:00.000 2020-06-04T00:00:59.999 https://doi.org/10.1051/0004-6361/202140648 "SolarOrbiter" "" "Heliosphere.Inner" 13007 1 87 126 33 0.009043415625843019 </text:span></text:p>
            <text:p><text:span text:style-name="T3">2020-06-04T00:00:00.000 2020-06-04T00:00:59.999 https://doi.org/10.1051/0004-6361/202140648 "SolarOrbiter" "" "Heliosphere.Inner" 13951 1 87 126 33 0.009699753317147378 </text:span></text:p>
            <text:p><text:span text:style-name="T3">2020-06-04T00:04:00.000 2020-06-04T00:04:59.999 https://doi.org/10.1051/0004-6361/202140648 "SolarOrbiter" "" "Heliosphere.Inner" 7041 1 87 126 33 0.00489541703863771 </text:span></text:p>
            <text:p><text:span text:style-name="T3">2020-06-04T00:04:00.000 2020-06-04T00:04:59.999 https://doi.org/10.1051/0004-6361/202140648 "SolarOrbiter" "" "Heliosphere.Inner" 7173 1 87 126 33 0.004987193071743828 </text:span></text:p>
            <text:p><text:span text:style-name="T3">2020-06-04T00:04:00.000 2020-06-04T00:04:59.999 https://doi.org/10.1051/0004-6361/202140648 "SolarOrbiter" "" "Heliosphere.Inner" 8220 1 87 126 33 0.0057151438797900835 </text:span></text:p>
            <text:p><text:span text:style-name="T3">2020-06-04T18:00:00.000 2020-06-04T18:00:59.999 https://doi.org/10.1051/0004-6361/202140648 "MAVEN" "SEP,MAG" "Mars" 16532 1 1 126 33 1.0 </text:span></text:p>
            <text:p><text:span text:style-name="T3">2020-06-06T11:07:00.000 2020-06-07T09:28:59.999 https://doi.org/10.1051/0004-6361/202140648 "SolarOrbiter" "" "Heliosphere.Inner" 16606 1 87 126 33 0.01154570307394089 </text:span></text:p>
            <text:p><text:span text:style-name="T3">2020-06-06T20:34:00.000 2020-06-06T20:34:59.999 https://doi.org/10.1051/0004-6361/202140648 "SolarOrbiter" "" "Heliosphere.Inner" 14734 1 87 126 33 0.010244152058981397 </text:span></text:p>
            <text:p><text:span text:style-name="T3">2020-06-07T00:00:00.000 2020-06-07T00:00:59.999 https://doi.org/10.1051/0004-6361/202140648 "Wind" "" "Earth.Magnetosphere.Main" 86 1 22 126 33 0.00023645601918043246 </text:span></text:p>
            <text:p><text:span text:style-name="T3">2020-06-07T00:00:00.000 2020-06-07T00:00:59.999 https://doi.org/10.1051/0004-6361/202140648 "Wind" "" "Earth.Magnetosphere.Main" 207 1 22 126 33 0.0005691441391901107 </text:span></text:p>
            <text:p><text:span text:style-name="T3">2020-06-07T00:00:00.000 2020-06-07T00:00:59.999 https://doi.org/10.1051/0004-6361/202140648 "SolarOrbiter" "" "Heliosphere.Inner" 415 1 87 126 33 0.00028853828590181077 </text:span></text:p>
            <text:p><text:span text:style-name="T3">2020-06-07T00:00:00.000 2020-06-07T00:00:59.999 https://doi.org/10.1051/0004-6361/202140648 "Wind" "" "Earth.Magnetosphere.Main" 958 1 22 126 33 0.0026340100741262125 </text:span></text:p>
            <text:p><text:span text:style-name="T3">2020-06-07T00:00:00.000 2020-06-07T00:00:59.999 https://doi.org/10.1051/0004-6361/202140648 "SolarOrbiter" "" "Heliosphere.Inner" 979 1 87 126 33 0.0006806722455370427 </text:span></text:p>
            <text:p><text:span text:style-name="T3">2020-06-07T00:00:00.000 2020-06-07T00:00:59.999 https://doi.org/10.1051/0004-6361/202140648 "Wind" "" "Earth.Magnetosphere.Main" 1025 1 22 126 33 0.0028182258099993403 </text:span></text:p>
            <text:p><text:span text:style-name="T3">2020-06-07T00:00:00.000 2020-06-07T00:00:59.999 https://doi.org/10.1051/0004-6361/202140648 "SolarOrbiter" "" "Heliosphere.Inner" 1167 1 87 126 33 0.0008113835654154534 </text:span></text:p>
            <text:p><text:span text:style-name="T3">2020-06-07T00:00:00.000 2020-06-07T00:00:59.999 https://doi.org/10.1051/0004-6361/202140648 "SolarOrbiter" "" "Heliosphere.Inner" 1321 1 87 126 33 0.0009184556040392579 </text:span></text:p>
            <text:p><text:span text:style-name="T3">2020-06-07T00:00:00.000 2020-06-07T00:00:59.999 https://doi.org/10.1051/0004-6361/202140648 "SolarOrbiter" "" "Heliosphere.Inner" 1722 1 87 126 33 0.0011972600682479955 </text:span></text:p>
            <text:p><text:span text:style-name="T3">2020-06-07T00:00:00.000 2020-06-07T00:00:59.999 https://doi.org/10.1051/0004-6361/202140648 "SolarOrbiter" "" "Heliosphere.Inner" 3062 1 87 126 33 0.0021289258588707096 </text:span></text:p>
            <text:p><text:span text:style-name="T3">2020-06-07T00:00:00.000 2020-06-07T00:00:59.999 https://doi.org/10.1051/0004-6361/202140648 "SolarOrbiter" "" "Heliosphere.Inner" 5062 1 87 126 33 0.0035194718150240146 </text:span></text:p>
            <text:p><text:span text:style-name="T3">2020-06-07T00:00:00.000 2020-06-07T23:59:59.999 https://doi.org/10.1051/0004-6361/202140648 "SolarOrbiter" "" "Heliosphere.Inner" 4640 1 87 126 33 0.0032260666182756673 </text:span></text:p>
            <text:p><text:span text:style-name="T3">2020-06-07T00:00:00.000 2020-06-07T23:59:59.999 https://doi.org/10.1051/0004-6361/202140648 "SolarOrbiter" "" "Heliosphere.Inner" 7818 1 87 126 33 0.0054356441426032685 </text:span></text:p>
            <text:p><text:span text:style-name="T3">2020-06-07T00:00:00.000 2020-06-07T23:59:59.999 https://doi.org/10.1051/0004-6361/202140648 "SolarOrbiter" "" "Heliosphere.Inner" 7973 1 87 126 33 0.00554341145420515 </text:span></text:p>
            <text:p><text:span text:style-name="T3">2020-06-07T00:00:00.000 2020-06-07T23:59:59.999 https://doi.org/10.1051/0004-6361/202140648 "GONG" "" "Earth.Surface" 8859 1 1 126 33 0.5358698282119526 </text:span></text:p>
            <text:p><text:span text:style-name="T3">2020-06-07T00:00:00.000 2020-06-07T23:59:59.999 https://doi.org/10.1051/0004-6361/202140648 "SolarOrbiter" "" "Heliosphere.Inner" 9461 1 87 126 33 0.00657797764558321 </text:span></text:p>
            <text:p><text:span text:style-name="T3">2020-06-07T02:00:00.000 2020-06-07T14:22:59.999 https://doi.org/10.1051/0004-6361/202140648 "SolarOrbiter" "" "Heliosphere.Inner" 9117 1 87 126 33 0.006338803741124841 </text:span></text:p>
            <text:p><text:span text:style-name="T3">2020-06-07T02:00:00.000 2020-06-07T14:22:59.999 https://doi.org/10.1051/0004-6361/202140648 "SolarOrbiter" "" "Heliosphere.Inner" 9629 1 87 126 33 0.006694783505900087 </text:span></text:p>
            <text:p><text:span text:style-name="T1">2020-06-07T02:13:00.000 2020-06-08T13:47:59.999 https://doi.org/10.1051/0004-6361/202140648 "SolarOrbiter" "" "Heliosphere.Inner" 5068 1 87 126 33 0.0035236434528924747 </text:span></text:p>
            <text:p><text:span text:style-name="T1">2020-06-07T02:13:00.000 2020-06-08T13:47:59.999 https://doi.org/10.1051/0004-6361/202140648 "SolarOrbiter" "" "Heliosphere.Inner" 5967 1 87 126 33 0.004148693860183386 </text:span></text:p>
            <text:p><text:span text:style-name="T3">2020-06-07T02:13:00.000 2020-06-08T13:47:59.999 https://doi.org/10.1051/0004-6361/202140648 "Wind" "" "Earth.Magnetosphere.Main" 5985 1 22 126 33 0.016455689241801026 </text:span></text:p>
            <text:p><text:span text:style-name="T3">2020-06-07T02:13:00.000 2020-06-08T13:47:59.999 https://doi.org/10.1051/0004-6361/202140648 "Wind" "" "Earth.Magnetosphere.Main" 6361 1 22 126 33 0.01748949695356664 </text:span></text:p>
            <text:p><text:span text:style-name="T1">2020-06-07T02:13:00.000 2020-06-08T13:47:59.999 https://doi.org/10.1051/0004-6361/202140648 "SolarOrbiter" "" "Heliosphere.Inner" 6422 1 87 126 33 0.0044650430652082625 </text:span></text:p>
            <text:p><text:span text:style-name="T3">2020-06-07T02:13:00.000 2020-06-08T13:47:59.999 https://doi.org/10.1051/0004-6361/202140648 "Wind" "" "Earth.Magnetosphere.Main" 6498 1 22 126 33 0.017866176891098255 </text:span></text:p>
            <text:p><text:span text:style-name="T1">2020-06-07T02:13:00.000 2020-06-08T13:47:59.999 https://doi.org/10.1051/0004-6361/202140648 "SolarOrbiter" "" "Heliosphere.Inner" 6637 1 87 126 33 0.004614526755494742 </text:span></text:p>
            <text:p><text:span text:style-name="T1">2020-06-07T02:13:00.000 2020-06-08T13:47:59.999 https://doi.org/10.1051/0004-6361/202140648 "SolarOrbiter" "" "Heliosphere.Inner" 7239 1 87 126 33 0.005033081088296887 </text:span></text:p>
            <text:p><text:span text:style-name="T1">2020-06-07T02:13:00.000 2020-06-08T13:47:59.999 https://doi.org/10.1051/0004-6361/202140648 "SolarOrbiter" "" "Heliosphere.Inner" 7485 1 87 126 33 0.005204118240903744 </text:span></text:p>
            <text:p><text:span text:style-name="T3">2020-06-07T02:13:00.000 2020-06-08T13:47:59.999 https://doi.org/10.1051/0004-6361/202140648 "BepiColombo" "MAG" "Heliosphere.Inner" 7500 1 2 126 33 0.22683280909750786 </text:span></text:p>
            <text:p><text:span text:style-name="T3">2020-06-07T02:13:00.000 2020-06-08T13:47:59.999 https://doi.org/10.1051/0004-6361/202140648 "Wind" "" "Earth.Magnetosphere.Main" 7513 1 22 126 33 0.020656907815146383 </text:span></text:p>
            <text:p><text:span text:style-name="T3">2020-06-07T02:13:00.000 2020-06-08T13:47:59.999 https://doi.org/10.1051/0004-6361/202140648 "Wind" "" "Earth.Magnetosphere.Main" 7611 1 22 126 33 0.02092635769746827 </text:span></text:p>
            <text:p><text:span text:style-name="T1">2020-06-07T02:13:00.000 2020-06-08T13:47:59.999 https://doi.org/10.1051/0004-6361/202140648 "SolarOrbiter" "" "Heliosphere.Inner" 7795 1 87 126 33 0.0054196528641075065 </text:span></text:p>
            <text:p><text:span text:style-name="T3">2020-06-07T02:13:00.000 2020-06-08T13:47:59.999 https://doi.org/10.1051/0004-6361/202140648 "Wind" "" "Earth.Magnetosphere.Main" 7848 1 22 126 33 0.021577986494512022 </text:span></text:p>
            <text:p><text:span text:style-name="T1">2020-06-07T02:13:00.000 2020-06-08T13:47:59.999 https://doi.org/10.1051/0004-6361/202140648 "SolarOrbiter" "" "Heliosphere.Inner" 7952 1 87 126 33 0.005528810721665541 </text:span></text:p>
            <text:p><text:span text:style-name="T3">2020-06-07T02:13:00.000 2020-06-08T13:47:59.999 https://doi.org/10.1051/0004-6361/202140648 "Wind" "" "Earth.Magnetosphere.Main" 8343 1 22 126 33 0.02293898334909707 </text:span></text:p>
            <text:p><text:span text:style-name="T3">2020-06-07T19:00:00.000 2020-06-07T19:00:59.999 https://doi.org/10.1051/0004-6361/202140648 "SolarOrbiter" "" "Heliosphere.Inner" 9186 1 87 126 33 0.00638677757661213 </text:span></text:p>
            <text:p><text:span text:style-name="T3">2020-06-08T00:00:00.000 2020-06-08T23:59:59.999 https://doi.org/10.1051/0004-6361/202140648 "SolarOrbiter" "" "Heliosphere.Inner" 10657 1 87 126 33 0.007409524127362886 </text:span></text:p>
            <text:p><text:span text:style-name="T3">2020-06-08T00:00:00.000 2020-06-08T23:59:59.999 https://doi.org/10.1051/0004-6361/202140648 "SolarOrbiter" "" "Heliosphere.Inner" 11722 1 87 126 33 0.00814998984901452 </text:span></text:p>
            <text:p><text:span text:style-name="T3">2020-06-08T00:30:00.000 2020-06-08T00:30:59.999 https://doi.org/10.1051/0004-6361/202140648 "SolarOrbiter" "" "Heliosphere.Inner" 10972 1 87 126 33 0.007628535115457031 </text:span></text:p>
            <text:p><text:span text:style-name="T3">2020-06-08T00:30:00.000 2020-06-08T00:30:59.999 https://doi.org/10.1051/0004-6361/202140648 "SolarOrbiter" "" "Heliosphere.Inner" 11117 1 87 126 33 0.007729349697278146 </text:span></text:p>
            <text:p><text:span text:style-name="T3">2020-06-08T00:30:00.000 2020-06-08T00:30:59.999 https://doi.org/10.1051/0004-6361/202140648 "SolarOrbiter" "" "Heliosphere.Inner" 11243 1 87 126 33 0.007816954092515803 </text:span></text:p>
            <text:p><text:span text:style-name="T3">2020-06-08T11:30:00.000 2020-06-08T11:30:59.999 https://doi.org/10.1051/0004-6361/202140648 "SolarOrbiter" "" "Heliosphere.Inner" 11475 1 87 126 33 0.007978257423429587 </text:span></text:p>
            <text:p><text:span text:style-name="T3">2020-06-09T00:00:00.000 2020-06-09T23:59:59.999 https://doi.org/10.1051/0004-6361/202140648 "SolarOrbiter" "" "Heliosphere.Inner" 9015 1 87 126 33 0.006267885897361022 </text:span></text:p>
            <text:p><text:span text:style-name="T3">2020-06-09T00:00:00.000 2020-06-09T23:59:59.999 https://doi.org/10.1051/0004-6361/202140648 "SolarOrbiter" "" "Heliosphere.Inner" 9456 1 87 126 33 0.006574501280692826 </text:span></text:p>
            <text:p><text:span text:style-name="T3">2020-06-09T00:00:00.000 2020-06-09T23:59:59.999 https://doi.org/10.1051/0004-6361/202140648 "SolarOrbiter" "" "Heliosphere.Inner" 9832 1 87 126 33 0.006835923920449647 </text:span></text:p>
            <text:p><text:span text:style-name="T3">2020-06-09T00:00:00.000 2020-06-09T23:59:59.999 https://doi.org/10.1051/0004-6361/202140648 "SolarOrbiter" "" "Heliosphere.Inner" 10367 1 87 126 33 0.007207894963720656 </text:span></text:p>
            <text:p><text:span text:style-name="T3">2020-06-11T00:00:00.000 2020-06-11T23:59:59.999 https://doi.org/10.1051/0004-6361/202140648 "SolarOrbiter" "" "Heliosphere.Inner" 10172 1 87 126 33 0.007072316732995709 </text:span></text:p>
            <text:p><text:span text:style-name="T3">2024-06-02T00:00:00.000 2024-06-02T23:59:59.999 https://doi.org/10.1051/0004-6361/202140648 "SolarOrbiter" "" "Heliosphere.Inner" 8223 1 87 126 33 0.005717229698724313 </text:span></text:p>
            <text:p><text:span text:style-name="T3">2024-06-02T00:00:00.000 2024-06-02T23:59:59.999 https://doi.org/10.1051/0004-6361/202140648 "SolarOrbiter" "" "Heliosphere.Inner" 8056 1 87 126 33 0.005601119111385513 </text:span></text:p>
            <text:p><text:span text:style-name="T3">2024-06-02T00:00:00.000 2024-06-02T23:59:59.999 https://doi.org/10.1051/0004-6361/202140648 "Wind" "" "Earth.Magnetosphere.Main" 3571 1 22 126 33 0.00981842377317819 </text:span></text:p>
            <text:p><text:span text:style-name="T3">2024-06-02T00:00:00.000 2024-06-02T23:59:59.999 https://doi.org/10.1051/0004-6361/202140648 "SolarOrbiter" "" "Heliosphere.Inner" 3530 1 87 126 33 0.0024543136126105834 </text:span></text:p>
            <text:p><text:span text:style-name="T3">2024-06-02T00:00:00.000 2024-06-02T23:59:59.999 https://doi.org/10.1051/0004-6361/202140648 "SolarOrbiter" "" "Heliosphere.Inner" 3345 1 87 126 33 0.0023256881116664025 </text:span></text:p>
            <text:p><text:span text:style-name="T3">2024-06-02T00:00:00.000 2024-06-02T23:59:59.999 https://doi.org/10.1051/0004-6361/202140648 "Wind" "" "Earth.Magnetosphere.Main" 3296 1 22 126 33 0.009062314409519831 </text:span></text:p>
            <text:p><text:span text:style-name="T3">2024-06-02T00:00:00.000 2024-06-02T23:59:59.999 https://doi.org/10.1051/0004-6361/202140648 "SolarOrbiter" "" "Heliosphere.Inner" 3232 1 87 126 33 0.002247122265143741 </text:span></text:p>
            <text:p><text:span text:style-name="T3">2024-06-02T00:00:00.000 2024-06-02T23:59:59.999 https://doi.org/10.1051/0004-6361/202140648 "Wind" "" "Earth.Magnetosphere.Main" 2773 1 22 126 33 0.007624331874271386 </text:span></text:p>
            <text:p><text:span text:style-name="T3">2024-06-02T00:00:00.000 2024-06-02T23:59:59.999 https://doi.org/10.1051/0004-6361/202140648 "SolarOrbiter" "" "Heliosphere.Inner" 2359 1 87 126 33 0.0016401489552828232 </text:span></text:p>
            <text:p><text:span text:style-name="T3">2024-06-02T00:00:00.000 2024-06-02T23:59:59.999 https://doi.org/10.1051/0004-6361/202140648 "SolarOrbiter" "" "Heliosphere.Inner" 2219 1 87 126 33 0.0015428107383520919 </text:span></text:p>
            <text:p><text:span text:style-name="T3">2024-06-02T00:00:00.000 2024-06-02T23:59:59.999 https://doi.org/10.1051/0004-6361/202140648 "Wind" "" "Earth.Magnetosphere.Main" 2133 1 22 126 33 0.005864659173393749 </text:span></text:p>
            <text:p><text:span text:style-name="T3">2024-06-02T00:00:00.000 2024-06-02T23:59:59.999 https://doi.org/10.1051/0004-6361/202140648 "Wind" "" "Earth.Magnetosphere.Main" 1869 1 22 126 33 0.005138794184281724 </text:span></text:p>
            <text:p><text:span text:style-name="T3">2024-06-02T00:00:00.000 2024-06-02T23:59:59.999 https://doi.org/10.1051/0004-6361/202140648 "SolarOrbiter" "" "Heliosphere.Inner" 1780 1 87 126 33 0.0012375859009764413 </text:span></text:p>
            <text:p><text:span text:style-name="T3">2024-06-02T00:00:00.000 2024-06-02T23:59:59.999 https://doi.org/10.1051/0004-6361/202140648 "Wind" "" "Earth.Magnetosphere.Main" 1762 1 22 126 33 0.004844598904603744 </text:span></text:p>
            <text:p><text:span text:style-name="T3">2024-06-02T00:00:00.000 2024-06-02T23:59:59.999 https://doi.org/10.1051/0004-6361/202140648 "Wind" "" "Earth.Magnetosphere.Main" 1433 1 22 126 33 0.003940017156808834 </text:span></text:p>
            <text:p><text:span text:style-name="T3">2024-06-02T00:00:00.000 2024-06-02T23:59:59.999 https://doi.org/10.1051/0004-6361/202140648 "SolarOrbiter" "" "Heliosphere.Inner" 1309 1 87 126 33 0.000910112328302338 </text:span></text:p>
            <text:p><text:span text:style-name="T3">2024-06-02T00:00:00.000 2024-06-02T23:59:59.999 https://doi.org/10.1051/0004-6361/202140648 "SolarOrbiter" "" "Heliosphere.Inner" 550 1 87 126 33 0.00038240013794215886 </text:span></text:p>
            <text:p><text:span text:style-name="T3">2024-06-02T00:00:00.000 2024-06-02T23:59:59.999 https://doi.org/10.1051/0004-6361/202140648 "SolarOrbiter" "" "Heliosphere.Inner" 331 1 87 126 33 0.00023013535574337198 </text:span></text:p>
            <text:p><text:span text:style-name="T3">2024-06-02T00:00:00.000 2024-06-02T23:59:59.999 https://doi.org/10.1051/0004-6361/202140648 "STEREO" "" "Heliosphere.Remote1AU" 116 1 2 126 33 0.0035083474473747885 </text:span></text:p>
            <text:p><text:span text:style-name="T3">2024-06-02T00:00:00.000 2024-06-02T23:59:59.999 https://doi.org/10.1051/0004-6361/202140648 "SolarOrbiter" "" "Heliosphere.Inner" 208 1 87 126 33 0.0001446167794399437 </text:span></text:p>
            <text:p><text:span text:style-name="T3">2024-06-02T00:00:00.000 2024-06-02T23:59:59.999 https://doi.org/10.1051/0004-6361/202140648 "SOHO" "" "Heliosphere.NearEarth" 641 1 1 126 33 0.03877328816840068 </text:span></text:p>
            <text:p><text:span text:style-name="T3">2024-06-02T00:00:00.000 2024-06-02T23:59:59.999 https://doi.org/10.1051/0004-6361/202140648 "SolarOrbiter" "" "Heliosphere.Inner" 1376 1 87 126 33 0.0009566956178334738 </text:span></text:p>
            <text:p><text:span text:style-name="T3">2024-06-02T00:00:00.000 2024-06-02T23:59:59.999 https://doi.org/10.1051/0004-6361/202140648 "SDO" "" "Earth.Magnetosphere" 1818 1 1 126 33 0.10996854585047182 </text:span></text:p>
            <text:p><text:span text:style-name="T3">2024-06-02T00:00:00.000 2024-06-02T23:59:59.999 https://doi.org/10.1051/0004-6361/202140648 "SolarOrbiter" "" "Heliosphere.Inner" 6267 1 87 126 33 0.004357275753606381 </text:span></text:p>
            <text:p><text:span text:style-name="T3">2024-06-02T00:00:00.000 2024-06-02T23:59:59.999 https://doi.org/10.1051/0004-6361/202140648 "SolarOrbiter" "" "Heliosphere.Inner" 6394 1 87 126 33 0.004445575421822116 </text:span></text:p>
            <text:p><text:span text:style-name="T3">2024-06-02T00:00:00.000 2024-06-02T23:59:59.999 https://doi.org/10.1051/0004-6361/202140648 "SolarOrbiter" "" "Heliosphere.Inner" 6702 1 87 126 33 0.0046597194990697244 </text:span></text:p>
            <text:p><text:span text:style-name="T3">2024-06-02T00:00:00.000 2024-06-02T23:59:59.999 https://doi.org/10.1051/0004-6361/202140648 "SolarOrbiter" "" "Heliosphere.Inner" 7983 1 87 126 33 0.005550364183985917 </text:span></text:p>
            <text:p><text:span text:style-name="T3">2024-06-07T00:00:00.000 2024-06-07T23:59:59.999 https://doi.org/10.1051/0004-6361/202140648 "SolarOrbiter" "" "Heliosphere.Inner" 715 1 87 126 33 0.0004971201793248066 </text:span></text:p>
            <text:p><text:span text:style-name="T3">2024-06-07T00:00:00.000 2024-06-07T23:59:59.999 https://doi.org/10.1051/0004-6361/202140648 "SolarOrbiter" "" "Heliosphere.Inner" 1587 1 87 126 33 0.0011033982162076475 </text:span></text:p>
            <text:p><text:span text:style-name="T3">2024-06-07T00:00:00.000 2024-06-07T23:59:59.999 https://doi.org/10.1051/0004-6361/202140648 "SolarOrbiter" "" "Heliosphere.Inner" 2154 1 87 126 33 0.0014976179947771093 </text:span></text:p>
            <text:p><text:span text:style-name="T3">2024-06-07T00:00:00.000 2024-06-07T23:59:59.999 https://doi.org/10.1051/0004-6361/202140648 "SolarOrbiter" "" "Heliosphere.Inner" 2242 1 87 126 33 0.001558802016847855 </text:span></text:p>
            <text:p><text:span text:style-name="T3">2024-06-07T00:00:00.000 2024-06-07T23:59:59.999 https://doi.org/10.1051/0004-6361/202140648 "PSP" "" "Sun" 10375 1 1 126 33 0.6275707718364384 </text:span></text:p>
          </table:table-cell>
          <table:table-cell table:style-name="ce2" office:value-type="string" calcext:value-type="string">
            <text:p><text:span text:style-name="T1">2020-06-07T02:13:00.000Z 2020-06-08T13:47:00.000Z https://doi.org/10.1051/0004-6361/202140648 "Solar Orbiter" "Magnetometer (MAG)" "Two distinct rotational periods of the magnetic field, associated with the passage of two helical structures." "noregion" Nan Nan Nan Nan Nan Nan</text:span></text:p>
            <text:p><text:span text:style-name="T3">2020-06-07T00:00:00.000Z 2020-06-08T23:59:00.000Z https://doi.org/10.1051/0004-6361/202140648 "Solar Orbiter" "Energetic Particle Detector (EPD)" "Significant flux enhancements of low-energy ions on both sides of ICME2, suggesting that this acts to keep the suprathermal particles out, as expected if the ICME was still rooted with its legs at the Sun." "noregion" Nan Nan Nan Nan Nan Nan</text:span></text:p>
          </table:table-cell>
          <table:table-cell table:number-columns-repeated="2"/>
          <table:table-cell table:style-name="ce2" office:value-type="string" calcext:value-type="string">
            <text:p>2020-06-07T02:00:00.000Z 2020-06-07T14:22:00.000Z https://doi.org/10.1051/0004-6361/202140648 "Solar Orbiter" "MAG" "One interval corresponds to the passage of a helical structure (ICME1) characterized by right-handed chirality and higher inclination with respect to the solar wind flow." "noregion" Nan Nan Nan Nan Nan Nan</text:p>
            <text:p>2020-06-08T00:30:00.000Z 2020-06-08T11:30:00.000Z https://doi.org/10.1051/0004-6361/202140648 "Solar Orbiter" "MAG, EPD" "The other interval corresponds to the passage of a left-handed helical structure (ICME2) with lower inclination, immersed in a high-speed stream and likely interacting with the preceding ICME1 via magnetic reconnection processes." "noregion" Nan Nan Nan Nan Nan Nan</text:p>
            <text:p/>
          </table:table-cell>
          <table:table-cell table:style-name="ce2" office:value-type="string" calcext:value-type="string">
            <text:p>5 sec</text:p>
          </table:table-cell>
          <table:table-cell table:style-name="ce2" office:value-type="string" calcext:value-type="string">
            <text:p>18 sec</text:p>
          </table:table-cell>
          <table:table-cell table:number-columns-repeated="1013"/>
        </table:table-row>
        <table:table-row table:style-name="ro10">
          <table:table-cell table:style-name="ce2" office:value-type="string" calcext:value-type="string">
            <text:p>Solar Orbiter’s first Venus flyby MAG observations of structures and waves associated with the induced Venusian magnetosphere</text:p>
          </table:table-cell>
          <table:table-cell table:style-name="ce3" office:value-type="string" calcext:value-type="string">
            <text:p><text:a xlink:href="https://doi.org/10.1051/0004-6361/202140910" xlink:type="simple">https://doi.org/10.1051/0004-6361/202140910</text:a></text:p>
          </table:table-cell>
          <table:table-cell table:style-name="ce2"/>
          <table:table-cell table:style-name="ce3" office:value-type="string" calcext:value-type="string">
            <text:p><text:a xlink:href="http://bht-dev.co-libri.org/paper/show/25" xlink:type="simple">http://bht-dev.co-libri.org/paper/show/25</text:a></text:p>
          </table:table-cell>
          <table:table-cell table:style-name="ce2" office:value-type="string" calcext:value-type="string">
            <text:p><text:span text:style-name="T3">2018-10-03T00:00:00.000 2019-12-26T23:59:59.000 https://doi.org/10.1051/0004-6361/202140910 "Mariner-10" "" "Venus" 1141 1 3 33 36 0.018560994257641565 </text:span></text:p>
            <text:p><text:span text:style-name="T3">2018-10-03T00:00:00.000 2019-12-26T23:59:59.000 https://doi.org/10.1051/0004-6361/202140910 "Pioneer" "" "Heliosphere" 948 1 4 33 36 0.01156605338929286 </text:span></text:p>
            <text:p><text:span text:style-name="T3">2018-10-03T00:00:00.000 2019-12-26T23:59:59.000 https://doi.org/10.1051/0004-6361/202140910 "PioneerVenusOrbiter" "" "Venus" 948 1 1 33 36 0.04626421355717144 </text:span></text:p>
            <text:p><text:span text:style-name="T3">2018-10-03T00:00:00.000 2019-12-26T23:59:59.000 https://doi.org/10.1051/0004-6361/202140910 "VEX" "" "Venus" 922 1 2 33 36 0.02249768190913084 </text:span></text:p>
            <text:p><text:span text:style-name="T3">2018-10-03T00:00:00.000 2019-12-26T23:59:59.000 https://doi.org/10.1051/0004-6361/202140910 "PSP" "" "Sun" 151 1 1 33 36 0.007369088868283637 </text:span></text:p>
            <text:p><text:span text:style-name="T3">2018-10-03T00:00:00.000 2019-12-26T23:59:59.000 https://doi.org/10.1051/0004-6361/202140910 "BepiColombo" "" "Mercury" 215 1 4 33 36 0.0026231028256307647 </text:span></text:p>
            <text:p><text:span text:style-name="T3">2020-10-15T00:00:00.000 2020-10-15T23:59:59.999 https://doi.org/10.1051/0004-6361/202140910 "VEX" "" "Venus" 429 1 2 33 36 0.010468010346005563 </text:span></text:p>
            <text:p><text:span text:style-name="T3">2020-10-15T00:00:00.000 2020-10-15T23:59:59.999 https://doi.org/10.1051/0004-6361/202140910 "SolarOrbiter" "" "Heliosphere.Inner" 627 1 17 33 36 0.0017999293807611377 </text:span></text:p>
            <text:p><text:span text:style-name="T1">2020-12-27T00:00:00.000 2020-12-27T23:59:59.999 https://doi.org/10.1051/0004-6361/202140910 "SolarOrbiter" "" "Heliosphere.Inner" 7544 1 17 33 36 0.021656566584468934 </text:span></text:p>
            <text:p><text:span text:style-name="T1">2020-12-27T00:00:00.000 2020-12-27T23:59:59.999 https://doi.org/10.1051/0004-6361/202140910 "SolarOrbiter" "" "Heliosphere.Inner" 9984 1 17 33 36 0.02866107645537352 </text:span></text:p>
            <text:p><text:span text:style-name="T3">2020-12-27T00:00:00.000 2020-12-27T23:59:59.999 https://doi.org/10.1051/0004-6361/202140910 "Mariner-10" "" "Mercury" 21739 1 3 33 36 0.35363492915588957 </text:span></text:p>
            <text:p><text:span text:style-name="T1">2020-12-27T04:40:00.000 2020-12-27T04:40:59.999 https://doi.org/10.1051/0004-6361/202140910 "SolarOrbiter" "" "Heliosphere.Inner" 20896 1 17 33 36 0.05998616322230419 </text:span></text:p>
            <text:p><text:span text:style-name="T1">2020-12-27T08:00:00.000 2020-12-27T08:00:59.999 https://doi.org/10.1051/0004-6361/202140910 "SolarOrbiter" "" "Heliosphere.Inner" 20634 1 17 33 36 0.05923403962141199 </text:span></text:p>
            <text:p><text:span text:style-name="T3">2020-12-27T08:00:00.000 2020-12-27T08:00:59.999 https://doi.org/10.1051/0004-6361/202140910 "Galileo" "" "Jupiter" 20491 1 1 33 36 1.0 </text:span></text:p>
            <text:p><text:span text:style-name="T3">2020-12-27T09:10:00.000 2020-12-27T09:10:59.999 https://doi.org/10.1051/0004-6361/202140910 "Pioneer" "" "Heliosphere" 20653 1 4 33 36 0.2519764774779171 </text:span></text:p>
            <text:p><text:span text:style-name="T3">2020-12-27T09:10:00.000 2020-12-27T09:10:59.999 https://doi.org/10.1051/0004-6361/202140910 "BepiColombo" "" "Mercury" 21317 1 4 33 36 0.2600775950417256 </text:span></text:p>
            <text:p><text:span text:style-name="T1">2020-12-27T09:34:00.000 2020-12-27T09:34:59.999 https://doi.org/10.1051/0004-6361/202140910 "SolarOrbiter" "" "Heliosphere.Inner" 20341 1 17 33 36 0.05839292429675008 </text:span></text:p>
            <text:p><text:span text:style-name="T3">2020-12-27T09:38:00.000 2020-12-27T09:38:59.999 https://doi.org/10.1051/0004-6361/202140910 "BepiColombo" "" "Mercury" 19302 1 4 33 36 0.23549363135034893 </text:span></text:p>
            <text:p><text:span text:style-name="T1">2020-12-27T09:38:00.000 2020-12-27T09:38:59.999 https://doi.org/10.1051/0004-6361/202140910 "SolarOrbiter" "" "Heliosphere.Inner" 19397 1 17 33 36 0.055682982772924695 </text:span></text:p>
            <text:p><text:span text:style-name="T3">2020-12-27T10:30:00.000 2020-12-27T15:00:59.999 https://doi.org/10.1051/0004-6361/202140910 "Mariner-10" "" "Mercury" 20289 1 3 33 36 0.33004733785564394 </text:span></text:p>
            <text:p><text:span text:style-name="T1">2020-12-27T10:30:00.000 2020-12-27T15:00:59.999 https://doi.org/10.1051/0004-6361/202140910 "SolarOrbiter" "" "Heliosphere.Inner" 20589 1 17 33 36 0.059104858086907595 </text:span></text:p>
            <text:p><text:span text:style-name="T3">2020-12-27T10:45:00.000 2020-12-27T10:45:59.999 https://doi.org/10.1051/0004-6361/202140910 "Pioneer" "" "Heliosphere" 20691 1 4 33 36 0.2524400956517496 </text:span></text:p>
            <text:p><text:span text:style-name="T1">2020-12-27T11:30:00.000 2020-12-27T11:30:59.999 https://doi.org/10.1051/0004-6361/202140910 "SolarOrbiter" "" "Heliosphere.Inner" 21064 1 17 33 36 0.060468440951120576 </text:span></text:p>
            <text:p><text:span text:style-name="T3">2020-12-27T11:30:00.000 2020-12-27T11:30:59.999 https://doi.org/10.1051/0004-6361/202140910 "Pioneer" "" "Heliosphere" 21064 1 4 33 36 0.25699087404226245 </text:span></text:p>
            <text:p><text:span text:style-name="T1">2020-12-27T12:20:00.000 2020-12-27T12:20:59.999 https://doi.org/10.1051/0004-6361/202140910 "SolarOrbiter" "" "Heliosphere.Inner" 20923 1 17 33 36 0.060063672143006834 </text:span></text:p>
            <text:p><text:span text:style-name="T1">2020-12-27T12:20:00.000 2020-12-27T12:20:59.999 https://doi.org/10.1051/0004-6361/202140910 "SolarOrbiter" "" "Heliosphere.Inner" 21224 1 17 33 36 0.06092775307380285 </text:span></text:p>
            <text:p><text:span text:style-name="T1">2020-12-27T12:40:00.000 2020-12-27T12:40:59.999 https://doi.org/10.1051/0004-6361/202140910 "SolarOrbiter" "" "Heliosphere.Inner" 21496 1 17 33 36 0.061708583682362705 </text:span></text:p>
            <text:p><text:span text:style-name="T3">2021-08-11T00:00:00.000 2021-08-11T23:59:59.999 https://doi.org/10.1051/0004-6361/202140910 "SolarOrbiter" "" "Heliosphere.Inner" 85 1 17 33 36 0.00024400956517495485 </text:span></text:p>
            <text:p><text:span text:style-name="T3">2021-08-11T00:00:00.000 2021-08-11T23:59:59.999 https://doi.org/10.1051/0004-6361/202140910 "BepiColombo" "" "Mercury" 415 1 4 33 36 0.005063198477380313 </text:span></text:p>
            <text:p><text:span text:style-name="T3">2021-08-19T00:00:00.000 2021-08-19T23:59:59.999 https://doi.org/10.1051/0004-6361/202140910 "SolarOrbiter" "" "Heliosphere.Inner" 6571 1 17 33 36 0.018863374738407393 </text:span></text:p>
            <text:p><text:span text:style-name="T3">2029-06-19T00:00:00.000 2029-06-19T23:59:59.999 https://doi.org/10.1051/0004-6361/202140910 "SolarOrbiter" "" "Heliosphere.Inner" 197 1 17 33 36 0.0005655280510525424 </text:span></text:p>
            <text:p><text:span text:style-name="T3">2029-06-19T00:00:00.000 2029-06-19T23:59:59.999 https://doi.org/10.1051/0004-6361/202140910 "SolarOrbiter" "" "Heliosphere.Inner" 1453 1 17 33 36 0.004171128214108346 </text:span></text:p>
            <text:p><text:span text:style-name="T3">2029-06-19T00:00:00.000 2029-06-19T23:59:59.999 https://doi.org/10.1051/0004-6361/202140910 "SolarOrbiter" "" "Heliosphere.Inner" 3492 1 17 33 36 0.010024487077540499</text:span></text:p>
          </table:table-cell>
          <table:table-cell table:style-name="ce2" office:value-type="string" calcext:value-type="string">
            <text:p><text:span text:style-name="T1">2020-12-27T04:40:00.000Z 2020-12-27T04:40:00.000Z https://doi.org/10.1051/0004-6361/202140910 "Solar Orbiter" "Magnetometer" "Passage of a plasmoid/flux rope." "noregion" Nan Nan Nan Nan Nan Nan</text:span></text:p>
            <text:p><text:span text:style-name="T1">2020-12-27T09:34:00.000Z 2020-12-27T09:34:00.000Z https://doi.org/10.1051/0004-6361/202140910 "Solar Orbiter" "Magnetometer, Energetic Particle Detector - SupraThermal Electrons and Protons, Radio and Plasma Waves" "Crossing of a magnetic reconnection site." "noregion" Nan Nan Nan Nan Nan Nan</text:span></text:p>
            <text:p><text:span text:style-name="T1">2020-12-27T10:30:00.000Z 2020-12-27T10:30:00.000Z https://doi.org/10.1051/0004-6361/202140910 "Solar Orbiter" "Magnetometer, Energetic Particle Detector - SupraThermal Electrons and Protons, Radio and Plasma Waves" "Observation of a tearing instability in the magnetotail." "noregion" Nan Nan Nan Nan Nan Nan</text:span></text:p>
            <text:p><text:span text:style-name="T1">2020-12-27T12:20:00.000Z 2020-12-27T12:20:00.000Z https://doi.org/10.1051/0004-6361/202140910 "Solar Orbiter" "Magnetometer" "Observation of an 'over-draping' of the magnetic field around Venus." "noregion" Nan Nan Nan Nan Nan Nan</text:span></text:p>
            <text:p><text:span text:style-name="T1">2020-12-27T12:40:00.000Z 2020-12-27T12:40:00.000Z https://doi.org/10.1051/0004-6361/202140910 "Solar Orbiter" "Magnetometer" "Crossing of the bow shock." "noregion" Nan Nan Nan Nan Nan Nan</text:span></text:p>
          </table:table-cell>
          <table:table-cell table:number-columns-repeated="2"/>
          <table:table-cell table:style-name="ce2" office:value-type="string" calcext:value-type="string">
            <text:p>2018-10-03T00:00:00.000Z 2019-12-26T00:00:00.000Z https://doi.org/10.1051/0004-6361/202140910 "Parker Solar Probe" "Instruments not specified" "Parker Solar Probe showed strong kinetic-scale turbulence in the magnetosheath, sub-proton scale magnetic holes, and double layers near the bow shock during these two Venus flybys." "noregion" Nan Nan Nan Nan Nan Nan</text:p>
            <text:p>2020-10-15T00:00:00.000Z 2020-10-15T00:00:00.000Z https://doi.org/10.1051/0004-6361/202140910 "BepiColombo" "Instruments not specified" "During this Venus flyby, evidence was found of draping in the magnetosheath in the direction perpendicular to the Venus-Sun line, by field lines hanging up at Venus's pile-up boundary on one side and being connected to the solar wind at the other." "noregion" Nan Nan Nan Nan Nan Nan</text:p>
            <text:p>2020-12-27T00:00:00.000Z 2020-12-27T00:00:00.000Z https://doi.org/10.1051/0004-6361/202140910 "Solar Orbiter" "Magnetometer, Energetic Particle Detector, Radio and Plasma Waves instrument" "Solar Orbiter studied the induced magnetosphere and plasma wave activity around Venus, approaching from downstream through the induced magnetotail." "noregion" Nan Nan Nan Nan Nan Nan</text:p>
            <text:p>2021-08-11T00:00:00.000Z 2021-08-11T00:00:00.000Z https://doi.org/10.1051/0004-6361/202140910 "BepiColombo" "Instruments not specified" "BepiColombo will have its second Venus flyby on this date." "noregion" Nan Nan Nan Nan Nan Nan</text:p>
            <text:p/>
          </table:table-cell>
          <table:table-cell table:style-name="ce2" office:value-type="string" calcext:value-type="string">
            <text:p>6 sec</text:p>
          </table:table-cell>
          <table:table-cell table:style-name="ce2" office:value-type="string" calcext:value-type="string">
            <text:p>1 min 18 sec</text:p>
          </table:table-cell>
          <table:table-cell table:number-columns-repeated="1013"/>
        </table:table-row>
        <table:table-row table:style-name="ro11">
          <table:table-cell table:style-name="ce2" office:value-type="string" calcext:value-type="string">
            <text:p>Statistical study of magnetic cloud erosion</text:p>
            <text:p>by magnetic reconnection</text:p>
          </table:table-cell>
          <table:table-cell table:style-name="ce3" office:value-type="string" calcext:value-type="string">
            <text:p><text:a xlink:href="https://doi.org/10.1002/2014JA020628" xlink:type="simple">https://doi.org/10.1002/2014JA020628</text:a></text:p>
          </table:table-cell>
          <table:table-cell/>
          <table:table-cell table:style-name="ce3" office:value-type="string" calcext:value-type="string">
            <text:p><text:a xlink:href="http://bht-dev.co-libri.org/paper/show/17" xlink:type="simple">http://bht-dev.co-libri.org/paper/show/17</text:a></text:p>
          </table:table-cell>
          <table:table-cell table:style-name="ce2" office:value-type="string" calcext:value-type="string">
            <text:p>1996-07-01T00:00:00.000 1996-07-01T23:59:59.999 https://doi.org/10.1002/2014JA020628 "STEREO" "" "Heliosphere.Remote1AU" 6589 1 6 25 4 0.03218259434008343 </text:p>
            <text:p>1996-07-01T00:00:00.000 1996-07-01T23:59:59.999 https://doi.org/10.1002/2014JA020628 "Wind" "MFI,3DP" "Earth.Magnetosphere.Main" 6737 1 17 25 4 0.011613695092666495 </text:p>
            <text:p>1996-07-01T00:00:00.000 1996-07-01T23:59:59.999 https://doi.org/10.1002/2014JA020628 "Wind" "MFI,3DP" "Earth.Magnetosphere.Main" 8748 1 17 25 4 0.015080392559098486 </text:p>
            <text:p>1996-07-01T00:00:00.000 1996-07-01T23:59:59.999 https://doi.org/10.1002/2014JA020628 "Wind" "MFI,3DP" "Earth.Magnetosphere.Main" 21488 1 17 25 4 0.03704246402719573 </text:p>
            <text:p>1996-07-01T00:00:00.000 1996-07-01T23:59:59.999 https://doi.org/10.1002/2014JA020628 "STEREO" "" "Heliosphere.Remote1AU" 21497 1 6 25 4 0.10499760669734003 </text:p>
            <text:p>1996-07-01T00:00:00.000 1996-07-01T23:59:59.999 https://doi.org/10.1002/2014JA020628 "Wind" "MFI,3DP" "Earth.Magnetosphere.Main" 22631 1 17 25 4 0.03901284453646066 </text:p>
            <text:p>1996-07-01T00:00:00.000 1996-07-01T23:59:59.999 https://doi.org/10.1002/2014JA020628 "Wind" "MFI,3DP" "Earth.Magnetosphere.Main" 29230 1 17 25 4 0.050388645919347136 </text:p>
            <text:p>1996-07-01T00:00:00.000 1996-07-01T23:59:59.999 https://doi.org/10.1002/2014JA020628 "Wind" "MFI,3DP" "Earth.Magnetosphere.Main" 31220 1 17 25 4 0.05381914216907347 </text:p>
            <text:p>1996-07-01T00:00:00.000 1996-07-01T23:59:59.999 https://doi.org/10.1002/2014JA020628 "SolarOrbiter" "" "Heliosphere.Inner" 34086 1 1 25 4 0.9989156873662925 </text:p>
            <text:p>1996-07-01T00:00:00.000 1996-07-01T23:59:59.999 https://doi.org/10.1002/2014JA020628 "BepiColombo" "" "Heliosphere.Inner" 34123 1 1 25 4 1.0 </text:p>
            <text:p>1996-07-01T00:00:00.000 1996-07-01T23:59:59.999 https://doi.org/10.1002/2014JA020628 "Wind" "MFI,3DP" "Earth.Magnetosphere.Main" 34276 1 17 25 4 0.05908728113347733 </text:p>
            <text:p>1996-07-01T00:00:00.000 1996-07-01T23:59:59.999 https://doi.org/10.1002/2014JA020628 "STEREO" "" "Heliosphere.Remote1AU" 34285 1 6 25 4 0.16745792183180458 </text:p>
            <text:p>1997-08-03T13:52:00.000 1997-08-03T13:52:59.999 https://doi.org/10.1002/2014JA020628 "Wind" "MFI,3DP" "Earth.Magnetosphere.Main" 4375 1 17 25 4 0.007541920147011417 </text:p>
            <text:p>1997-08-03T13:52:00.000 1997-08-03T13:52:59.999 https://doi.org/10.1002/2014JA020628 "Wind" "MFI,3DP" "Earth.Magnetosphere.Main" 4007 1 17 25 4 0.006907536920931371 </text:p>
            <text:p>1997-08-03T13:52:00.000 1997-08-03T13:52:59.999 https://doi.org/10.1002/2014JA020628 "STEREO" "" "Heliosphere.Remote1AU" 3998 1 6 25 4 0.019527395989020115 </text:p>
            <text:p>1997-08-03T13:52:00.000 1997-08-03T13:52:59.999 https://doi.org/10.1002/2014JA020628 "Wind" "MFI,3DP" "Earth.Magnetosphere.Main" 3981 1 17 25 4 0.006862716366914845 </text:p>
            <text:p>1997-08-03T13:52:00.000 1997-08-03T13:52:59.999 https://doi.org/10.1002/2014JA020628 "STEREO" "" "Heliosphere.Remote1AU" 3762 1 6 25 4 0.018374703279313072 </text:p>
            <text:p>1997-08-03T13:52:00.000 1997-08-03T13:52:59.999 https://doi.org/10.1002/2014JA020628 "Wind" "MFI,3DP" "Earth.Magnetosphere.Main" 3089 1 17 25 4 0.0053250265906556035 </text:p>
            <text:p>1997-08-03T13:52:00.000 1997-08-03T13:52:59.999 https://doi.org/10.1002/2014JA020628 "STEREO" "" "Heliosphere.Remote1AU" 3001 1 6 25 4 0.014657757719622152 </text:p>
            <text:p>1997-08-03T13:52:00.000 1997-08-03T13:52:59.999 https://doi.org/10.1002/2014JA020628 "Wind" "MFI,3DP" "Earth.Magnetosphere.Main" 2688 1 17 25 4 0.004633755738323814 </text:p>
            <text:p>1997-08-03T13:52:00.000 1997-08-03T13:52:59.999 https://doi.org/10.1002/2014JA020628 "Wind" "MFI,3DP" "Earth.Magnetosphere.Main" 2525 1 17 25 4 0.004352765341989446 </text:p>
            <text:p>1997-08-03T13:52:00.000 1997-08-03T13:52:59.999 https://doi.org/10.1002/2014JA020628 "Wind" "MFI,3DP" "Earth.Magnetosphere.Main" 473 1 17 25 4 0.00081538930960832 </text:p>
            <text:p>1997-08-03T13:52:00.000 1997-08-03T13:52:59.999 https://doi.org/10.1002/2014JA020628 "Wind" "MFI,3DP" "Earth.Magnetosphere.Main" 1954 1 17 25 4 0.0033684370210880707 </text:p>
            <text:p>2000-08-12T06:20:00.000 2000-08-12T06:20:59.999 https://doi.org/10.1002/2014JA020628 "Wind" "MFI,3DP" "Earth.Magnetosphere.Main" 7623 1 17 25 4 0.013141041664152692 </text:p>
            <text:p>2000-08-13T01:00:00.000 2000-08-13T02:00:59.999 https://doi.org/10.1002/2014JA020628 "Wind" "MFI,3DP" "Earth.Magnetosphere.Main" 8093 1 17 25 4 0.01395125937137449 </text:p>
          </table:table-cell>
          <table:table-cell table:style-name="ce2" office:value-type="string" calcext:value-type="string">
            <text:p>2017-08-03T13:52:00Z 2017-08-04T02:03:00Z https://doi.org/10.1002/2014JA020628 "Wind" "MFI, 3DP" "Clear large-scale rotation in the magnetic field components observed within the magnetic cloud. Proton temperature is below that in the surrounding environment and significantly below the expected temperature. Proton β is lower than 1." "noregion" Nan Nan Nan Nan Nan Nan</text:p>
            <text:p>2017-08-12T06:20:00Z 2017-08-13T01:00:00Z https://doi.org/10.1002/2014JA020628 "Wind" "MFI, 3DP" "Front boundary is well determined. Magnetic field magnitude increases, its components rotate, and the proton temperature drops. The position of the rear boundary is more complex with weak variations of the magnetic field. Two shocks are observed within the magnetic cloud." "noregion" Nan Nan Nan Nan Nan Nan</text:p>
            <text:p>2017-08-01T13:52:00Z 2017-08-01T02:03:00Z https://doi.org/10.1002/2014JA020628 "Wind" "MFI, 3DP" "Clear large-scale rotation in the magnetic field components observed within the magnetic cloud. Proton temperature is below that in the surrounding environment and significantly below the expected temperature. Proton β is lower than 1." "noregion" Nan Nan Nan Nan Nan Nan</text:p>
            <text:p/>
          </table:table-cell>
          <table:table-cell table:number-columns-repeated="2"/>
          <table:table-cell table:style-name="ce2" office:value-type="string" calcext:value-type="string">
            <text:p>2007-01-01T00:00:00.000Z 2012-12-31T23:59:59.999Z https://doi.org/10.1002/2014JA020628 "Wind, STEREO-A, STEREO-B" "Magnetic field, plasma instruments" "Observations of magnetic clouds to study their erosion by magnetic reconnection during propagation." "noregion" Nan Nan Nan Nan Nan Nan</text:p>
            <text:p>1995-01-01T00:00:00.000Z 2008-12-31T23:59:59.999Z https://doi.org/10.1002/2014JA020628 "Wind" "Magnetic field, plasma instruments" "Observations of magnetic clouds from a list compiled by Lepping et al. to study their erosion." "noregion" Nan Nan Nan Nan Nan Nan</text:p>
            <text:p/>
          </table:table-cell>
          <table:table-cell table:style-name="ce2" office:value-type="string" calcext:value-type="string">
            <text:p>17 sec</text:p>
          </table:table-cell>
          <table:table-cell table:style-name="ce2" office:value-type="string" calcext:value-type="string">
            <text:p>11 sec</text:p>
          </table:table-cell>
          <table:table-cell table:number-columns-repeated="1013"/>
        </table:table-row>
        <table:table-row table:style-name="ro2">
          <table:table-cell table:style-name="ce2" office:value-type="string" calcext:value-type="string">
            <text:p>Solar Orbiter: A unique opportunity for investigating</text:p>
            <text:p>small-scale physical processes at work in the</text:p>
            <text:p>magnetic solar atmosphere</text:p>
          </table:table-cell>
          <table:table-cell table:style-name="ce3" office:value-type="string" calcext:value-type="string">
            <text:p><text:a xlink:href="https://doi.org/10.1016/j.asr.2005.02.044" xlink:type="simple">https://doi.org/10.1016/j.asr.2005.02.044</text:a></text:p>
          </table:table-cell>
          <table:table-cell/>
          <table:table-cell table:style-name="ce3" office:value-type="string" calcext:value-type="string">
            <text:p><text:a xlink:href="http://bht-dev.co-libri.org/paper/show/21" xlink:type="simple">http://bht-dev.co-libri.org/paper/show/21</text:a></text:p>
          </table:table-cell>
          <table:table-cell table:style-name="ce2" office:value-type="string" calcext:value-type="string">
            <text:p>vide</text:p>
          </table:table-cell>
          <table:table-cell table:style-name="ce2" office:value-type="string" calcext:value-type="string">
            <text:p><text:span text:style-name="T3">2022-01-01T00:00:00.000Z 2022-01-01T00:00:00.000Z https://doi.org/10.1016/j.asr.2005.02.044 "Solar Orbiter" "Visible imagery and magnetometry" "Observations of the photosphere-corona interface at 100 km spatial resolution and 10 μT sensitivity for the longitudinal magnetic field component." "noregion" Nan Nan Nan Nan Nan Nan</text:span></text:p>
            <text:p><text:span text:style-name="T3">2022-01-01T00:00:00.000Z 2022-01-01T00:00:00.000Z https://doi.org/10.1016/j.asr.2005.02.044 "Solar Orbiter" "X-ray and EUV spectral imaging" "Observations of the solar atmosphere at 100 km spatial resolution and SUMER-like spectral resolution to measure Doppler velocities at km/s resolution." "noregion" Nan Nan Nan Nan Nan Nan</text:span></text:p>
            <text:p><text:span text:style-name="T3">2022-01-01T00:00:00.000Z 2022-01-01T00:00:00.000Z https://doi.org/10.1016/j.asr.2005.02.044 "Solar Orbiter" "Radio package" "Detection of radio signatures, such as Type II bursts, associated with particle acceleration events." "noregion" Nan Nan Nan Nan Nan Nan</text:span></text:p>
            <text:p><text:span text:style-name="T3">2022-01-01T00:00:00.000Z 2022-01-01T00:00:00.000Z https://doi.org/10.1016/j.asr.2005.02.044 "Solar Orbiter" "In-situ instruments" "Measurements of the local plasma parameters, magnetic fields, and energetic particles to connect remote-sensing observations with in-situ phenomena." "noregion" Nan Nan Nan Nan Nan Nan</text:span></text:p>
            <text:p/>
          </table:table-cell>
          <table:table-cell table:number-columns-repeated="2"/>
          <table:table-cell table:style-name="ce2" office:value-type="string" calcext:value-type="string">
            <text:p>2007-01-01T00:00:00.000Z 2007-01-01T00:00:00.000Z https://doi.org/10.1016/j.asr.2005.02.044 "SOHO" "EIT" "The temporal sequence of a jet observed by EIT and LASCO-C2 is shown." "noregion" Nan Nan Nan Nan Nan Nan</text:p>
            <text:p>1998-01-01T00:00:00.000Z 1998-01-01T00:00:00.000Z https://doi.org/10.1016/j.asr.2005.02.044 "Yohkoh" "X-ray imager" "X-ray jets observed in the context of solar flares are discussed." "noregion" Nan Nan Nan Nan Nan Nan</text:p>
            <text:p>2007-01-01T00:00:00.000Z 2007-01-01T00:00:00.000Z https://doi.org/10.1016/j.asr.2005.02.044 "SOHO" "SUMER" "Observations of bi-directional flows in the transition region by SUMER are mentioned." "noregion" Nan Nan Nan Nan Nan Nan</text:p>
            <text:p>2007-01-01T00:00:00.000Z 2007-01-01T00:00:00.000Z https://doi.org/10.1016/j.asr.2005.02.044 "SOHO" "SUMER, TRACE" "Observations of low-frequency intensity oscillations in a loop by TRACE and above-the-limb spectroscopy by SUMER are discussed." "noregion" Nan Nan Nan Nan Nan Nan</text:p>
            <text:p/>
          </table:table-cell>
          <table:table-cell table:style-name="ce2" office:value-type="string" calcext:value-type="string">
            <text:p>6 sec</text:p>
          </table:table-cell>
          <table:table-cell table:style-name="ce2" office:value-type="string" calcext:value-type="string">
            <text:p>18 sec</text:p>
          </table:table-cell>
          <table:table-cell table:number-columns-repeated="1013"/>
        </table:table-row>
        <table:table-row table:style-name="ro12">
          <table:table-cell table:style-name="ce2" office:value-type="string" calcext:value-type="string">
            <text:p>Sudden depletion of Alfvénic turbulence in the rarefaction region</text:p>
            <text:p>of corotating solar wind high-speed streams at 1 AU: Possible solar</text:p>
            <text:p>origin?</text:p>
          </table:table-cell>
          <table:table-cell table:style-name="ce3" office:value-type="string" calcext:value-type="string">
            <text:p><text:a xlink:href="https://doi.org/10.1051/0004-6361/202040006" xlink:type="simple">https://doi.org/10.1051/0004-6361/202040006</text:a></text:p>
          </table:table-cell>
          <table:table-cell/>
          <table:table-cell table:style-name="ce3" office:value-type="string" calcext:value-type="string">
            <text:p><text:a xlink:href="http://bht-dev.co-libri.org/paper/show/28" xlink:type="simple">http://bht-dev.co-libri.org/paper/show/28</text:a></text:p>
          </table:table-cell>
          <table:table-cell table:style-name="ce2" office:value-type="string" calcext:value-type="string">
            <text:p><text:span text:style-name="T3">2017-02-28T00:00:00.000 2017-03-15T23:59:59.000 https://doi.org/10.1051/0004-6361/202040006 "ACE" "" "Heliosphere.NearEarth" 587 1 1 9 17 0.026365432985986346 </text:span></text:p>
            <text:p><text:span text:style-name="T1">2017-02-28T00:00:00.000 2017-03-15T23:59:59.000 https://doi.org/10.1051/0004-6361/202040006 "Wind" "" "Earth.Magnetosphere.Main" 987 1 4 9 17 0.011082914121451671 </text:span></text:p>
            <text:p><text:span text:style-name="T3">2017-03-19T00:00:00.000 2017-03-19T23:59:59.999 https://doi.org/10.1051/0004-6361/202040006 "SolarOrbiter" "" "Heliosphere.Inner" 21134 1 2 9 17 0.4746227093065038 </text:span></text:p>
            <text:p><text:span text:style-name="T3">2017-08-09T00:00:00.000 2017-08-09T23:59:59.999 https://doi.org/10.1051/0004-6361/202040006 "Wind" "" "Earth.Magnetosphere.Main" 570 1 4 9 17 0.006400467121810995 </text:span></text:p>
            <text:p><text:span text:style-name="T3">2017-08-19T00:00:00.000 2017-08-19T23:59:59.999 https://doi.org/10.1051/0004-6361/202040006 "Wind" "" "Earth.Magnetosphere.Main" 9 1 4 9 17 0.0001010600071864894 </text:span></text:p>
            <text:p><text:span text:style-name="T3">2017-08-19T00:00:00.000 2017-08-19T23:59:59.999 https://doi.org/10.1051/0004-6361/202040006 "Wind" "" "Earth.Magnetosphere.Main" 7022 1 4 9 17 0.07884926338483651 </text:span></text:p>
            <text:p><text:span text:style-name="T3">2017-08-19T00:00:00.000 2017-08-19T23:59:59.999 https://doi.org/10.1051/0004-6361/202040006 "Ulysses" "" "Heliosphere.Inner" 15129 1 1 9 17 0.6795274883219548 </text:span></text:p>
            <text:p><text:span text:style-name="T3">2017-08-19T00:00:00.000 2017-08-19T23:59:59.999 https://doi.org/10.1051/0004-6361/202040006 "SolarOrbiter" "" "Heliosphere.Inner" 23864 1 2 9 17 0.5359324469996407 </text:span></text:p>
            <text:p><text:span text:style-name="T3">2024-08-06T00:00:00.000 2024-08-06T23:59:59.999 https://doi.org/10.1051/0004-6361/202040006 "PSP" "" "Sun" 22264 1 1 9 17 1.0 </text:span></text:p>
          </table:table-cell>
          <table:table-cell table:style-name="ce2" office:value-type="string" calcext:value-type="string">
            <text:p><text:span text:style-name="T3">2017-08-03T00:00:00.000Z 2017-08-09T00:00:00.000Z https://doi.org/10.1051/0004-6361/202040006 "WIND" "Magnetic field and plasma" "Observations of a corotating high-speed stream, including a fast-wind plateau and a rarefaction region separated by a velocity knee, where large-amplitude Alfvénic fluctuations are abruptly depleted." "noregion" Nan Nan Nan Nan Nan Nan</text:span></text:p>
            <text:p><text:span text:style-name="T1">2017-02-28T00:00:00.000Z 2017-03-15T00:00:00.000Z https://doi.org/10.1051/0004-6361/202040006 "WIND" "Magnetic field and plasma" "Observations of another corotating high-speed stream, where the decrease in the amplitude of magnetic field and plasma fluctuations and Alfvénicity occurs gradually over time, without a clear velocity knee." "noregion" Nan Nan Nan Nan Nan Nan</text:span></text:p>
          </table:table-cell>
          <table:table-cell table:number-columns-repeated="2"/>
          <table:table-cell table:style-name="ce2" office:value-type="string" calcext:value-type="string">
            <text:p>2017-08-03T00:00:00Z 2017-08-09T00:00:00Z https://doi.org/10.1051/0004-6361/202040006 "WIND spacecraft" "Magnetic field and plasma instruments" "A corotating high-speed stream was observed, characterized by a fast-wind plateau followed by a rarefaction region, with a clear velocity knee separating the two regions where Alfvénic fluctuations were dramatically depleted." "noregion" Nan Nan Nan Nan Nan Nan</text:p>
            <text:p>2017-02-28T00:00:00Z 2017-03-15T00:00:00Z https://doi.org/10.1051/0004-6361/202040006 "WIND spacecraft" "Magnetic field and plasma instruments" "Another corotating high-speed stream was observed, but the decrease in amplitude of magnetic field and plasma fluctuations and Alfvénicity in the rarefaction region occurred gradually over time without an abrupt depletion." "noregion" Nan Nan Nan Nan Nan Nan</text:p>
            <text:p/>
          </table:table-cell>
          <table:table-cell table:style-name="ce2" office:value-type="string" calcext:value-type="string">
            <text:p>7 sec</text:p>
          </table:table-cell>
          <table:table-cell table:number-columns-repeated="1014"/>
        </table:table-row>
        <table:table-row table:style-name="ro13">
          <table:table-cell table:style-name="ce2" office:value-type="string" calcext:value-type="string">
            <text:p>Solar Orbiter observations of the Kelvin-Helmholtz waves</text:p>
            <text:p>in the solar wind</text:p>
          </table:table-cell>
          <table:table-cell table:style-name="ce4" office:value-type="string" calcext:value-type="string">
            <text:p><text:a xlink:href="https://doi.org/10.1051/0004-6361/202140915" xlink:type="simple">https://doi.org/10.1051/0004-6361/202140915</text:a></text:p>
          </table:table-cell>
          <table:table-cell table:style-name="ce2" office:value-type="string" calcext:value-type="string">
            <text:p>avec Haiku il ne veut pas me mettre de phrase au début de la réponse ce qui l'empêche de mettre le seul interval trouvé mais quand je le force à en mettre une il me trouve 7 intervalles...</text:p>
          </table:table-cell>
          <table:table-cell table:style-name="ce3" office:value-type="string" calcext:value-type="string">
            <text:p><text:a xlink:href="http://bht-dev.co-libri.org/paper/show/31" xlink:type="simple">http://bht-dev.co-libri.org/paper/show/31</text:a></text:p>
          </table:table-cell>
          <table:table-cell table:style-name="ce2" office:value-type="string" calcext:value-type="string">
            <text:p><text:span text:style-name="T3">2020-02-10T00:00:00.000 2020-02-10T23:59:59.999 https://doi.org/10.1051/0004-6361/202140915 "PSP" "" "Sun" 3156 1 3 12 22 0.063784635906142 </text:span></text:p>
            <text:p><text:span text:style-name="T3">2020-02-10T00:00:00.000 2020-02-10T23:59:59.999 https://doi.org/10.1051/0004-6361/202140915 "IMP" "" "Heliosphere.NearEarth" 761 1 1 12 22 0.046140787000545684 </text:span></text:p>
            <text:p><text:span text:style-name="T3">2020-02-10T00:00:00.000 2020-02-10T23:59:59.999 https://doi.org/10.1051/0004-6361/202140915 "IMP-8" "" "Heliosphere.NearEarth" 761 1 1 12 22 0.046140787000545684 </text:span></text:p>
            <text:p><text:span text:style-name="T3">2020-02-10T00:00:00.000 2020-02-10T23:59:59.999 https://doi.org/10.1051/0004-6361/202140915 "Voyager" "" "Heliosphere.NearEarth" 751 1 1 12 22 0.045534469168738254 </text:span></text:p>
            <text:p><text:span text:style-name="T3">2020-02-10T00:00:00.000 2020-02-10T23:59:59.999 https://doi.org/10.1051/0004-6361/202140915 "Voyager-2" "" "Heliosphere.NearEarth" 751 1 1 12 22 0.045534469168738254 </text:span></text:p>
            <text:p><text:span text:style-name="T3">2020-02-10T00:00:00.000 2020-02-10T23:59:59.999 https://doi.org/10.1051/0004-6361/202140915 "Helios" "" "Heliosphere.Inner" 722 1 1 12 22 0.043776147456496696 </text:span></text:p>
            <text:p><text:span text:style-name="T3">2020-02-10T00:00:00.000 2020-02-10T23:59:59.999 https://doi.org/10.1051/0004-6361/202140915 "SolarOrbiter" "" "Heliosphere.Inner" 98 1 2 12 22 0.002970957375856424 </text:span></text:p>
            <text:p><text:span text:style-name="T3">2020-02-10T00:00:00.000 2020-02-10T23:59:59.999 https://doi.org/10.1051/0004-6361/202140915 "SDO" "AIA" "Earth.Magnetosphere" 3902 1 1 12 22 0.23658521797126053 </text:span></text:p>
            <text:p><text:span text:style-name="T3">2020-06-19T00:00:00.000 2020-06-19T23:59:59.999 https://doi.org/10.1051/0004-6361/202140915 "STEREO-A" "" "Heliosphere.Remote1AU" 3782 1 1 12 22 0.22930940398957134 </text:span></text:p>
            <text:p><text:span text:style-name="T3">2020-07-23T00:00:00.000 2020-07-23T23:59:59.999 https://doi.org/10.1051/0004-6361/202140915 "PSP" "" "Sun" 44191 1 3 12 22 0.893126376846743 </text:span></text:p>
            <text:p><text:span text:style-name="T1">2020-07-23T12:00:00.000 2020-07-24T12:00:59.999 https://doi.org/10.1051/0004-6361/202140915 "SolarOrbiter" "" "Heliosphere.Inner" 32986 1 2 12 22 1.0 </text:span></text:p>
            <text:p><text:span text:style-name="T3">2024-07-23T00:00:00.000 2024-07-23T23:59:59.999 https://doi.org/10.1051/0004-6361/202140915 "PSP" "" "Sun" 3316 1 3 12 22 0.06701833100911497 </text:span></text:p>
          </table:table-cell>
          <table:table-cell table:style-name="ce5" office:value-type="string" calcext:value-type="string">
            <text:p>2020-07-23T20:45:00.000Z 2020-07-23T21:30:00.000Z https://doi.org/10.1051/0004-6361/202140915 "Solar Orbiter" "Fluxgate Vector Magnetometer (MAG), Proton and Alpha Particle Sensor (PAS)" "Quasi-periodic fluctuations in magnetic and plasma parameters consistent with the development of the Kelvin-Helmholtz instability." "noregion" Nan Nan Nan Nan Nan Nan</text:p>
            <text:p>2020-07-23T21:02:00.000Z 2020-07-23T21:02:40.000Z https://doi.org/10.1051/0004-6361/202140915 "Solar Orbiter" "Fluxgate Vector Magnetometer (MAG), Proton and Alpha Particle Sensor (PAS)" "Observation of an ion jet colocated with a change in the magnetic field, consistent with magnetic reconnection." "noregion" Nan Nan Nan Nan Nan Nan</text:p>
            <text:p>2020-07-23T20:14:00.000Z 2020-07-23T21:50:00.000Z https://doi.org/10.1051/0004-6361/202140915 "Solar Orbiter" "Fluxgate Vector Magnetometer (MAG), Proton and Alpha Particle Sensor (PAS)" "Analysis of the magnetic field spectrum within the Kelvin-Helmholtz wave interval, showing enhanced fluctuations consistent with a turbulence cascade." "noregion" Nan Nan Nan Nan Nan Nan</text:p>
            <text:p>2020-07-23T16:00:00.000Z 2020-07-24T06:00:00.000Z https://doi.org/10.1051/0004-6361/202140915 "Solar Orbiter" "Fluxgate Vector Magnetometer (MAG), Proton and Alpha Particle Sensor (PAS)" "Observation of a velocity shear layer with quasi-periodic fluctuations in magnetic and plasma parameters, indicating the presence of Kelvin-Helmholtz waves." "noregion" Nan Nan Nan Nan Nan Nan</text:p>
            <text:p>2020-07-23T22:00:00.000Z 2020-07-24T02:00:00.000Z https://doi.org/10.1051/0004-6361/202140915 "Solar Orbiter" "Fluxgate Vector Magnetometer (MAG), Proton and Alpha Particle Sensor (PAS)" "Crossing of the heliospheric current sheet, characterized by a large-scale change in the polarity of the radial magnetic field." "noregion" Nan Nan Nan Nan Nan Nan</text:p>
            <text:p>2020-07-23T18:00:00.000Z 2020-07-23T18:00:00.000Z https://doi.org/10.1051/0004-6361/202140915 "Solar Orbiter" "Fluxgate Vector Magnetometer (MAG), Proton and Alpha Particle Sensor (PAS)" "Observation of a meso-scale structure with bipolar magnetic fields and a central current sheet, indicating ongoing magnetic reconnection." "noregion" Nan Nan Nan Nan Nan Nan</text:p>
            <text:p>2020-07-23T20:38:00.000Z 2020-07-23T21:29:00.000Z https://doi.org/10.1051/0004-6361/202140915 "Solar Orbiter" "Fluxgate Vector Magnetometer (MAG), Proton and Alpha Particle Sensor (PAS)" "Characterization of the boundary layer normals of the Kelvin-Helmholtz waves, showing orientations consistent with surface waves." "noregion" Nan Nan Nan Nan Nan Nan</text:p>
          </table:table-cell>
          <table:table-cell table:number-columns-repeated="2"/>
          <table:table-cell table:style-name="ce2" office:value-type="string" calcext:value-type="string">
            <text:p>2020-07-23T20:45:00Z 2020-07-23T21:30:00Z https://doi.org/10.1051/0004-6361/202140915 "Solar Orbiter" "MAG, PAS" "Quasi-periodic fluctuations in magnetic field and plasma parameters consistent with the development of the Kelvin-Helmholtz instability are observed within a shear layer in the slow solar wind." "noregion" Nan Nan Nan Nan Nan Nan</text:p>
            <text:p/>
          </table:table-cell>
          <table:table-cell table:style-name="ce2" office:value-type="string" calcext:value-type="string">
            <text:p>8 sec</text:p>
          </table:table-cell>
          <table:table-cell table:style-name="ce2" office:value-type="string" calcext:value-type="string">
            <text:p>12 sec</text:p>
          </table:table-cell>
          <table:table-cell table:number-columns-repeated="1013"/>
        </table:table-row>
        <table:table-row table:style-name="ro14">
          <table:table-cell table:style-name="ce2" office:value-type="string" calcext:value-type="string">
            <text:p>Transient small-scale brightenings in the quiet solar corona: A</text:p>
            <text:p>model for campfires observed with Solar Orbiter</text:p>
          </table:table-cell>
          <table:table-cell table:style-name="ce3" office:value-type="string" calcext:value-type="string">
            <text:p><text:a xlink:href="https://doi.org/10.1051/0004-6361/202140638" xlink:type="simple">https://doi.org/10.1051/0004-6361/202140638</text:a></text:p>
          </table:table-cell>
          <table:table-cell table:style-name="ce2" office:value-type="string" calcext:value-type="string">
            <text:p>on peut voir qu'ici pour aucune raison il me met 1. 2. 3. etc.. devant chaque intervalle...</text:p>
          </table:table-cell>
          <table:table-cell table:style-name="ce3" office:value-type="string" calcext:value-type="string">
            <text:p><text:a xlink:href="http://bht-dev.co-libri.org/paper/show/27" xlink:type="simple">http://bht-dev.co-libri.org/paper/show/27</text:a></text:p>
          </table:table-cell>
          <table:table-cell table:style-name="ce2" office:value-type="string" calcext:value-type="string">
            <text:p>vide</text:p>
          </table:table-cell>
          <table:table-cell table:style-name="ce2" office:value-type="string" calcext:value-type="string">
            <text:p>2023-04-01T00:00:00.000Z 2023-04-01T00:00:20.000Z https://doi.org/10.1051/0004-6361/202140638 "Solar Orbiter" "EUI/HRI" "Observation of a transient coronal brightening in the 174 Å passband, which is consistent with the properties of observed campfires." "noregion" Nan Nan Nan Nan Nan Nan</text:p>
            <text:p>2023-04-01T00:00:20.000Z 2023-04-01T00:00:40.000Z https://doi.org/10.1051/0004-6361/202140638 "Solar Orbiter" "EUI/HRI" "Observation of a transient coronal brightening in the 174 Å passband, which is consistent with the properties of observed campfires." "noregion" Nan Nan Nan Nan Nan Nan</text:p>
            <text:p>2023-04-01T00:00:40.000Z 2023-04-01T00:01:00.000Z https://doi.org/10.1051/0004-6361/202140638 "Solar Orbiter" "EUI/HRI" "Observation of a transient coronal brightening in the 174 Å passband, which is consistent with the properties of observed campfires." "noregion" Nan Nan Nan Nan Nan Nan</text:p>
            <text:p>2023-04-01T00:01:00.000Z 2023-04-01T00:01:20.000Z https://doi.org/10.1051/0004-6361/202140638 "Solar Orbiter" "EUI/HRI" "Observation of a transient coronal brightening in the 174 Å passband, which is consistent with the properties of observed campfires." "noregion" Nan Nan Nan Nan Nan Nan</text:p>
            <text:p>2023-04-01T00:01:20.000Z 2023-04-01T00:01:40.000Z https://doi.org/10.1051/0004-6361/202140638 "Solar Orbiter" "EUI/HRI" "Observation of a transient coronal brightening in the 174 Å passband, which is consistent with the properties of observed campfires." "noregion" Nan Nan Nan Nan Nan Nan</text:p>
            <text:p>2023-04-01T00:01:40.000Z 2023-04-01T00:02:00.000Z https://doi.org/10.1051/0004-6361/202140638 "Solar Orbiter" "EUI/HRI" "Observation of a transient coronal brightening in the 174 Å passband, which is consistent with the properties of observed campfires." "noregion" Nan Nan Nan Nan Nan Nan</text:p>
            <text:p>2023-04-01T00:02:00.000Z 2023-04-01T00:02:20.000Z https://doi.org/10.1051/0004-6361/202140638 "Solar Orbiter" "EUI/HRI" "Observation of a transient coronal brightening in the 174 Å passband, which is consistent with the properties of observed campfires." "noregion" Nan Nan Nan Nan Nan Nan</text:p>
            <text:p/>
          </table:table-cell>
          <table:table-cell table:number-columns-repeated="2"/>
          <table:table-cell table:style-name="ce2" office:value-type="string" calcext:value-type="string">
            <text:p>1. 2022-01-01T00:00:00.000Z 2022-01-01T00:04:00.000Z https://doi.org/10.1051/0004-6361/202140638 "Solar Orbiter" "EUI/HRI" "Observations of the quiescent corona in the 174 Å passband near the disk center during the first perihelion pass of Solar Orbiter." "noregion" Nan Nan Nan Nan Nan Nan</text:p>
            <text:p>2. 2022-01-01T00:00:00.000Z 2022-01-01T00:16:00.000Z https://doi.org/10.1051/0004-6361/202140638 "MURaM simulation" "N/A" "A 3D radiation MHD simulation using the MURaM code covering 16 minutes." "noregion" Nan Nan Nan Nan Nan Nan</text:p>
            <text:p>3. 2022-01-01T00:00:00.000Z 2022-01-01T00:00:20.000Z https://doi.org/10.1051/0004-6361/202140638 "MURaM simulation" "N/A" "Snapshots collected at a cadence of 20 seconds for 16 minutes." "noregion" Nan Nan Nan Nan Nan Nan</text:p>
            <text:p>4. 2022-01-01T00:00:00.000Z 2022-01-01T00:04:00.000Z https://doi.org/10.1051/0004-6361/202140638 "Solar Orbiter" "EUI" "Observation sequence with a cadence of 5 seconds lasting for less than five minutes." "noregion" Nan Nan Nan Nan Nan Nan</text:p>
            <text:p>5. 2022-01-01T00:00:00.000Z 2022-01-01T00:02:00.000Z https://doi.org/10.1051/0004-6361/202140638 "Solar Orbiter" "EUI/HRI" "Most of the events observed by EUI/HRI lasting for less than 2 minutes." "noregion" Nan Nan Nan Nan Nan Nan</text:p>
            <text:p>6. 2022-01-01T00:00:00.000Z 2022-01-01T00:00:03.000Z https://doi.org/10.1051/0004-6361/202140638 "Solar Orbiter" "EUI" "Exposure time of 3 seconds being shorter than the image cadence of 5 seconds." "noregion" Nan Nan Nan Nan Nan Nan</text:p>
            <text:p>7. 2022-01-01T00:00:00.000Z 2022-01-01T00:00:05.000Z https://doi.org/10.1051/0004-6361/202140638 "Solar Orbiter" "EUI" "Image cadence of 5 seconds." "noregion" Nan Nan Nan Nan Nan Nan</text:p>
            <text:p/>
          </table:table-cell>
          <table:table-cell table:style-name="ce2" office:value-type="string" calcext:value-type="string">
            <text:p>6 sec</text:p>
          </table:table-cell>
          <table:table-cell table:style-name="ce2" office:value-type="string" calcext:value-type="string">
            <text:p>16 sec</text:p>
          </table:table-cell>
          <table:table-cell table:number-columns-repeated="1013"/>
        </table:table-row>
        <table:table-row table:style-name="ro14">
          <table:table-cell table:style-name="ce2" office:value-type="string" calcext:value-type="string">
            <text:p>Capturing transient plasma flows and jets in the solar corona</text:p>
          </table:table-cell>
          <table:table-cell table:style-name="ce3" office:value-type="string" calcext:value-type="string">
            <text:p><text:a xlink:href="https://doi.org/10.1051/0004-6361/202141683" xlink:type="simple">https://doi.org/10.1051/0004-6361/202141683</text:a></text:p>
          </table:table-cell>
          <table:table-cell/>
          <table:table-cell table:style-name="ce3" office:value-type="string" calcext:value-type="string">
            <text:p><text:a xlink:href="http://bht-dev.co-libri.org/paper/show/19" xlink:type="simple">http://bht-dev.co-libri.org/paper/show/19</text:a></text:p>
          </table:table-cell>
          <table:table-cell table:style-name="ce5" office:value-type="string" calcext:value-type="string">
            <text:p>2021-02-23T00:00:00.000 2021-02-23T23:59:59.999 https://doi.org/10.1051/0004-6361/202141683 "SolarOrbiter" "" "Heliosphere.Inner" 55 1 8 8 11 0.004473363155754371 </text:p>
            <text:p>2021-02-23T00:00:00.000 2021-02-23T23:59:59.999 https://doi.org/10.1051/0004-6361/202141683 "SolarOrbiter" "" "Heliosphere.Inner" 326 1 8 8 11 0.026514843432289548 </text:p>
            <text:p>2021-02-23T17:13:25.000 2021-02-23T17:20:59.999 https://doi.org/10.1051/0004-6361/202141683 "SolarOrbiter" "" "Heliosphere.Inner" 124 1 8 8 11 0.010085400569337129 </text:p>
            <text:p>2021-02-23T17:13:25.000 2021-02-23T17:20:59.999 https://doi.org/10.1051/0004-6361/202141683 "SolarOrbiter" "" "Heliosphere.Inner" 815 1 8 8 11 0.06628710858072387 </text:p>
            <text:p>2021-02-23T17:13:25.000 2021-02-23T17:20:59.999 https://doi.org/10.1051/0004-6361/202141683 "SolarOrbiter" "" "Heliosphere.Inner" 858 1 8 8 11 0.0697844652297682 </text:p>
            <text:p>2021-02-23T17:13:25.000 2021-02-23T17:20:59.999 https://doi.org/10.1051/0004-6361/202141683 "SolarOrbiter" "" "Heliosphere.Inner" 968 1 8 8 11 0.07873119154127695 </text:p>
            <text:p>2021-02-23T17:17:00.000 2021-02-23T17:17:20.999 https://doi.org/10.1051/0004-6361/202141683 "SolarOrbiter" "" "Heliosphere.Inner" 11878 1 8 8 11 0.966083773891826 </text:p>
            <text:p>2021-02-23T17:17:00.000 2021-02-23T17:17:20.999 https://doi.org/10.1051/0004-6361/202141683 "SolarOrbiter" "" "Heliosphere.Inner" 12295 1 8 8 11 1.0 </text:p>
          </table:table-cell>
          <table:table-cell table:style-name="ce2" office:value-type="string" calcext:value-type="string">
            <text:p><text:span text:style-name="T1">2021-02-23T17:17:00.000Z 2021-02-23T17:17:20.000Z https://doi.org/10.1051/0004-6361/202141683 "Solar Orbiter" "EUI/HRI EUV" "Observation of a bidirectional jet, a typical signature of magnetic reconnection." "noregion" Nan Nan Nan Nan Nan Nan</text:span></text:p>
            <text:p><text:span text:style-name="T1">2021-02-23T17:17:20.000Z 2021-02-23T17:17:40.000Z https://doi.org/10.1051/0004-6361/202141683 "Solar Orbiter" "EUI/HRI EUV" "Observation of intermittent unidirectional jets originating from a compact bright source." "noregion" Nan Nan Nan Nan Nan Nan</text:span></text:p>
            <text:p><text:span text:style-name="T1">2021-02-23T17:19:40.000Z 2021-02-23T17:20:00.000Z https://doi.org/10.1051/0004-6361/202141683 "Solar Orbiter" "EUI/HRI EUV" "Observation of a unidirectional jet ejected from a localized brightening, exhibiting some deceleration as it propagates." "noregion" Nan Nan Nan Nan Nan Nan</text:span></text:p>
            <text:p><text:span text:style-name="T1">2021-02-23T17:18:20.000Z 2021-02-23T17:18:40.000Z https://doi.org/10.1051/0004-6361/202141683 "Solar Orbiter" "EUI/HRI EUV" "Observation of a faint jet ejected from a dynamic source region." "noregion" Nan Nan Nan Nan Nan Nan</text:span></text:p>
          </table:table-cell>
          <table:table-cell table:number-columns-repeated="2"/>
          <table:table-cell table:style-name="ce2" office:value-type="string" calcext:value-type="string">
            <text:p>2021-02-23T17:13:25Z 2021-02-23T17:20:59Z https://doi.org/10.1051/0004-6361/202141683 "Solar Orbiter" "EUI/HRI EUV" "Observations of plasma flows or jets in the quiet-Sun corona at a cadence of 2 seconds." "noregion" Nan Nan Nan Nan Nan Nan</text:p>
            <text:p>2021-02-23T17:17:00Z 2021-02-23T17:17:20Z https://doi.org/10.1051/0004-6361/202141683 "Solar Orbiter" "EUI/HRI EUV" "A bidirectional jet event with intensity fluctuations on timescales of 10-20 seconds." "noregion" Nan Nan Nan Nan Nan Nan</text:p>
            <text:p>2021-02-23T17:17:20Z 2021-02-23T17:17:40Z https://doi.org/10.1051/0004-6361/202141683 "Solar Orbiter" "EUI/HRI EUV" "A unidirectional jet event with repeated plasma eruptions originating from a compact bright source." "noregion" Nan Nan Nan Nan Nan Nan</text:p>
            <text:p>2021-02-23T17:18:20Z 2021-02-23T17:20:00Z https://doi.org/10.1051/0004-6361/202141683 "Solar Orbiter" "EUI/HRI EUV" "A fainter unidirectional jet event with a dynamic evolution of the source region footpoint." "noregion" Nan Nan Nan Nan Nan Nan</text:p>
            <text:p/>
          </table:table-cell>
          <table:table-cell table:style-name="ce2" office:value-type="string" calcext:value-type="string">
            <text:p>4 sec</text:p>
          </table:table-cell>
          <table:table-cell table:style-name="ce2" office:value-type="string" calcext:value-type="string">
            <text:p>12 sec</text:p>
          </table:table-cell>
          <table:table-cell table:number-columns-repeated="1013"/>
        </table:table-row>
        <table:table-row table:style-name="ro15">
          <table:table-cell table:style-name="ce2" office:value-type="string" calcext:value-type="string">
            <text:p>Solar coronal heating from small-scale magnetic braids</text:p>
          </table:table-cell>
          <table:table-cell table:style-name="ce3" office:value-type="string" calcext:value-type="string">
            <text:p><text:a xlink:href="https://doi.org/10.1051/0004-6361/202244170" xlink:type="simple">https://doi.org/10.1051/0004-6361/202244170</text:a></text:p>
          </table:table-cell>
          <table:table-cell/>
          <table:table-cell table:style-name="ce3" office:value-type="string" calcext:value-type="string">
            <text:p><text:a xlink:href="http://bht-dev.co-libri.org/paper/show/26" xlink:type="simple">http://bht-dev.co-libri.org/paper/show/26</text:a></text:p>
          </table:table-cell>
          <table:table-cell table:style-name="ce2" office:value-type="string" calcext:value-type="string">
            <text:p><text:span text:style-name="T3">2022-03-17T00:00:00.000 2022-03-17T23:59:59.999 https://doi.org/10.1051/0004-6361/202244170 "TRACE" "Telescope" "Earth.NearSurface" 4480 1 4 7 7 0.9024979854955681 </text:span></text:p>
            <text:p><text:span text:style-name="T3">2022-03-17T00:00:00.000 2022-03-17T23:59:59.999 https://doi.org/10.1051/0004-6361/202244170 "TRACE" "Telescope" "Earth.NearSurface" 4384 1 4 7 7 0.8831587429492345 </text:span></text:p>
            <text:p><text:span text:style-name="T3">2022-03-17T00:00:00.000 2022-03-17T23:59:59.999 https://doi.org/10.1051/0004-6361/202244170 "TRACE" "Telescope" "Earth.NearSurface" 4318 1 4 7 7 0.8698630136986302 </text:span></text:p>
            <text:p><text:span text:style-name="T3">2022-03-17T00:00:00.000 2022-03-17T23:59:59.999 https://doi.org/10.1051/0004-6361/202244170 "TRACE" "Telescope" "Earth.NearSurface" 3613 1 4 7 7 0.7278404512489928 </text:span></text:p>
            <text:p><text:span text:style-name="T1">2022-03-17T00:00:00.000 2022-03-17T23:59:59.999 https://doi.org/10.1051/0004-6361/202244170 "SolarOrbiter" "" "Heliosphere.Inner" 1245 1 2 7 7 0.5016116035455278 </text:span></text:p>
            <text:p><text:span text:style-name="T3">2022-03-17T00:00:00.000 2022-03-17T23:59:59.999 https://doi.org/10.1051/0004-6361/202244170 "Hinode" "XRT" "Earth.NearSurface" 1241 1 1 7 7 1.0 </text:span></text:p>
            <text:p><text:span text:style-name="T1">2022-03-19T00:00:00.000 2022-04-01T23:59:59.000 https://doi.org/10.1051/0004-6361/202244170 "SolarOrbiter" "" "Heliosphere.Inner" 779 1 2 7 7 0.31385979049153906 </text:span></text:p>
          </table:table-cell>
          <table:table-cell table:style-name="ce2" office:value-type="string" calcext:value-type="string">
            <text:p><text:span text:style-name="T1">2022-03-17T03:32:00.000Z 2022-03-17T03:35:00.000Z https://doi.org/10.1051/0004-6361/202244170 "Solar Orbiter" "EUI/HRI EUV" "Localized brightening associated with a pair of coronal loops that were entwined or braided." "noregion" Nan Nan Nan Nan Nan Nan</text:span></text:p>
            <text:p><text:span text:style-name="T1">2022-03-19T00:00:00.000Z 2022-03-19T00:03:00.000Z https://doi.org/10.1051/0004-6361/202244170 "Solar Orbiter" "EUI/HRI EUV" "Rapid evolution of a compact loop system exhibiting clear signs of braiding." "noregion" Nan Nan Nan Nan Nan Nan</text:span></text:p>
            <text:p><text:span text:style-name="T3">2022-04-01T00:00:00.000Z 2022-04-01T00:03:00.000Z https://doi.org/10.1051/0004-6361/202244170 "Solar Orbiter" "EUI/HRI EUV" "Intermittent coronal heating during the untangling of loops over filamentary structures." "noregion" Nan Nan Nan Nan Nan Nan</text:span></text:p>
            <text:p><text:span text:style-name="T3">2022-03-17T03:34:00.000Z 2022-03-17T03:34:30.000Z https://doi.org/10.1051/0004-6361/202244170 "Solar Dynamics Observatory" "AIA" "Localized intensity enhancement at the footpoint of the braided loop system, likely associated with the deposition of energy in the transition region." "noregion" Nan Nan Nan Nan Nan Nan</text:span></text:p>
            <text:p><text:span text:style-name="T3">2022-03-17T03:32:00.000Z 2022-03-17T03:34:00.000Z https://doi.org/10.1051/0004-6361/202244170 "Solar Dynamics Observatory" "AIA" "Multithermal evolution of the plasma in the loop in response to the relaxation of the braids." "noregion" Nan Nan Nan Nan Nan Nan</text:span></text:p>
          </table:table-cell>
          <table:table-cell table:number-columns-repeated="2"/>
          <table:table-cell table:style-name="ce2" office:value-type="string" calcext:value-type="string">
            <text:p>2022-03-17T03:32:00Z 2022-03-17T03:35:00Z https://doi.org/10.1051/0004-6361/202244170 "Solar Orbiter" "EUI/HRI EUV" "Localized brightening associated with a pair of coronal loops that were entwined or braided, followed by relaxation of the braided loops over 3 minutes." "noregion" Nan Nan Nan Nan Nan Nan</text:p>
            <text:p>2022-03-17T03:34:00Z 2022-03-17T03:36:00Z https://doi.org/10.1051/0004-6361/202244170 "Solar Orbiter, SDO" "EUI/HRI EUV, AIA" "Localized intensity enhancement at the footpoint of the braided loop system, possibly related to energy deposition from the relaxation of braids." "noregion" Nan Nan Nan Nan Nan Nan</text:p>
            <text:p>2022-03-17T03:36:00Z 2022-03-17T03:39:00Z https://doi.org/10.1051/0004-6361/202244170 "Solar Orbiter, SDO, Hinode" "EUI/HRI EUV, AIA, XRT" "Rapid untangling of loops over filamentary structures, with nanojet features and footpoint brightenings observed." "noregion" Nan Nan Nan Nan Nan Nan</text:p>
            <text:p>2022-03-19T00:00:00Z 2022-03-19T00:03:00Z https://doi.org/10.1051/0004-6361/202244170 "Solar Orbiter" "EUI/HRI EUV" "Rapid evolution of a compact loop system, transitioning from an untangled to a highly braided state within 60 seconds, with confined plasma jets ejected." "noregion" Nan Nan Nan Nan Nan Nan</text:p>
            <text:p>2022-03-17T03:32:00Z 2022-03-17T03:36:00Z https://doi.org/10.1051/0004-6361/202244170 "Solar Orbiter" "EUI/HRI EUV" "Intermittent heating events in the core of the active region, exhibiting temporal variability on timescales of 10-30 seconds." "noregion" Nan Nan Nan Nan Nan Nan</text:p>
            <text:p/>
          </table:table-cell>
          <table:table-cell table:style-name="ce2" office:value-type="string" calcext:value-type="string">
            <text:p>6 sec</text:p>
          </table:table-cell>
          <table:table-cell table:style-name="ce2" office:value-type="string" calcext:value-type="string">
            <text:p>14 sec</text:p>
          </table:table-cell>
          <table:table-cell table:number-columns-repeated="1013"/>
        </table:table-row>
        <table:table-row table:style-name="ro16" table:number-rows-repeated="1048555">
          <table:table-cell table:number-columns-repeated="1024"/>
        </table:table-row>
        <table:table-row table:style-name="ro1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19">00/00/0000</text:date>, <text:time style:data-style-name="N2" text:time-value="17:24:22.39467540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Feuille_20_1" style:display-name="PageStyle_Feuille 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5.2$Linux_X86_64 LibreOffice_project/60$Build-2</meta:generator>
    <dc:date>2024-04-19T22:58:22.771788740</dc:date>
    <meta:editing-duration>P1DT5H34M</meta:editing-duration>
    <meta:editing-cycles>1</meta:editing-cycles>
    <meta:document-statistic meta:table-count="1" meta:cell-count="162" meta:object-count="0"/>
  </office:meta>
</office:document-meta>
</file>